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90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90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90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T15_11" style:family="text"/>
    <style:style style:name="T15_12" style:family="text">
      <style:text-properties fo:color="#1155cc" style:text-underline-style="solid" style:text-underline-color="font-color"/>
    </style:style>
    <style:style style:name="T15_13" style:family="text"/>
    <style:style style:name="T15_14" style:family="text">
      <style:text-properties fo:color="#1155cc" style:text-underline-style="solid" style:text-underline-color="font-color"/>
    </style:style>
    <style:style style:name="T15_15" style:family="text"/>
    <style:style style:name="T15_16" style:family="text">
      <style:text-properties fo:color="#1155cc" style:text-underline-style="solid" style:text-underline-color="font-color"/>
    </style:style>
    <style:style style:name="T15_17" style:family="text"/>
    <style:style style:name="T15_18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0.63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T18_13" style:family="text"/>
    <style:style style:name="T18_14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0.63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Heading_20_1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Heading_20_2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7.357cm" fo:margin-left="0cm"/>
    </style:style>
    <style:style style:name="Column1" style:family="table-column">
      <style:table-column-properties style:column-width="1.984cm"/>
    </style:style>
    <style:style style:name="Column2" style:family="table-column">
      <style:table-column-properties style:column-width="12.118cm"/>
    </style:style>
    <style:style style:name="Column3" style:family="table-column">
      <style:table-column-properties style:column-width="3.254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Heading_20_3">
      <style:paragraph-properties fo:break-before="auto" fo:line-height="115%" style:writing-mode="lr-tb"/>
    </style:style>
    <style:style style:name="T103_1" style:family="text"/>
    <style:style style:name="T103_2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5_3" style:family="text"/>
    <style:style style:name="T105_4" style:family="text"/>
    <style:style style:name="T105_5" style:family="text"/>
    <style:style style:name="T105_6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7_3" style:family="text"/>
    <style:style style:name="T107_4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5_3" style:family="text"/>
    <style:style style:name="P116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4" style:family="table-column">
      <style:table-column-properties style:column-width="4.128cm"/>
    </style:style>
    <style:style style:name="Column5" style:family="table-column">
      <style:table-column-properties style:column-width="2.09cm"/>
    </style:style>
    <style:style style:name="Column6" style:family="table-column">
      <style:table-column-properties style:column-width="4.657cm"/>
    </style:style>
    <style:style style:name="Column7" style:family="table-column">
      <style:table-column-properties style:column-width="5.636cm"/>
    </style:style>
    <style:style style:name="Row18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7_3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1_3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fo:border-bottom="#808080 0.053cm solid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8_3" style:family="text"/>
    <style:style style:name="T138_4" style:family="text"/>
    <style:style style:name="T138_5" style:family="text"/>
    <style:style style:name="T138_6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_3" style:family="text"/>
    <style:style style:name="T140_4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8_3" style:family="text"/>
    <style:style style:name="P149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6.51cm" fo:margin-left="0cm"/>
    </style:style>
    <style:style style:name="Column8" style:family="table-column">
      <style:table-column-properties style:column-width="4.419cm"/>
    </style:style>
    <style:style style:name="Column9" style:family="table-column">
      <style:table-column-properties style:column-width="2.143cm"/>
    </style:style>
    <style:style style:name="Column10" style:family="table-column">
      <style:table-column-properties style:column-width="4.313cm"/>
    </style:style>
    <style:style style:name="Column11" style:family="table-column">
      <style:table-column-properties style:column-width="5.636cm"/>
    </style:style>
    <style:style style:name="Row20" style:family="table-row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0_3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P16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_3" style:family="text"/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fo:border-bottom="#808080 0.053cm solid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9_3" style:family="text"/>
    <style:style style:name="T169_4" style:family="text"/>
    <style:style style:name="T169_5" style:family="text"/>
    <style:style style:name="T169_6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2_3" style:family="text"/>
    <style:style style:name="T172_4" style:family="text"/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1_3" style:family="text"/>
    <style:style style:name="P182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6.51cm" fo:margin-left="0cm"/>
    </style:style>
    <style:style style:name="Column12" style:family="table-column">
      <style:table-column-properties style:column-width="4.419cm"/>
    </style:style>
    <style:style style:name="Column13" style:family="table-column">
      <style:table-column-properties style:column-width="2.143cm"/>
    </style:style>
    <style:style style:name="Column14" style:family="table-column">
      <style:table-column-properties style:column-width="4.313cm"/>
    </style:style>
    <style:style style:name="Column15" style:family="table-column">
      <style:table-column-properties style:column-width="5.636cm"/>
    </style:style>
    <style:style style:name="Row22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7_3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P19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0_3" style:family="text"/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break-before="auto" fo:line-height="115%" fo:border-bottom="#808080 0.053cm solid" style:writing-mode="lr-tb"/>
    </style:style>
    <style:style style:name="P205" style:family="paragraph" style:parent-style-name="Standard">
      <style:paragraph-properties fo:break-before="auto" fo:line-height="115%" style:writing-mode="lr-tb"/>
    </style:style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3" style:family="text"/>
    <style:style style:name="T207_4" style:family="text"/>
    <style:style style:name="T207_5" style:family="text"/>
    <style:style style:name="T207_6" style:family="text"/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0_3" style:family="text"/>
    <style:style style:name="T210_4" style:family="text"/>
    <style:style style:name="P211" style:family="paragraph" style:parent-style-name="Standard">
      <style:paragraph-properties fo:break-before="auto" fo:line-height="115%" style:writing-mode="lr-tb"/>
    </style:style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0_3" style:family="text"/>
    <style:style style:name="P221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6.51cm" fo:margin-left="0cm"/>
    </style:style>
    <style:style style:name="Column16" style:family="table-column">
      <style:table-column-properties style:column-width="4.419cm"/>
    </style:style>
    <style:style style:name="Column17" style:family="table-column">
      <style:table-column-properties style:column-width="2.143cm"/>
    </style:style>
    <style:style style:name="Column18" style:family="table-column">
      <style:table-column-properties style:column-width="4.313cm"/>
    </style:style>
    <style:style style:name="Column19" style:family="table-column">
      <style:table-column-properties style:column-width="5.636cm"/>
    </style:style>
    <style:style style:name="Row25" style:family="table-row"/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2_3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P234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3" style:family="text"/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Standard">
      <style:paragraph-properties fo:break-before="auto" fo:line-height="115%" style:writing-mode="lr-tb"/>
    </style:style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Heading_20_3">
      <style:paragraph-properties fo:break-before="auto" fo:line-height="115%" style:writing-mode="lr-tb"/>
    </style:style>
    <style:style style:name="T249_1" style:family="text"/>
    <style:style style:name="T249_2" style:family="text"/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1_3" style:family="text"/>
    <style:style style:name="T251_4" style:family="text"/>
    <style:style style:name="T251_5" style:family="text"/>
    <style:style style:name="T251_6" style:family="text"/>
    <style:style style:name="P252" style:family="paragraph" style:parent-style-name="Standard">
      <style:paragraph-properties fo:break-before="auto" fo:line-height="115%" style:writing-mode="lr-tb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3_3" style:family="text"/>
    <style:style style:name="T253_4" style:family="text"/>
    <style:style style:name="P254" style:family="paragraph" style:parent-style-name="Standard">
      <style:paragraph-properties fo:break-before="auto" fo:line-height="115%" style:writing-mode="lr-tb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P260" style:family="paragraph" style:parent-style-name="Standard">
      <style:paragraph-properties fo:break-before="auto" fo:line-height="115%" style:writing-mode="lr-tb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1_3" style:family="text"/>
    <style:style style:name="P262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16.51cm" fo:margin-left="0cm"/>
    </style:style>
    <style:style style:name="Column20" style:family="table-column">
      <style:table-column-properties style:column-width="4.128cm"/>
    </style:style>
    <style:style style:name="Column21" style:family="table-column">
      <style:table-column-properties style:column-width="2.09cm"/>
    </style:style>
    <style:style style:name="Column22" style:family="table-column">
      <style:table-column-properties style:column-width="4.657cm"/>
    </style:style>
    <style:style style:name="Column23" style:family="table-column">
      <style:table-column-properties style:column-width="5.636cm"/>
    </style:style>
    <style:style style:name="Row27" style:family="table-row"/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break-before="auto" fo:line-height="115%" style:writing-mode="lr-tb"/>
    </style:style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3_3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P275" style:family="paragraph" style:parent-style-name="Standard">
      <style:paragraph-properties fo:break-before="auto" fo:line-height="115%" style:writing-mode="lr-tb"/>
    </style:style>
    <style:style style:name="P27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7_3" style:family="text"/>
    <style:style style:name="P278" style:family="paragraph" style:parent-style-name="Standard">
      <style:paragraph-properties fo:break-before="auto" fo:line-height="115%" style:writing-mode="lr-tb"/>
    </style:style>
    <style:style style:name="P279" style:family="paragraph" style:parent-style-name="Standard">
      <style:paragraph-properties fo:break-before="auto" fo:line-height="115%" style:writing-mode="lr-tb"/>
    </style:style>
    <style:style style:name="P280" style:family="paragraph" style:parent-style-name="Standard">
      <style:paragraph-properties fo:break-before="auto" fo:line-height="115%" style:writing-mode="lr-tb"/>
    </style:style>
    <style:style style:name="P281" style:family="paragraph" style:parent-style-name="Standard">
      <style:paragraph-properties fo:break-before="auto" fo:line-height="115%" style:writing-mode="lr-tb"/>
    </style:style>
    <style:style style:name="P282" style:family="paragraph" style:parent-style-name="Standard">
      <style:paragraph-properties fo:break-before="auto" fo:line-height="115%" style:writing-mode="lr-tb"/>
    </style:style>
    <style:style style:name="P283" style:family="paragraph" style:parent-style-name="Standard">
      <style:paragraph-properties fo:break-before="auto" fo:line-height="115%" style:writing-mode="lr-tb"/>
    </style:style>
    <style:style style:name="P284" style:family="paragraph" style:parent-style-name="Standard">
      <style:paragraph-properties fo:break-before="auto" fo:line-height="115%" style:writing-mode="lr-tb"/>
    </style:style>
    <style:style style:name="P285" style:family="paragraph" style:parent-style-name="Standard">
      <style:paragraph-properties fo:break-before="auto" fo:line-height="115%" fo:border-bottom="#808080 0.053cm solid" style:writing-mode="lr-tb"/>
    </style:style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8_3" style:family="text"/>
    <style:style style:name="T288_4" style:family="text"/>
    <style:style style:name="T288_5" style:family="text"/>
    <style:style style:name="T288_6" style:family="text"/>
    <style:style style:name="P289" style:family="paragraph" style:parent-style-name="Standard">
      <style:paragraph-properties fo:break-before="auto" fo:line-height="115%" style:writing-mode="lr-tb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0_3" style:family="text"/>
    <style:style style:name="T290_4" style:family="text"/>
    <style:style style:name="T290_5" style:family="text"/>
    <style:style style:name="P291" style:family="paragraph" style:parent-style-name="Standard">
      <style:paragraph-properties fo:break-before="auto" fo:line-height="115%" style:writing-mode="lr-tb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P297" style:family="paragraph" style:parent-style-name="Standard">
      <style:paragraph-properties fo:break-before="auto" fo:line-height="115%" style:writing-mode="lr-tb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8_3" style:family="text"/>
    <style:style style:name="P299" style:family="paragraph" style:parent-style-name="Standard">
      <style:paragraph-properties fo:break-before="auto" fo:line-height="115%" style:writing-mode="lr-tb"/>
    </style:style>
    <style:style style:name="Table7" style:family="table">
      <style:table-properties table:align="left" style:width="16.51cm" fo:margin-left="0cm"/>
    </style:style>
    <style:style style:name="Column24" style:family="table-column">
      <style:table-column-properties style:column-width="4.419cm"/>
    </style:style>
    <style:style style:name="Column25" style:family="table-column">
      <style:table-column-properties style:column-width="2.143cm"/>
    </style:style>
    <style:style style:name="Column26" style:family="table-column">
      <style:table-column-properties style:column-width="4.313cm"/>
    </style:style>
    <style:style style:name="Column27" style:family="table-column">
      <style:table-column-properties style:column-width="5.636cm"/>
    </style:style>
    <style:style style:name="Row29" style:family="table-row"/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break-before="auto" fo:line-height="115%" style:writing-mode="lr-tb"/>
    </style:style>
    <style:style style:name="P309" style:family="paragraph" style:parent-style-name="Standard">
      <style:paragraph-properties fo:break-before="auto" fo:line-height="115%" style:writing-mode="lr-tb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0_3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P31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3_3" style:family="text"/>
    <style:style style:name="P314" style:family="paragraph" style:parent-style-name="Standard">
      <style:paragraph-properties fo:break-before="auto" fo:line-height="115%" style:writing-mode="lr-tb"/>
    </style:style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fo:border-bottom="#808080 0.053cm solid" style:writing-mode="lr-tb"/>
    </style:style>
    <style:style style:name="P317" style:family="paragraph" style:parent-style-name="Standard">
      <style:paragraph-properties fo:break-before="auto" fo:line-height="115%" style:writing-mode="lr-tb"/>
    </style:style>
    <style:style style:name="P318" style:family="paragraph" style:parent-style-name="Standard">
      <style:paragraph-properties fo:break-before="auto" fo:line-height="115%" style:writing-mode="lr-tb"/>
    </style:style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9_3" style:family="text"/>
    <style:style style:name="T319_4" style:family="text"/>
    <style:style style:name="T319_5" style:family="text"/>
    <style:style style:name="T319_6" style:family="text"/>
    <style:style style:name="P320" style:family="paragraph" style:parent-style-name="Standard">
      <style:paragraph-properties fo:break-before="auto" fo:line-height="115%" style:writing-mode="lr-tb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1_3" style:family="text"/>
    <style:style style:name="T321_4" style:family="text"/>
    <style:style style:name="P322" style:family="paragraph" style:parent-style-name="Standard">
      <style:paragraph-properties fo:break-before="auto" fo:line-height="115%" style:writing-mode="lr-tb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P328" style:family="paragraph" style:parent-style-name="Standard">
      <style:paragraph-properties fo:break-before="auto" fo:line-height="115%" style:writing-mode="lr-tb"/>
    </style:style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3" style:family="text"/>
    <style:style style:name="P330" style:family="paragraph" style:parent-style-name="Standard">
      <style:paragraph-properties fo:break-before="auto" fo:line-height="115%" style:writing-mode="lr-tb"/>
    </style:style>
    <style:style style:name="Table8" style:family="table">
      <style:table-properties table:align="left" style:width="16.51cm" fo:margin-left="0cm"/>
    </style:style>
    <style:style style:name="Column28" style:family="table-column">
      <style:table-column-properties style:column-width="4.419cm"/>
    </style:style>
    <style:style style:name="Column29" style:family="table-column">
      <style:table-column-properties style:column-width="2.143cm"/>
    </style:style>
    <style:style style:name="Column30" style:family="table-column">
      <style:table-column-properties style:column-width="4.313cm"/>
    </style:style>
    <style:style style:name="Column31" style:family="table-column">
      <style:table-column-properties style:column-width="5.636cm"/>
    </style:style>
    <style:style style:name="Row31" style:family="table-row"/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break-before="auto" fo:line-height="115%" style:writing-mode="lr-tb"/>
    </style:style>
    <style:style style:name="P344" style:family="paragraph" style:parent-style-name="Standard">
      <style:paragraph-properties fo:break-before="auto" fo:line-height="115%" style:writing-mode="lr-tb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5_3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P347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8_3" style:family="text"/>
    <style:style style:name="P349" style:family="paragraph" style:parent-style-name="Standard">
      <style:paragraph-properties fo:break-before="auto" fo:line-height="115%" style:writing-mode="lr-tb"/>
    </style:style>
    <style:style style:name="P35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351" style:family="paragraph" style:parent-style-name="Standard">
      <style:paragraph-properties fo:break-before="auto" fo:line-height="115%" style:writing-mode="lr-tb"/>
    </style:style>
    <style:style style:name="P352" style:family="paragraph" style:parent-style-name="Standard">
      <style:paragraph-properties fo:break-before="auto" fo:line-height="115%" fo:border-bottom="#808080 0.053cm solid" style:writing-mode="lr-tb"/>
    </style:style>
    <style:style style:name="P353" style:family="paragraph" style:parent-style-name="Standard">
      <style:paragraph-properties fo:break-before="auto" fo:line-height="115%" style:writing-mode="lr-tb"/>
    </style:style>
    <style:style style:name="P354" style:family="paragraph" style:parent-style-name="Standard">
      <style:paragraph-properties fo:break-before="auto" fo:line-height="115%" style:writing-mode="lr-tb"/>
    </style:style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5_3" style:family="text"/>
    <style:style style:name="T355_4" style:family="text"/>
    <style:style style:name="T355_5" style:family="text"/>
    <style:style style:name="T355_6" style:family="text"/>
    <style:style style:name="P356" style:family="paragraph" style:parent-style-name="Standard">
      <style:paragraph-properties fo:break-before="auto" fo:line-height="115%" style:writing-mode="lr-tb"/>
    </style:style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7_3" style:family="text"/>
    <style:style style:name="T357_4" style:family="text"/>
    <style:style style:name="P358" style:family="paragraph" style:parent-style-name="Standard">
      <style:paragraph-properties fo:break-before="auto" fo:line-height="115%" style:writing-mode="lr-tb"/>
    </style:style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T359_20" style:family="text"/>
    <style:style style:name="T359_21" style:family="text"/>
    <style:style style:name="T359_22" style:family="text"/>
    <style:style style:name="T359_23" style:family="text"/>
    <style:style style:name="T359_24" style:family="text"/>
    <style:style style:name="T359_25" style:family="text"/>
    <style:style style:name="T359_26" style:family="text"/>
    <style:style style:name="T359_27" style:family="text"/>
    <style:style style:name="T359_28" style:family="text"/>
    <style:style style:name="T359_29" style:family="text"/>
    <style:style style:name="T359_30" style:family="text"/>
    <style:style style:name="P360" style:family="paragraph" style:parent-style-name="Standard">
      <style:paragraph-properties fo:break-before="auto" fo:line-height="115%" style:writing-mode="lr-tb"/>
    </style:style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6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6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P365" style:family="paragraph" style:parent-style-name="Standard">
      <style:paragraph-properties fo:break-before="auto" fo:line-height="115%" style:writing-mode="lr-tb"/>
    </style:style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6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66_3" style:family="text"/>
    <style:style style:name="P367" style:family="paragraph" style:parent-style-name="Standard">
      <style:paragraph-properties fo:break-before="auto" fo:line-height="115%" style:writing-mode="lr-tb"/>
    </style:style>
    <style:style style:name="Table9" style:family="table">
      <style:table-properties table:align="left" style:width="16.51cm" fo:margin-left="0cm"/>
    </style:style>
    <style:style style:name="Column32" style:family="table-column">
      <style:table-column-properties style:column-width="4.419cm"/>
    </style:style>
    <style:style style:name="Column33" style:family="table-column">
      <style:table-column-properties style:column-width="2.143cm"/>
    </style:style>
    <style:style style:name="Column34" style:family="table-column">
      <style:table-column-properties style:column-width="4.313cm"/>
    </style:style>
    <style:style style:name="Column35" style:family="table-column">
      <style:table-column-properties style:column-width="5.636cm"/>
    </style:style>
    <style:style style:name="Row34" style:family="table-row"/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break-before="auto" fo:line-height="115%" style:writing-mode="lr-tb"/>
    </style:style>
    <style:style style:name="P377" style:family="paragraph" style:parent-style-name="Standard">
      <style:paragraph-properties fo:break-before="auto" fo:line-height="115%" style:writing-mode="lr-tb"/>
    </style:style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7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78_3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T379_17" style:family="text"/>
    <style:style style:name="T379_18" style:family="text"/>
    <style:style style:name="T379_19" style:family="text"/>
    <style:style style:name="T379_20" style:family="text"/>
    <style:style style:name="T379_21" style:family="text"/>
    <style:style style:name="T379_22" style:family="text"/>
    <style:style style:name="P38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1_3" style:family="text"/>
    <style:style style:name="P382" style:family="paragraph" style:parent-style-name="Standard">
      <style:paragraph-properties fo:break-before="auto" fo:line-height="115%" style:writing-mode="lr-tb"/>
    </style:style>
    <style:style style:name="P38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384" style:family="paragraph" style:parent-style-name="Standard">
      <style:paragraph-properties fo:break-before="auto" fo:line-height="115%" style:writing-mode="lr-tb"/>
    </style:style>
    <style:style style:name="P385" style:family="paragraph" style:parent-style-name="Standard">
      <style:paragraph-properties fo:break-before="auto" fo:line-height="115%" style:writing-mode="lr-tb"/>
    </style:style>
    <style:style style:name="P386" style:family="paragraph" style:parent-style-name="Standard">
      <style:paragraph-properties fo:break-before="auto" fo:line-height="115%" style:writing-mode="lr-tb"/>
    </style:style>
    <style:style style:name="P387" style:family="paragraph" style:parent-style-name="Standard">
      <style:paragraph-properties fo:break-before="auto" fo:line-height="115%" style:writing-mode="lr-tb"/>
    </style:style>
    <style:style style:name="P388" style:family="paragraph" style:parent-style-name="Standard">
      <style:paragraph-properties fo:break-before="auto" fo:line-height="115%" style:writing-mode="lr-tb"/>
    </style:style>
    <style:style style:name="P389" style:family="paragraph" style:parent-style-name="Standard">
      <style:paragraph-properties fo:break-before="auto" fo:line-height="115%" style:writing-mode="lr-tb"/>
    </style:style>
    <style:style style:name="P390" style:family="paragraph" style:parent-style-name="Heading_20_3">
      <style:paragraph-properties fo:break-before="auto" fo:line-height="115%" style:writing-mode="lr-tb"/>
    </style:style>
    <style:style style:name="T390_1" style:family="text"/>
    <style:style style:name="T390_2" style:family="text"/>
    <style:style style:name="P391" style:family="paragraph" style:parent-style-name="Standard">
      <style:paragraph-properties fo:break-before="auto" fo:line-height="115%" style:writing-mode="lr-tb"/>
    </style:style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9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92_3" style:family="text"/>
    <style:style style:name="T392_4" style:family="text"/>
    <style:style style:name="T392_5" style:family="text"/>
    <style:style style:name="T392_6" style:family="text"/>
    <style:style style:name="P393" style:family="paragraph" style:parent-style-name="Standard">
      <style:paragraph-properties fo:break-before="auto" fo:line-height="115%" style:writing-mode="lr-tb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9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94_3" style:family="text"/>
    <style:style style:name="T394_4" style:family="text"/>
    <style:style style:name="P395" style:family="paragraph" style:parent-style-name="Standard">
      <style:paragraph-properties fo:break-before="auto" fo:line-height="115%" style:writing-mode="lr-tb"/>
    </style:style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9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P397" style:family="paragraph" style:parent-style-name="Standard">
      <style:paragraph-properties fo:break-before="auto" fo:line-height="115%" style:writing-mode="lr-tb"/>
    </style:style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9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0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P401" style:family="paragraph" style:parent-style-name="Standard">
      <style:paragraph-properties fo:break-before="auto" fo:line-height="115%" style:writing-mode="lr-tb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0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02_3" style:family="text"/>
    <style:style style:name="P403" style:family="paragraph" style:parent-style-name="Standard">
      <style:paragraph-properties fo:break-before="auto" fo:line-height="115%" style:writing-mode="lr-tb"/>
    </style:style>
    <style:style style:name="Table10" style:family="table">
      <style:table-properties table:align="left" style:width="16.51cm" fo:margin-left="0cm"/>
    </style:style>
    <style:style style:name="Column36" style:family="table-column">
      <style:table-column-properties style:column-width="4.128cm"/>
    </style:style>
    <style:style style:name="Column37" style:family="table-column">
      <style:table-column-properties style:column-width="2.09cm"/>
    </style:style>
    <style:style style:name="Column38" style:family="table-column">
      <style:table-column-properties style:column-width="4.657cm"/>
    </style:style>
    <style:style style:name="Column39" style:family="table-column">
      <style:table-column-properties style:column-width="5.636cm"/>
    </style:style>
    <style:style style:name="Row36" style:family="table-row"/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break-before="auto" fo:line-height="115%" style:writing-mode="lr-tb"/>
    </style:style>
    <style:style style:name="P413" style:family="paragraph" style:parent-style-name="Standard">
      <style:paragraph-properties fo:break-before="auto" fo:line-height="115%" style:writing-mode="lr-tb"/>
    </style:style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4_3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T415_16" style:family="text"/>
    <style:style style:name="T415_17" style:family="text"/>
    <style:style style:name="T415_18" style:family="text"/>
    <style:style style:name="T415_19" style:family="text"/>
    <style:style style:name="T415_20" style:family="text"/>
    <style:style style:name="P416" style:family="paragraph" style:parent-style-name="Standard">
      <style:paragraph-properties fo:break-before="auto" fo:line-height="115%" style:writing-mode="lr-tb"/>
    </style:style>
    <style:style style:name="P417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8_3" style:family="text"/>
    <style:style style:name="P419" style:family="paragraph" style:parent-style-name="Standard">
      <style:paragraph-properties fo:break-before="auto" fo:line-height="115%" style:writing-mode="lr-tb"/>
    </style:style>
    <style:style style:name="P420" style:family="paragraph" style:parent-style-name="Standard">
      <style:paragraph-properties fo:break-before="auto" fo:line-height="115%" style:writing-mode="lr-tb"/>
    </style:style>
    <style:style style:name="P421" style:family="paragraph" style:parent-style-name="Standard">
      <style:paragraph-properties fo:break-before="auto" fo:line-height="115%" style:writing-mode="lr-tb"/>
    </style:style>
    <style:style style:name="P422" style:family="paragraph" style:parent-style-name="Standard">
      <style:paragraph-properties fo:break-before="auto" fo:line-height="115%" style:writing-mode="lr-tb"/>
    </style:style>
    <style:style style:name="P423" style:family="paragraph" style:parent-style-name="Standard">
      <style:paragraph-properties fo:break-before="auto" fo:line-height="115%" style:writing-mode="lr-tb"/>
    </style:style>
    <style:style style:name="P424" style:family="paragraph" style:parent-style-name="Standard">
      <style:paragraph-properties fo:break-before="auto" fo:line-height="115%" style:writing-mode="lr-tb"/>
    </style:style>
    <style:style style:name="P425" style:family="paragraph" style:parent-style-name="Standard">
      <style:paragraph-properties fo:break-before="auto" fo:line-height="115%" style:writing-mode="lr-tb"/>
    </style:style>
    <style:style style:name="P426" style:family="paragraph" style:parent-style-name="Standard">
      <style:paragraph-properties fo:break-before="auto" fo:line-height="115%" fo:border-bottom="#808080 0.053cm solid" style:writing-mode="lr-tb"/>
    </style:style>
    <style:style style:name="P427" style:family="paragraph" style:parent-style-name="Standard">
      <style:paragraph-properties fo:break-before="auto" fo:line-height="115%" style:writing-mode="lr-tb"/>
    </style:style>
    <style:style style:name="P428" style:family="paragraph" style:parent-style-name="Standard">
      <style:paragraph-properties fo:break-before="auto" fo:line-height="115%" style:writing-mode="lr-tb"/>
    </style:style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9_3" style:family="text"/>
    <style:style style:name="T429_4" style:family="text"/>
    <style:style style:name="T429_5" style:family="text"/>
    <style:style style:name="T429_6" style:family="text"/>
    <style:style style:name="P430" style:family="paragraph" style:parent-style-name="Standard">
      <style:paragraph-properties fo:break-before="auto" fo:line-height="115%" style:writing-mode="lr-tb"/>
    </style:style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1_3" style:family="text"/>
    <style:style style:name="T431_4" style:family="text"/>
    <style:style style:name="T431_5" style:family="text"/>
    <style:style style:name="P432" style:family="paragraph" style:parent-style-name="Standard">
      <style:paragraph-properties fo:break-before="auto" fo:line-height="115%" style:writing-mode="lr-tb"/>
    </style:style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P434" style:family="paragraph" style:parent-style-name="Standard">
      <style:paragraph-properties fo:break-before="auto" fo:line-height="115%" style:writing-mode="lr-tb"/>
    </style:style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P438" style:family="paragraph" style:parent-style-name="Standard">
      <style:paragraph-properties fo:break-before="auto" fo:line-height="115%" style:writing-mode="lr-tb"/>
    </style:style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9_3" style:family="text"/>
    <style:style style:name="P440" style:family="paragraph" style:parent-style-name="Standard">
      <style:paragraph-properties fo:break-before="auto" fo:line-height="115%" style:writing-mode="lr-tb"/>
    </style:style>
    <style:style style:name="Table11" style:family="table">
      <style:table-properties table:align="left" style:width="16.51cm" fo:margin-left="0cm"/>
    </style:style>
    <style:style style:name="Column40" style:family="table-column">
      <style:table-column-properties style:column-width="4.419cm"/>
    </style:style>
    <style:style style:name="Column41" style:family="table-column">
      <style:table-column-properties style:column-width="2.143cm"/>
    </style:style>
    <style:style style:name="Column42" style:family="table-column">
      <style:table-column-properties style:column-width="4.313cm"/>
    </style:style>
    <style:style style:name="Column43" style:family="table-column">
      <style:table-column-properties style:column-width="5.636cm"/>
    </style:style>
    <style:style style:name="Row38" style:family="table-row"/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9" style:family="paragraph" style:parent-style-name="Standard">
      <style:paragraph-properties fo:break-before="auto" fo:line-height="115%" style:writing-mode="lr-tb"/>
    </style:style>
    <style:style style:name="P450" style:family="paragraph" style:parent-style-name="Standard">
      <style:paragraph-properties fo:break-before="auto" fo:line-height="115%" style:writing-mode="lr-tb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1_3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T452_18" style:family="text"/>
    <style:style style:name="T452_19" style:family="text"/>
    <style:style style:name="T452_20" style:family="text"/>
    <style:style style:name="P45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4_3" style:family="text"/>
    <style:style style:name="P455" style:family="paragraph" style:parent-style-name="Standard">
      <style:paragraph-properties fo:break-before="auto" fo:line-height="115%" style:writing-mode="lr-tb"/>
    </style:style>
    <style:style style:name="P456" style:family="paragraph" style:parent-style-name="Standard">
      <style:paragraph-properties fo:break-before="auto" fo:line-height="115%" style:writing-mode="lr-tb"/>
    </style:style>
    <style:style style:name="P457" style:family="paragraph" style:parent-style-name="Standard">
      <style:paragraph-properties fo:break-before="auto" fo:line-height="115%" style:writing-mode="lr-tb"/>
    </style:style>
    <style:style style:name="P458" style:family="paragraph" style:parent-style-name="Standard">
      <style:paragraph-properties fo:break-before="auto" fo:line-height="115%" style:writing-mode="lr-tb"/>
    </style:style>
    <style:style style:name="P459" style:family="paragraph" style:parent-style-name="Standard">
      <style:paragraph-properties fo:break-before="auto" fo:line-height="115%" style:writing-mode="lr-tb"/>
    </style:style>
    <style:style style:name="P460" style:family="paragraph" style:parent-style-name="Standard">
      <style:paragraph-properties fo:break-before="auto" fo:line-height="115%" style:writing-mode="lr-tb"/>
    </style:style>
    <style:style style:name="P461" style:family="paragraph" style:parent-style-name="Standard">
      <style:paragraph-properties fo:break-before="auto" fo:line-height="115%" fo:border-bottom="#808080 0.053cm solid" style:writing-mode="lr-tb"/>
    </style:style>
    <style:style style:name="P462" style:family="paragraph" style:parent-style-name="Standard">
      <style:paragraph-properties fo:break-before="auto" fo:line-height="115%" style:writing-mode="lr-tb"/>
    </style:style>
    <style:style style:name="P463" style:family="paragraph" style:parent-style-name="Standard">
      <style:paragraph-properties fo:break-before="auto" fo:line-height="115%" style:writing-mode="lr-tb"/>
    </style:style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4_3" style:family="text"/>
    <style:style style:name="T464_4" style:family="text"/>
    <style:style style:name="T464_5" style:family="text"/>
    <style:style style:name="T464_6" style:family="text"/>
    <style:style style:name="P465" style:family="paragraph" style:parent-style-name="Standard">
      <style:paragraph-properties fo:break-before="auto" fo:line-height="115%" style:writing-mode="lr-tb"/>
    </style:style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6_3" style:family="text"/>
    <style:style style:name="T466_4" style:family="text"/>
    <style:style style:name="P467" style:family="paragraph" style:parent-style-name="Standard">
      <style:paragraph-properties fo:break-before="auto" fo:line-height="115%" style:writing-mode="lr-tb"/>
    </style:style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T468_13" style:family="text"/>
    <style:style style:name="T468_14" style:family="text"/>
    <style:style style:name="T468_15" style:family="text"/>
    <style:style style:name="T468_16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P473" style:family="paragraph" style:parent-style-name="Standard">
      <style:paragraph-properties fo:break-before="auto" fo:line-height="115%" style:writing-mode="lr-tb"/>
    </style:style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4_3" style:family="text"/>
    <style:style style:name="P475" style:family="paragraph" style:parent-style-name="Standard">
      <style:paragraph-properties fo:break-before="auto" fo:line-height="115%" style:writing-mode="lr-tb"/>
    </style:style>
    <style:style style:name="Table12" style:family="table">
      <style:table-properties table:align="left" style:width="16.51cm" fo:margin-left="0cm"/>
    </style:style>
    <style:style style:name="Column44" style:family="table-column">
      <style:table-column-properties style:column-width="4.419cm"/>
    </style:style>
    <style:style style:name="Column45" style:family="table-column">
      <style:table-column-properties style:column-width="2.143cm"/>
    </style:style>
    <style:style style:name="Column46" style:family="table-column">
      <style:table-column-properties style:column-width="4.313cm"/>
    </style:style>
    <style:style style:name="Column47" style:family="table-column">
      <style:table-column-properties style:column-width="5.636cm"/>
    </style:style>
    <style:style style:name="Row40" style:family="table-row"/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8" style:family="paragraph" style:parent-style-name="Standard">
      <style:paragraph-properties fo:break-before="auto" fo:line-height="115%" style:writing-mode="lr-tb"/>
    </style:style>
    <style:style style:name="P489" style:family="paragraph" style:parent-style-name="Standard">
      <style:paragraph-properties fo:break-before="auto" fo:line-height="115%" style:writing-mode="lr-tb"/>
    </style:style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9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90_3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T491_15" style:family="text"/>
    <style:style style:name="T491_16" style:family="text"/>
    <style:style style:name="P49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9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93_3" style:family="text"/>
    <style:style style:name="P494" style:family="paragraph" style:parent-style-name="Standard">
      <style:paragraph-properties fo:break-before="auto" fo:line-height="115%" style:writing-mode="lr-tb"/>
    </style:style>
    <style:style style:name="P495" style:family="paragraph" style:parent-style-name="Standard">
      <style:paragraph-properties fo:break-before="auto" fo:line-height="115%" style:writing-mode="lr-tb"/>
    </style:style>
    <style:style style:name="P496" style:family="paragraph" style:parent-style-name="Standard">
      <style:paragraph-properties fo:break-before="auto" fo:line-height="115%" style:writing-mode="lr-tb"/>
    </style:style>
    <style:style style:name="P497" style:family="paragraph" style:parent-style-name="Standard">
      <style:paragraph-properties fo:break-before="auto" fo:line-height="115%" style:writing-mode="lr-tb"/>
    </style:style>
    <style:style style:name="P498" style:family="paragraph" style:parent-style-name="Standard">
      <style:paragraph-properties fo:break-before="auto" fo:line-height="115%" style:writing-mode="lr-tb"/>
    </style:style>
    <style:style style:name="P499" style:family="paragraph" style:parent-style-name="Standard">
      <style:paragraph-properties fo:break-before="auto" fo:line-height="115%" fo:border-bottom="#808080 0.053cm solid" style:writing-mode="lr-tb"/>
    </style:style>
    <style:style style:name="P500" style:family="paragraph" style:parent-style-name="Standard">
      <style:paragraph-properties fo:break-before="auto" fo:line-height="115%" style:writing-mode="lr-tb"/>
    </style:style>
    <style:style style:name="P501" style:family="paragraph" style:parent-style-name="Standard">
      <style:paragraph-properties fo:break-before="auto" fo:line-height="115%" style:writing-mode="lr-tb"/>
    </style:style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P503" style:family="paragraph" style:parent-style-name="Standard">
      <style:paragraph-properties fo:break-before="auto" fo:line-height="115%" style:writing-mode="lr-tb"/>
    </style:style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4_3" style:family="text"/>
    <style:style style:name="T504_4" style:family="text"/>
    <style:style style:name="P505" style:family="paragraph" style:parent-style-name="Standard">
      <style:paragraph-properties fo:break-before="auto" fo:line-height="115%" style:writing-mode="lr-tb"/>
    </style:style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T506_17" style:family="text"/>
    <style:style style:name="T506_18" style:family="text"/>
    <style:style style:name="T506_19" style:family="text"/>
    <style:style style:name="T506_20" style:family="text"/>
    <style:style style:name="T506_21" style:family="text"/>
    <style:style style:name="T506_22" style:family="text"/>
    <style:style style:name="T506_23" style:family="text"/>
    <style:style style:name="T506_24" style:family="text"/>
    <style:style style:name="P507" style:family="paragraph" style:parent-style-name="Standard">
      <style:paragraph-properties fo:break-before="auto" fo:line-height="115%" style:writing-mode="lr-tb"/>
    </style:style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P512" style:family="paragraph" style:parent-style-name="Standard">
      <style:paragraph-properties fo:break-before="auto" fo:line-height="115%" style:writing-mode="lr-tb"/>
    </style:style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3_3" style:family="text"/>
    <style:style style:name="P514" style:family="paragraph" style:parent-style-name="Standard">
      <style:paragraph-properties fo:break-before="auto" fo:line-height="115%" style:writing-mode="lr-tb"/>
    </style:style>
    <style:style style:name="Table13" style:family="table">
      <style:table-properties table:align="left" style:width="16.51cm" fo:margin-left="0cm"/>
    </style:style>
    <style:style style:name="Column48" style:family="table-column">
      <style:table-column-properties style:column-width="4.419cm"/>
    </style:style>
    <style:style style:name="Column49" style:family="table-column">
      <style:table-column-properties style:column-width="2.143cm"/>
    </style:style>
    <style:style style:name="Column50" style:family="table-column">
      <style:table-column-properties style:column-width="4.313cm"/>
    </style:style>
    <style:style style:name="Column51" style:family="table-column">
      <style:table-column-properties style:column-width="5.636cm"/>
    </style:style>
    <style:style style:name="Row43" style:family="table-row"/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7" style:family="paragraph" style:parent-style-name="Standard">
      <style:paragraph-properties fo:break-before="auto" fo:line-height="115%" style:writing-mode="lr-tb"/>
    </style:style>
    <style:style style:name="P528" style:family="paragraph" style:parent-style-name="Standard">
      <style:paragraph-properties fo:break-before="auto" fo:line-height="115%" style:writing-mode="lr-tb"/>
    </style:style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2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29_3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T530_13" style:family="text"/>
    <style:style style:name="T530_14" style:family="text"/>
    <style:style style:name="T530_15" style:family="text"/>
    <style:style style:name="T530_16" style:family="text"/>
    <style:style style:name="T530_17" style:family="text"/>
    <style:style style:name="T530_18" style:family="text"/>
    <style:style style:name="T530_19" style:family="text"/>
    <style:style style:name="T530_20" style:family="text"/>
    <style:style style:name="T530_21" style:family="text"/>
    <style:style style:name="T530_22" style:family="text"/>
    <style:style style:name="T530_23" style:family="text"/>
    <style:style style:name="T530_24" style:family="text"/>
    <style:style style:name="P53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2_3" style:family="text"/>
    <style:style style:name="P533" style:family="paragraph" style:parent-style-name="Standard">
      <style:paragraph-properties fo:break-before="auto" fo:line-height="115%" style:writing-mode="lr-tb"/>
    </style:style>
    <style:style style:name="P534" style:family="paragraph" style:parent-style-name="Standard">
      <style:paragraph-properties fo:break-before="auto" fo:line-height="115%" style:writing-mode="lr-tb"/>
    </style:style>
    <style:style style:name="P535" style:family="paragraph" style:parent-style-name="Standard">
      <style:paragraph-properties fo:break-before="auto" fo:line-height="115%" style:writing-mode="lr-tb"/>
    </style:style>
    <style:style style:name="P536" style:family="paragraph" style:parent-style-name="Standard">
      <style:paragraph-properties fo:break-before="auto" fo:line-height="115%" style:writing-mode="lr-tb"/>
    </style:style>
    <style:style style:name="P537" style:family="paragraph" style:parent-style-name="Standard">
      <style:paragraph-properties fo:break-before="auto" fo:line-height="115%" style:writing-mode="lr-tb"/>
    </style:style>
    <style:style style:name="P538" style:family="paragraph" style:parent-style-name="Standard">
      <style:paragraph-properties fo:break-before="auto" fo:line-height="115%" style:writing-mode="lr-tb"/>
    </style:style>
    <style:style style:name="P539" style:family="paragraph" style:parent-style-name="Standard">
      <style:paragraph-properties fo:break-before="auto" fo:line-height="115%" style:writing-mode="lr-tb"/>
    </style:style>
    <style:style style:name="P540" style:family="paragraph" style:parent-style-name="Standard">
      <style:paragraph-properties fo:break-before="auto" fo:line-height="115%" style:writing-mode="lr-tb"/>
    </style:style>
    <style:style style:name="P541" style:family="paragraph" style:parent-style-name="Standard">
      <style:paragraph-properties fo:break-before="auto" fo:line-height="115%" fo:border-bottom="#808080 0.053cm solid" style:writing-mode="lr-tb"/>
    </style:style>
    <style:style style:name="P542" style:family="paragraph" style:parent-style-name="Standard">
      <style:paragraph-properties fo:break-before="auto" fo:line-height="115%" style:writing-mode="lr-tb"/>
    </style:style>
    <style:style style:name="P543" style:family="paragraph" style:parent-style-name="Standard">
      <style:paragraph-properties fo:break-before="auto" fo:line-height="115%" style:writing-mode="lr-tb"/>
    </style:style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P545" style:family="paragraph" style:parent-style-name="Standard">
      <style:paragraph-properties fo:break-before="auto" fo:line-height="115%" style:writing-mode="lr-tb"/>
    </style:style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6_3" style:family="text"/>
    <style:style style:name="T546_4" style:family="text"/>
    <style:style style:name="P547" style:family="paragraph" style:parent-style-name="Standard">
      <style:paragraph-properties fo:break-before="auto" fo:line-height="115%" style:writing-mode="lr-tb"/>
    </style:style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T548_15" style:family="text"/>
    <style:style style:name="T548_16" style:family="text"/>
    <style:style style:name="T548_17" style:family="text"/>
    <style:style style:name="T548_18" style:family="text"/>
    <style:style style:name="T548_19" style:family="text"/>
    <style:style style:name="T548_20" style:family="text"/>
    <style:style style:name="T548_21" style:family="text"/>
    <style:style style:name="T548_22" style:family="text"/>
    <style:style style:name="T548_23" style:family="text"/>
    <style:style style:name="T548_24" style:family="text"/>
    <style:style style:name="P549" style:family="paragraph" style:parent-style-name="Standard">
      <style:paragraph-properties fo:break-before="auto" fo:line-height="115%" style:writing-mode="lr-tb"/>
    </style:style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5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51_3" style:family="text"/>
    <style:style style:name="T551_4" style:family="text"/>
    <style:style style:name="T551_5" style:family="text"/>
    <style:style style:name="T551_6" style:family="text"/>
    <style:style style:name="T551_7" style:family="text"/>
    <style:style style:name="T551_8" style:family="text"/>
    <style:style style:name="T551_9" style:family="text"/>
    <style:style style:name="T551_10" style:family="text"/>
    <style:style style:name="T551_11" style:family="text"/>
    <style:style style:name="T551_12" style:family="text"/>
    <style:style style:name="T551_13" style:family="text"/>
    <style:style style:name="T551_14" style:family="text"/>
    <style:style style:name="T551_15" style:family="text"/>
    <style:style style:name="T551_16" style:family="text"/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5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T553_9" style:family="text"/>
    <style:style style:name="T553_10" style:family="text"/>
    <style:style style:name="T553_11" style:family="text"/>
    <style:style style:name="T553_12" style:family="text"/>
    <style:style style:name="T553_13" style:family="text"/>
    <style:style style:name="T553_14" style:family="text"/>
    <style:style style:name="P554" style:family="paragraph" style:parent-style-name="Standard">
      <style:paragraph-properties fo:break-before="auto" fo:line-height="115%" style:writing-mode="lr-tb"/>
    </style:style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5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55_3" style:family="text"/>
    <style:style style:name="P556" style:family="paragraph" style:parent-style-name="Standard">
      <style:paragraph-properties fo:break-before="auto" fo:line-height="115%" style:writing-mode="lr-tb"/>
    </style:style>
    <style:style style:name="Table14" style:family="table">
      <style:table-properties table:align="left" style:width="16.51cm" fo:margin-left="0cm"/>
    </style:style>
    <style:style style:name="Column52" style:family="table-column">
      <style:table-column-properties style:column-width="4.419cm"/>
    </style:style>
    <style:style style:name="Column53" style:family="table-column">
      <style:table-column-properties style:column-width="2.143cm"/>
    </style:style>
    <style:style style:name="Column54" style:family="table-column">
      <style:table-column-properties style:column-width="4.313cm"/>
    </style:style>
    <style:style style:name="Column55" style:family="table-column">
      <style:table-column-properties style:column-width="5.636cm"/>
    </style:style>
    <style:style style:name="Row46" style:family="table-row"/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9" style:family="paragraph" style:parent-style-name="Standard">
      <style:paragraph-properties fo:break-before="auto" fo:line-height="115%" style:writing-mode="lr-tb"/>
    </style:style>
    <style:style style:name="P570" style:family="paragraph" style:parent-style-name="Standard">
      <style:paragraph-properties fo:break-before="auto" fo:line-height="115%" style:writing-mode="lr-tb"/>
    </style:style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7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71_3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T572_10" style:family="text"/>
    <style:style style:name="T572_11" style:family="text"/>
    <style:style style:name="T572_12" style:family="text"/>
    <style:style style:name="T572_13" style:family="text"/>
    <style:style style:name="T572_14" style:family="text"/>
    <style:style style:name="T572_15" style:family="text"/>
    <style:style style:name="T572_16" style:family="text"/>
    <style:style style:name="T572_17" style:family="text"/>
    <style:style style:name="T572_18" style:family="text"/>
    <style:style style:name="T572_19" style:family="text"/>
    <style:style style:name="T572_20" style:family="text"/>
    <style:style style:name="T572_21" style:family="text"/>
    <style:style style:name="T572_22" style:family="text"/>
    <style:style style:name="T572_23" style:family="text"/>
    <style:style style:name="T572_24" style:family="text"/>
    <style:style style:name="T572_25" style:family="text"/>
    <style:style style:name="T572_26" style:family="text"/>
    <style:style style:name="P57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7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74_3" style:family="text"/>
    <style:style style:name="P575" style:family="paragraph" style:parent-style-name="Standard">
      <style:paragraph-properties fo:break-before="auto" fo:line-height="115%" style:writing-mode="lr-tb"/>
    </style:style>
    <style:style style:name="P576" style:family="paragraph" style:parent-style-name="Standard">
      <style:paragraph-properties fo:break-before="auto" fo:line-height="115%" style:writing-mode="lr-tb"/>
    </style:style>
    <style:style style:name="P577" style:family="paragraph" style:parent-style-name="Standard">
      <style:paragraph-properties fo:break-before="auto" fo:line-height="115%" style:writing-mode="lr-tb"/>
    </style:style>
    <style:style style:name="P578" style:family="paragraph" style:parent-style-name="Standard">
      <style:paragraph-properties fo:break-before="auto" fo:line-height="115%" style:writing-mode="lr-tb"/>
    </style:style>
    <style:style style:name="P579" style:family="paragraph" style:parent-style-name="Standard">
      <style:paragraph-properties fo:break-before="auto" fo:line-height="115%" style:writing-mode="lr-tb"/>
    </style:style>
    <style:style style:name="P580" style:family="paragraph" style:parent-style-name="Standard">
      <style:paragraph-properties fo:break-before="auto" fo:line-height="115%" style:writing-mode="lr-tb"/>
    </style:style>
    <style:style style:name="P581" style:family="paragraph" style:parent-style-name="Standard">
      <style:paragraph-properties fo:break-before="auto" fo:line-height="115%" style:writing-mode="lr-tb"/>
    </style:style>
    <style:style style:name="P582" style:family="paragraph" style:parent-style-name="Standard">
      <style:paragraph-properties fo:break-before="auto" fo:line-height="115%" style:writing-mode="lr-tb"/>
    </style:style>
    <style:style style:name="P583" style:family="paragraph" style:parent-style-name="Standard">
      <style:paragraph-properties fo:break-before="auto" fo:line-height="115%" fo:border-bottom="#808080 0.053cm solid" style:writing-mode="lr-tb"/>
    </style:style>
    <style:style style:name="P584" style:family="paragraph" style:parent-style-name="Standard">
      <style:paragraph-properties fo:break-before="auto" fo:line-height="115%" style:writing-mode="lr-tb"/>
    </style:style>
    <style:style style:name="P585" style:family="paragraph" style:parent-style-name="Standard">
      <style:paragraph-properties fo:break-before="auto" fo:line-height="115%" style:writing-mode="lr-tb"/>
    </style:style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T586_10" style:family="text"/>
    <style:style style:name="P587" style:family="paragraph" style:parent-style-name="Standard">
      <style:paragraph-properties fo:break-before="auto" fo:line-height="115%" style:writing-mode="lr-tb"/>
    </style:style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8_3" style:family="text"/>
    <style:style style:name="T588_4" style:family="text"/>
    <style:style style:name="P589" style:family="paragraph" style:parent-style-name="Standard">
      <style:paragraph-properties fo:break-before="auto" fo:line-height="115%" style:writing-mode="lr-tb"/>
    </style:style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9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T590_11" style:family="text"/>
    <style:style style:name="T590_12" style:family="text"/>
    <style:style style:name="T590_13" style:family="text"/>
    <style:style style:name="T590_14" style:family="text"/>
    <style:style style:name="T590_15" style:family="text"/>
    <style:style style:name="T590_16" style:family="text"/>
    <style:style style:name="T590_17" style:family="text"/>
    <style:style style:name="T590_18" style:family="text"/>
    <style:style style:name="T590_19" style:family="text"/>
    <style:style style:name="T590_20" style:family="text"/>
    <style:style style:name="T590_21" style:family="text"/>
    <style:style style:name="T590_22" style:family="text"/>
    <style:style style:name="T590_23" style:family="text"/>
    <style:style style:name="T590_24" style:family="text"/>
    <style:style style:name="T590_25" style:family="text"/>
    <style:style style:name="T590_26" style:family="text"/>
    <style:style style:name="T590_27" style:family="text"/>
    <style:style style:name="T590_28" style:family="text"/>
    <style:style style:name="T590_29" style:family="text"/>
    <style:style style:name="T590_30" style:family="text"/>
    <style:style style:name="T590_31" style:family="text"/>
    <style:style style:name="T590_32" style:family="text"/>
    <style:style style:name="T590_33" style:family="text"/>
    <style:style style:name="T590_34" style:family="text"/>
    <style:style style:name="T590_35" style:family="text"/>
    <style:style style:name="T590_36" style:family="text"/>
    <style:style style:name="T590_37" style:family="text"/>
    <style:style style:name="T590_38" style:family="text"/>
    <style:style style:name="P591" style:family="paragraph" style:parent-style-name="Standard">
      <style:paragraph-properties fo:break-before="auto" fo:line-height="115%" style:writing-mode="lr-tb"/>
    </style:style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9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T593_9" style:family="text"/>
    <style:style style:name="T593_10" style:family="text"/>
    <style:style style:name="T593_11" style:family="text"/>
    <style:style style:name="T593_12" style:family="text"/>
    <style:style style:name="T593_13" style:family="text"/>
    <style:style style:name="T593_14" style:family="text"/>
    <style:style style:name="T593_15" style:family="text"/>
    <style:style style:name="T593_16" style:family="text"/>
    <style:style style:name="T593_17" style:family="text"/>
    <style:style style:name="T593_18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9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95_3" style:family="text"/>
    <style:style style:name="T595_4" style:family="text"/>
    <style:style style:name="T595_5" style:family="text"/>
    <style:style style:name="T595_6" style:family="text"/>
    <style:style style:name="T595_7" style:family="text"/>
    <style:style style:name="T595_8" style:family="text"/>
    <style:style style:name="T595_9" style:family="text"/>
    <style:style style:name="T595_10" style:family="text"/>
    <style:style style:name="T595_11" style:family="text"/>
    <style:style style:name="T595_12" style:family="text"/>
    <style:style style:name="T595_13" style:family="text"/>
    <style:style style:name="T595_14" style:family="text"/>
    <style:style style:name="T595_15" style:family="text"/>
    <style:style style:name="T595_16" style:family="text"/>
    <style:style style:name="P596" style:family="paragraph" style:parent-style-name="Standard">
      <style:paragraph-properties fo:break-before="auto" fo:line-height="115%" style:writing-mode="lr-tb"/>
    </style:style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9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97_3" style:family="text"/>
    <style:style style:name="P598" style:family="paragraph" style:parent-style-name="Standard">
      <style:paragraph-properties fo:break-before="auto" fo:line-height="115%" style:writing-mode="lr-tb"/>
    </style:style>
    <style:style style:name="Table15" style:family="table">
      <style:table-properties table:align="left" style:width="16.51cm" fo:margin-left="0cm"/>
    </style:style>
    <style:style style:name="Column56" style:family="table-column">
      <style:table-column-properties style:column-width="4.419cm"/>
    </style:style>
    <style:style style:name="Column57" style:family="table-column">
      <style:table-column-properties style:column-width="2.143cm"/>
    </style:style>
    <style:style style:name="Column58" style:family="table-column">
      <style:table-column-properties style:column-width="4.313cm"/>
    </style:style>
    <style:style style:name="Column59" style:family="table-column">
      <style:table-column-properties style:column-width="5.636cm"/>
    </style:style>
    <style:style style:name="Row49" style:family="table-row"/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1" style:family="paragraph" style:parent-style-name="Standard">
      <style:paragraph-properties fo:break-before="auto" fo:line-height="115%" style:writing-mode="lr-tb"/>
    </style:style>
    <style:style style:name="P612" style:family="paragraph" style:parent-style-name="Standard">
      <style:paragraph-properties fo:break-before="auto" fo:line-height="115%" style:writing-mode="lr-tb"/>
    </style:style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1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13_3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T614_6" style:family="text"/>
    <style:style style:name="T614_7" style:family="text"/>
    <style:style style:name="T614_8" style:family="text"/>
    <style:style style:name="T614_9" style:family="text"/>
    <style:style style:name="T614_10" style:family="text"/>
    <style:style style:name="T614_11" style:family="text"/>
    <style:style style:name="T614_12" style:family="text"/>
    <style:style style:name="T614_13" style:family="text"/>
    <style:style style:name="T614_14" style:family="text"/>
    <style:style style:name="T614_15" style:family="text"/>
    <style:style style:name="T614_16" style:family="text"/>
    <style:style style:name="T614_17" style:family="text"/>
    <style:style style:name="T614_18" style:family="text"/>
    <style:style style:name="T614_19" style:family="text"/>
    <style:style style:name="T614_20" style:family="text"/>
    <style:style style:name="T614_21" style:family="text"/>
    <style:style style:name="T614_22" style:family="text"/>
    <style:style style:name="T614_23" style:family="text"/>
    <style:style style:name="T614_24" style:family="text"/>
    <style:style style:name="P61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1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16_3" style:family="text"/>
    <style:style style:name="P617" style:family="paragraph" style:parent-style-name="Standard">
      <style:paragraph-properties fo:break-before="auto" fo:line-height="115%" style:writing-mode="lr-tb"/>
    </style:style>
    <style:style style:name="P618" style:family="paragraph" style:parent-style-name="Standard">
      <style:paragraph-properties fo:break-before="auto" fo:line-height="115%" style:writing-mode="lr-tb"/>
    </style:style>
    <style:style style:name="P619" style:family="paragraph" style:parent-style-name="Standard">
      <style:paragraph-properties fo:break-before="auto" fo:line-height="115%" style:writing-mode="lr-tb"/>
    </style:style>
    <style:style style:name="P620" style:family="paragraph" style:parent-style-name="Standard">
      <style:paragraph-properties fo:break-before="auto" fo:line-height="115%" style:writing-mode="lr-tb"/>
    </style:style>
    <style:style style:name="P621" style:family="paragraph" style:parent-style-name="Standard">
      <style:paragraph-properties fo:break-before="auto" fo:line-height="115%" style:writing-mode="lr-tb"/>
    </style:style>
    <style:style style:name="P622" style:family="paragraph" style:parent-style-name="Standard">
      <style:paragraph-properties fo:break-before="auto" fo:line-height="115%" style:writing-mode="lr-tb"/>
    </style:style>
    <style:style style:name="P623" style:family="paragraph" style:parent-style-name="Standard">
      <style:paragraph-properties fo:break-before="auto" fo:line-height="115%" fo:border-bottom="#808080 0.053cm solid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624" style:family="paragraph" style:parent-style-name="Standard">
      <style:paragraph-properties fo:break-before="auto" fo:line-height="115%" style:writing-mode="lr-tb"/>
    </style:style>
    <style:style style:name="P625" style:family="paragraph" style:parent-style-name="Standard">
      <style:paragraph-properties fo:break-before="auto" fo:line-height="115%" style:writing-mode="lr-tb"/>
    </style:style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6_3" style:family="text"/>
    <style:style style:name="T626_4" style:family="text"/>
    <style:style style:name="T626_5" style:family="text"/>
    <style:style style:name="T626_6" style:family="text"/>
    <style:style style:name="T626_7" style:family="text"/>
    <style:style style:name="T626_8" style:family="text"/>
    <style:style style:name="T626_9" style:family="text"/>
    <style:style style:name="T626_10" style:family="text"/>
    <style:style style:name="P627" style:family="paragraph" style:parent-style-name="Standard">
      <style:paragraph-properties fo:break-before="auto" fo:line-height="115%" style:writing-mode="lr-tb"/>
    </style:style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8_3" style:family="text"/>
    <style:style style:name="T628_4" style:family="text"/>
    <style:style style:name="P629" style:family="paragraph" style:parent-style-name="Standard">
      <style:paragraph-properties fo:break-before="auto" fo:line-height="115%" style:writing-mode="lr-tb"/>
    </style:style>
    <style:style style:name="P630" style:family="paragraph" style:parent-style-name="Standard">
      <style:paragraph-properties fo:break-before="auto" fo:line-height="115%" style:writing-mode="lr-tb"/>
    </style:style>
    <style:style style:name="T63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3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T630_11" style:family="text"/>
    <style:style style:name="T630_12" style:family="text"/>
    <style:style style:name="T630_13" style:family="text"/>
    <style:style style:name="T630_14" style:family="text"/>
    <style:style style:name="T630_15" style:family="text"/>
    <style:style style:name="T630_16" style:family="text"/>
    <style:style style:name="T630_17" style:family="text"/>
    <style:style style:name="T630_18" style:family="text"/>
    <style:style style:name="T630_19" style:family="text"/>
    <style:style style:name="T630_20" style:family="text"/>
    <style:style style:name="T630_21" style:family="text"/>
    <style:style style:name="T630_22" style:family="text"/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/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3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32_3" style:family="text"/>
    <style:style style:name="T632_4" style:family="text"/>
    <style:style style:name="T632_5" style:family="text"/>
    <style:style style:name="T632_6" style:family="text"/>
    <style:style style:name="T632_7" style:family="text"/>
    <style:style style:name="T632_8" style:family="text"/>
    <style:style style:name="T632_9" style:family="text"/>
    <style:style style:name="T632_10" style:family="text"/>
    <style:style style:name="T632_11" style:family="text"/>
    <style:style style:name="T632_12" style:family="text"/>
    <style:style style:name="T632_13" style:family="text"/>
    <style:style style:name="T632_14" style:family="text"/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/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3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34_3" style:family="text"/>
    <style:style style:name="T634_4" style:family="text"/>
    <style:style style:name="T634_5" style:family="text"/>
    <style:style style:name="T634_6" style:family="text"/>
    <style:style style:name="T634_7" style:family="text"/>
    <style:style style:name="T634_8" style:family="text"/>
    <style:style style:name="T634_9" style:family="text"/>
    <style:style style:name="T634_10" style:family="text"/>
    <style:style style:name="T634_11" style:family="text"/>
    <style:style style:name="T634_12" style:family="text"/>
    <style:style style:name="P635" style:family="paragraph" style:parent-style-name="Standard">
      <style:paragraph-properties fo:break-before="auto" fo:line-height="115%" style:writing-mode="lr-tb"/>
    </style:style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3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36_3" style:family="text"/>
    <style:style style:name="P637" style:family="paragraph" style:parent-style-name="Standard">
      <style:paragraph-properties fo:break-before="auto" fo:line-height="115%" style:writing-mode="lr-tb"/>
    </style:style>
    <style:style style:name="Table16" style:family="table">
      <style:table-properties table:align="left" style:width="16.51cm" fo:margin-left="0cm"/>
    </style:style>
    <style:style style:name="Column60" style:family="table-column">
      <style:table-column-properties style:column-width="4.419cm"/>
    </style:style>
    <style:style style:name="Column61" style:family="table-column">
      <style:table-column-properties style:column-width="2.143cm"/>
    </style:style>
    <style:style style:name="Column62" style:family="table-column">
      <style:table-column-properties style:column-width="4.313cm"/>
    </style:style>
    <style:style style:name="Column63" style:family="table-column">
      <style:table-column-properties style:column-width="5.636cm"/>
    </style:style>
    <style:style style:name="Row52" style:family="table-row"/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4" style:family="paragraph" style:parent-style-name="Standard">
      <style:paragraph-properties fo:break-before="auto" fo:line-height="115%" style:writing-mode="lr-tb"/>
    </style:style>
    <style:style style:name="P655" style:family="paragraph" style:parent-style-name="Standard">
      <style:paragraph-properties fo:break-before="auto" fo:line-height="115%" style:writing-mode="lr-tb"/>
    </style:style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5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56_3" style:family="text"/>
    <style:style style:name="P657" style:family="paragraph" style:parent-style-name="Standard">
      <style:paragraph-properties fo:break-before="auto" fo:line-height="115%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T657_5" style:family="text"/>
    <style:style style:name="T657_6" style:family="text"/>
    <style:style style:name="T657_7" style:family="text"/>
    <style:style style:name="T657_8" style:family="text"/>
    <style:style style:name="T657_9" style:family="text"/>
    <style:style style:name="T657_10" style:family="text"/>
    <style:style style:name="T657_11" style:family="text"/>
    <style:style style:name="T657_12" style:family="text"/>
    <style:style style:name="T657_13" style:family="text"/>
    <style:style style:name="T657_14" style:family="text"/>
    <style:style style:name="T657_15" style:family="text"/>
    <style:style style:name="T657_16" style:family="text"/>
    <style:style style:name="T657_17" style:family="text"/>
    <style:style style:name="T657_18" style:family="text"/>
    <style:style style:name="T657_19" style:family="text"/>
    <style:style style:name="T657_20" style:family="text"/>
    <style:style style:name="P65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5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59_3" style:family="text"/>
    <style:style style:name="P660" style:family="paragraph" style:parent-style-name="Standard">
      <style:paragraph-properties fo:break-before="auto" fo:line-height="115%" style:writing-mode="lr-tb"/>
    </style:style>
    <style:style style:name="P661" style:family="paragraph" style:parent-style-name="Standard">
      <style:paragraph-properties fo:break-before="auto" fo:line-height="115%" style:writing-mode="lr-tb"/>
    </style:style>
    <style:style style:name="P662" style:family="paragraph" style:parent-style-name="Standard">
      <style:paragraph-properties fo:break-before="auto" fo:line-height="115%" style:writing-mode="lr-tb"/>
    </style:style>
    <style:style style:name="P663" style:family="paragraph" style:parent-style-name="Standard">
      <style:paragraph-properties fo:break-before="auto" fo:line-height="115%" style:writing-mode="lr-tb"/>
    </style:style>
    <style:style style:name="P664" style:family="paragraph" style:parent-style-name="Standard">
      <style:paragraph-properties fo:break-before="auto" fo:line-height="115%" style:writing-mode="lr-tb"/>
    </style:style>
    <style:style style:name="P66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666" style:family="paragraph" style:parent-style-name="Standard">
      <style:paragraph-properties fo:break-before="auto" fo:line-height="115%" fo:border-bottom="#808080 0.053cm solid" style:writing-mode="lr-tb"/>
    </style:style>
    <style:style style:name="P667" style:family="paragraph" style:parent-style-name="Standard">
      <style:paragraph-properties fo:break-before="auto" fo:line-height="115%" style:writing-mode="lr-tb"/>
    </style:style>
    <style:style style:name="P668" style:family="paragraph" style:parent-style-name="Standard">
      <style:paragraph-properties fo:break-before="auto" fo:line-height="115%" style:writing-mode="lr-tb"/>
    </style:style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6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69_3" style:family="text"/>
    <style:style style:name="T669_4" style:family="text"/>
    <style:style style:name="T669_5" style:family="text"/>
    <style:style style:name="T669_6" style:family="text"/>
    <style:style style:name="T669_7" style:family="text"/>
    <style:style style:name="T669_8" style:family="text"/>
    <style:style style:name="T669_9" style:family="text"/>
    <style:style style:name="T669_10" style:family="text"/>
    <style:style style:name="P670" style:family="paragraph" style:parent-style-name="Standard">
      <style:paragraph-properties fo:break-before="auto" fo:line-height="115%" style:writing-mode="lr-tb"/>
    </style:style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7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71_3" style:family="text"/>
    <style:style style:name="T671_4" style:family="text"/>
    <style:style style:name="P672" style:family="paragraph" style:parent-style-name="Standard">
      <style:paragraph-properties fo:break-before="auto" fo:line-height="115%" style:writing-mode="lr-tb"/>
    </style:style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7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73_3" style:family="text"/>
    <style:style style:name="T673_4" style:family="text"/>
    <style:style style:name="T673_5" style:family="text"/>
    <style:style style:name="T673_6" style:family="text"/>
    <style:style style:name="T673_7" style:family="text"/>
    <style:style style:name="T673_8" style:family="text"/>
    <style:style style:name="T673_9" style:family="text"/>
    <style:style style:name="T673_10" style:family="text"/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7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T675_8" style:family="text"/>
    <style:style style:name="T675_9" style:family="text"/>
    <style:style style:name="T675_10" style:family="text"/>
    <style:style style:name="T675_11" style:family="text"/>
    <style:style style:name="T675_12" style:family="text"/>
    <style:style style:name="T675_13" style:family="text"/>
    <style:style style:name="T675_14" style:family="text"/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/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7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77_3" style:family="text"/>
    <style:style style:name="T677_4" style:family="text"/>
    <style:style style:name="T677_5" style:family="text"/>
    <style:style style:name="T677_6" style:family="text"/>
    <style:style style:name="T677_7" style:family="text"/>
    <style:style style:name="T677_8" style:family="text"/>
    <style:style style:name="T677_9" style:family="text"/>
    <style:style style:name="T677_10" style:family="text"/>
    <style:style style:name="T677_11" style:family="text"/>
    <style:style style:name="T677_12" style:family="text"/>
    <style:style style:name="P678" style:family="paragraph" style:parent-style-name="Standard">
      <style:paragraph-properties fo:break-before="auto" fo:line-height="115%" style:writing-mode="lr-tb"/>
    </style:style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7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79_3" style:family="text"/>
    <style:style style:name="P680" style:family="paragraph" style:parent-style-name="Standard">
      <style:paragraph-properties fo:break-before="auto" fo:line-height="115%" style:writing-mode="lr-tb"/>
    </style:style>
    <style:style style:name="Table17" style:family="table">
      <style:table-properties table:align="left" style:width="16.51cm" fo:margin-left="0cm"/>
    </style:style>
    <style:style style:name="Column64" style:family="table-column">
      <style:table-column-properties style:column-width="4.419cm"/>
    </style:style>
    <style:style style:name="Column65" style:family="table-column">
      <style:table-column-properties style:column-width="2.143cm"/>
    </style:style>
    <style:style style:name="Column66" style:family="table-column">
      <style:table-column-properties style:column-width="4.313cm"/>
    </style:style>
    <style:style style:name="Column67" style:family="table-column">
      <style:table-column-properties style:column-width="5.636cm"/>
    </style:style>
    <style:style style:name="Row56" style:family="table-row"/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7" style:family="paragraph" style:parent-style-name="Standard">
      <style:paragraph-properties fo:break-before="auto" fo:line-height="115%" style:writing-mode="lr-tb"/>
    </style:style>
    <style:style style:name="P698" style:family="paragraph" style:parent-style-name="Standard">
      <style:paragraph-properties fo:break-before="auto" fo:line-height="115%" style:writing-mode="lr-tb"/>
    </style:style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9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99_3" style:family="text"/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T700_5" style:family="text"/>
    <style:style style:name="T700_6" style:family="text"/>
    <style:style style:name="T700_7" style:family="text"/>
    <style:style style:name="T700_8" style:family="text"/>
    <style:style style:name="T700_9" style:family="text"/>
    <style:style style:name="T700_10" style:family="text"/>
    <style:style style:name="T700_11" style:family="text"/>
    <style:style style:name="T700_12" style:family="text"/>
    <style:style style:name="T700_13" style:family="text"/>
    <style:style style:name="T700_14" style:family="text"/>
    <style:style style:name="T700_15" style:family="text"/>
    <style:style style:name="T700_16" style:family="text"/>
    <style:style style:name="T700_17" style:family="text"/>
    <style:style style:name="T700_18" style:family="text"/>
    <style:style style:name="T700_19" style:family="text"/>
    <style:style style:name="T700_20" style:family="text"/>
    <style:style style:name="P70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0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702_3" style:family="text"/>
    <style:style style:name="P703" style:family="paragraph" style:parent-style-name="Standard">
      <style:paragraph-properties fo:break-before="auto" fo:line-height="115%" style:writing-mode="lr-tb"/>
    </style:style>
    <style:style style:name="P704" style:family="paragraph" style:parent-style-name="Standard">
      <style:paragraph-properties fo:break-before="auto" fo:line-height="115%" style:writing-mode="lr-tb"/>
    </style:style>
    <style:style style:name="P705" style:family="paragraph" style:parent-style-name="Standard">
      <style:paragraph-properties fo:break-before="auto" fo:line-height="115%" style:writing-mode="lr-tb"/>
    </style:style>
    <style:style style:name="P70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707" style:family="paragraph" style:parent-style-name="Standard">
      <style:paragraph-properties fo:break-before="auto" fo:line-height="115%" style:writing-mode="lr-tb"/>
    </style:style>
    <style:style style:name="P708" style:family="paragraph" style:parent-style-name="Standard">
      <style:paragraph-properties fo:break-before="auto" fo:line-height="115%" style:writing-mode="lr-tb"/>
    </style:style>
    <style:style style:name="P709" style:family="paragraph" style:parent-style-name="Standard">
      <style:paragraph-properties fo:break-before="auto" fo:line-height="115%" style:writing-mode="lr-tb"/>
    </style:style>
    <style:style style:name="P710" style:family="paragraph" style:parent-style-name="Standard">
      <style:paragraph-properties fo:break-before="auto" fo:line-height="115%" style:writing-mode="lr-tb"/>
    </style:style>
    <style:style style:name="P71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712" style:family="paragraph" style:parent-style-name="Heading_20_2">
      <style:paragraph-properties fo:break-before="auto" fo:line-height="115%" style:writing-mode="lr-tb"/>
    </style:style>
    <style:style style:name="T712_1" style:family="text"/>
    <style:style style:name="T712_2" style:family="text"/>
    <style:style style:name="T712_3" style:family="text"/>
    <style:style style:name="T712_4" style:family="text"/>
    <style:style style:name="T712_5" style:family="text"/>
    <style:style style:name="P713" style:family="paragraph" style:parent-style-name="Standard">
      <style:paragraph-properties fo:break-before="auto" fo:line-height="115%" style:writing-mode="lr-tb"/>
    </style:style>
    <style:style style:name="P714" style:family="paragraph" style:parent-style-name="Standard">
      <style:paragraph-properties fo:break-before="auto" fo:line-height="115%" style:writing-mode="lr-tb"/>
    </style:style>
    <style:style style:name="P715" style:family="paragraph" style:parent-style-name="Standard">
      <style:paragraph-properties fo:break-before="auto" fo:line-height="115%" style:writing-mode="lr-tb"/>
    </style:style>
    <style:style style:name="P716" style:family="paragraph" style:parent-style-name="Standard">
      <style:paragraph-properties fo:break-before="auto" fo:line-height="115%" style:writing-mode="lr-tb"/>
    </style:style>
    <style:style style:name="P717" style:family="paragraph" style:parent-style-name="Standard">
      <style:paragraph-properties fo:break-before="auto" fo:line-height="115%" style:writing-mode="lr-tb"/>
    </style:style>
    <style:style style:name="P718" style:family="paragraph" style:parent-style-name="Standard">
      <style:paragraph-properties fo:break-before="auto" fo:line-height="115%" style:writing-mode="lr-tb"/>
    </style:style>
    <style:style style:name="P719" style:family="paragraph" style:parent-style-name="Heading_20_2">
      <style:paragraph-properties fo:break-before="auto" fo:line-height="115%" style:writing-mode="lr-tb"/>
    </style:style>
    <style:style style:name="T719_1" style:family="text"/>
    <style:style style:name="T719_2" style:family="text"/>
    <style:style style:name="T719_3" style:family="text"/>
    <style:style style:name="T719_4" style:family="text"/>
    <style:style style:name="T719_5" style:family="text"/>
    <style:style style:name="P720" style:family="paragraph" style:parent-style-name="Standard">
      <style:paragraph-properties fo:break-before="auto" fo:line-height="115%" style:writing-mode="lr-tb"/>
    </style:style>
    <style:style style:name="P721" style:family="paragraph" style:parent-style-name="Standard">
      <style:paragraph-properties fo:break-before="auto" fo:line-height="115%" style:writing-mode="lr-tb"/>
    </style:style>
    <style:style style:name="P722" style:family="paragraph" style:parent-style-name="Standard">
      <style:paragraph-properties fo:break-before="auto" fo:line-height="115%" style:writing-mode="lr-tb"/>
    </style:style>
    <style:style style:name="P723" style:family="paragraph" style:parent-style-name="Standard">
      <style:paragraph-properties fo:break-before="auto" fo:line-height="115%" style:writing-mode="lr-tb"/>
    </style:style>
    <style:style style:name="P724" style:family="paragraph" style:parent-style-name="Standard">
      <style:paragraph-properties fo:break-before="auto" fo:line-height="115%" style:writing-mode="lr-tb"/>
    </style:style>
    <style:style style:name="P725" style:family="paragraph" style:parent-style-name="Standard">
      <style:paragraph-properties fo:break-before="auto" fo:line-height="115%" style:writing-mode="lr-tb"/>
    </style:style>
    <style:style style:name="P726" style:family="paragraph" style:parent-style-name="Standard">
      <style:paragraph-properties fo:break-before="auto" fo:line-height="115%" style:writing-mode="lr-tb"/>
    </style:style>
    <style:style style:name="P727" style:family="paragraph" style:parent-style-name="Standard">
      <style:paragraph-properties fo:break-before="auto" fo:line-height="115%" style:writing-mode="lr-tb"/>
    </style:style>
    <style:style style:name="P728" style:family="paragraph" style:parent-style-name="Standard">
      <style:paragraph-properties fo:break-before="auto" fo:line-height="115%" style:writing-mode="lr-tb"/>
    </style:style>
    <style:style style:name="P729" style:family="paragraph" style:parent-style-name="Standard">
      <style:paragraph-properties fo:break-before="auto" fo:line-height="115%" style:writing-mode="lr-tb"/>
    </style:style>
    <style:style style:name="P730" style:family="paragraph" style:parent-style-name="Standard">
      <style:paragraph-properties fo:break-before="auto" fo:line-height="115%" style:writing-mode="lr-tb"/>
    </style:style>
    <style:style style:name="P731" style:family="paragraph" style:parent-style-name="Standard">
      <style:paragraph-properties fo:break-before="auto" fo:line-height="115%" style:writing-mode="lr-tb"/>
    </style:style>
    <style:style style:name="P732" style:family="paragraph" style:parent-style-name="Standard">
      <style:paragraph-properties fo:break-before="auto" fo:line-height="115%" style:writing-mode="lr-tb"/>
    </style:style>
    <style:style style:name="P733" style:family="paragraph" style:parent-style-name="Standard">
      <style:paragraph-properties fo:break-before="auto" fo:line-height="115%" style:writing-mode="lr-tb"/>
    </style:style>
    <style:style style:name="P734" style:family="paragraph" style:parent-style-name="Standard">
      <style:paragraph-properties fo:break-before="auto" fo:line-height="115%" style:writing-mode="lr-tb"/>
    </style:style>
    <style:style style:name="P735" style:family="paragraph" style:parent-style-name="Standard">
      <style:paragraph-properties fo:break-before="auto" fo:line-height="115%" style:writing-mode="lr-tb"/>
    </style:style>
    <style:style style:name="P736" style:family="paragraph" style:parent-style-name="Heading_20_1">
      <style:paragraph-properties fo:break-before="auto" fo:line-height="115%" style:writing-mode="lr-tb"/>
    </style:style>
    <style:style style:name="T736_1" style:family="text"/>
    <style:style style:name="T736_2" style:family="text"/>
    <style:style style:name="T736_3" style:family="text"/>
    <style:style style:name="T736_4" style:family="text"/>
    <style:style style:name="T736_5" style:family="text"/>
    <style:style style:name="T736_6" style:family="text"/>
    <style:style style:name="T736_7" style:family="text"/>
    <style:style style:name="T736_8" style:family="text"/>
    <style:style style:name="T736_9" style:family="text"/>
    <style:style style:name="P737" style:family="paragraph" style:parent-style-name="Standard">
      <style:paragraph-properties fo:break-before="auto" fo:line-height="115%" style:writing-mode="lr-tb"/>
    </style:style>
    <style:style style:name="P738" style:family="paragraph" style:parent-style-name="Standard">
      <style:paragraph-properties fo:break-before="auto" fo:line-height="115%" style:writing-mode="lr-tb"/>
    </style:style>
    <style:style style:name="P739" style:family="paragraph" style:parent-style-name="Standard">
      <style:paragraph-properties fo:break-before="auto" fo:line-height="115%" style:writing-mode="lr-tb"/>
    </style:style>
    <style:style style:name="P740" style:family="paragraph" style:parent-style-name="Heading_20_1">
      <style:paragraph-properties fo:break-before="auto" fo:line-height="115%" style:writing-mode="lr-tb"/>
    </style:style>
    <style:style style:name="T740_1" style:family="text"/>
    <style:style style:name="T740_2" style:family="text"/>
    <style:style style:name="T740_3" style:family="text"/>
    <style:style style:name="T740_4" style:family="text"/>
    <style:style style:name="T740_5" style:family="text"/>
    <style:style style:name="T740_6" style:family="text"/>
    <style:style style:name="T740_7" style:family="text"/>
    <style:style style:name="P741" style:family="paragraph" style:parent-style-name="Standard">
      <style:paragraph-properties fo:break-before="auto" fo:line-height="115%" style:writing-mode="lr-tb"/>
    </style:style>
    <style:style style:name="P742" style:family="paragraph" style:parent-style-name="Standard">
      <style:paragraph-properties fo:break-before="auto" fo:line-height="115%" style:writing-mode="lr-tb"/>
    </style:style>
    <style:style style:name="P743" style:family="paragraph" style:parent-style-name="Heading_20_1">
      <style:paragraph-properties fo:break-before="auto" fo:line-height="115%" style:writing-mode="lr-tb"/>
    </style:style>
    <style:style style:name="T743_1" style:family="text"/>
    <style:style style:name="T743_2" style:family="text"/>
    <style:style style:name="T743_3" style:family="text"/>
    <style:style style:name="T743_4" style:family="text"/>
    <style:style style:name="T743_5" style:family="text"/>
    <style:style style:name="T743_6" style:family="text"/>
    <style:style style:name="T743_7" style:family="text"/>
    <style:style style:name="P744" style:family="paragraph" style:parent-style-name="Standard">
      <style:paragraph-properties fo:break-before="auto" fo:line-height="115%" style:writing-mode="lr-tb"/>
    </style:style>
    <style:style style:name="P745" style:family="paragraph" style:parent-style-name="Standard">
      <style:paragraph-properties fo:break-before="auto" fo:line-height="115%" style:writing-mode="lr-tb"/>
    </style:style>
    <style:style style:name="P746" style:family="paragraph" style:parent-style-name="Standard">
      <style:paragraph-properties fo:break-before="auto" fo:line-height="115%" style:writing-mode="lr-tb"/>
    </style:style>
    <style:style style:name="P747" style:family="paragraph" style:parent-style-name="Heading_20_1">
      <style:paragraph-properties fo:break-before="auto" fo:line-height="115%" style:writing-mode="lr-tb"/>
    </style:style>
    <style:style style:name="T747_1" style:family="text"/>
    <style:style style:name="T747_2" style:family="text"/>
    <style:style style:name="T747_3" style:family="text"/>
    <style:style style:name="T747_4" style:family="text"/>
    <style:style style:name="T747_5" style:family="text"/>
    <style:style style:name="T747_6" style:family="text"/>
    <style:style style:name="T747_7" style:family="text"/>
    <style:style style:name="P748" style:family="paragraph" style:parent-style-name="Standard">
      <style:paragraph-properties fo:break-before="auto" fo:line-height="115%" style:writing-mode="lr-tb"/>
    </style:style>
    <style:style style:name="P749" style:family="paragraph" style:parent-style-name="Standard">
      <style:paragraph-properties fo:break-before="auto" fo:line-height="115%" style:writing-mode="lr-tb"/>
    </style:style>
    <style:style style:name="P750" style:family="paragraph" style:parent-style-name="Standard">
      <style:paragraph-properties fo:break-before="auto" fo:line-height="115%" style:writing-mode="lr-tb"/>
    </style:style>
    <style:style style:name="P751" style:family="paragraph" style:parent-style-name="Standard">
      <style:paragraph-properties fo:break-before="auto" fo:line-height="115%" style:writing-mode="lr-tb"/>
    </style:style>
    <style:style style:name="P752" style:family="paragraph" style:parent-style-name="Heading_20_1">
      <style:paragraph-properties fo:break-before="auto" fo:line-height="115%" style:writing-mode="lr-tb"/>
    </style:style>
    <style:style style:name="T752_1" style:family="text"/>
    <style:style style:name="T752_2" style:family="text"/>
    <style:style style:name="T752_3" style:family="text"/>
    <style:style style:name="T752_4" style:family="text"/>
  </office:automatic-styles>
  <office:body>
    <office:text>
      <text:p text:style-name="P1"><text:bookmark-start text:name="h.yb0gmpasv3sq"/><text:bookmark-end text:name="h.yb0gmpasv3sq"/><text:span text:style-name="T1_1">PersonalAIz</text:span><text:span text:style-name="T1_2"><text:s/></text:span><text:span text:style-name="T1_3">API</text:span></text:p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8_1"><text:a xlink:type="simple" xlink:href="#h.vi6i0ghwlheh"><text:span text:style-name="T8_2">1<text:s/>-<text:s/></text:span></text:a></text:span><text:span text:style-name="T8_3"><text:a xlink:type="simple" xlink:href="#h.vi6i0ghwlheh"><text:span text:style-name="T8_4">PServer</text:span></text:a></text:span><text:span text:style-name="T8_5"><text:a xlink:type="simple" xlink:href="#h.vi6i0ghwlheh"><text:span text:style-name="T8_6"><text:s/></text:span></text:a></text:span><text:span text:style-name="T8_7"><text:a xlink:type="simple" xlink:href="#h.vi6i0ghwlheh"><text:span text:style-name="T8_8">API</text:span></text:a></text:span><text:span text:style-name="T8_9"><text:a xlink:type="simple" xlink:href="#h.vi6i0ghwlheh"><text:span text:style-name="T8_10"><text:s/>(</text:span></text:a></text:span><text:span text:style-name="T8_11"><text:a xlink:type="simple" xlink:href="#h.vi6i0ghwlheh"><text:span text:style-name="T8_12">Servlet</text:span></text:a></text:span><text:span text:style-name="T8_13"><text:a xlink:type="simple" xlink:href="#h.vi6i0ghwlheh"><text:span text:style-name="T8_14">)</text:span></text:a></text:span></text:p>
      <text:p text:style-name="P9"><text:span text:style-name="T9_1"><text:a xlink:type="simple" xlink:href="#h.n17j6hqmjxo7"><text:span text:style-name="T9_2">1.1<text:s/>-<text:s/></text:span></text:a></text:span><text:span text:style-name="T9_3"><text:a xlink:type="simple" xlink:href="#h.n17j6hqmjxo7"><text:span text:style-name="T9_4">Personal</text:span></text:a></text:span><text:span text:style-name="T9_5"><text:a xlink:type="simple" xlink:href="#h.n17j6hqmjxo7"><text:span text:style-name="T9_6"><text:s/>(</text:span></text:a></text:span><text:span text:style-name="T9_7"><text:a xlink:type="simple" xlink:href="#h.n17j6hqmjxo7"><text:span text:style-name="T9_8">Resource</text:span></text:a></text:span><text:span text:style-name="T9_9"><text:a xlink:type="simple" xlink:href="#h.n17j6hqmjxo7"><text:span text:style-name="T9_10">)</text:span></text:a></text:span></text:p>
      <text:p text:style-name="P10"><text:span text:style-name="T10_1"><text:a xlink:type="simple" xlink:href="#h.neurqzluokqx"><text:span text:style-name="T10_2">Attributes</text:span></text:a></text:span><text:span text:style-name="T10_3"><text:a xlink:type="simple" xlink:href="#h.neurqzluokqx"><text:span text:style-name="T10_4">:</text:span></text:a></text:span></text:p>
      <text:p text:style-name="P11"><text:span text:style-name="T11_1"><text:a xlink:type="simple" xlink:href="#h.w4h3up3w3ks9"><text:span text:style-name="T11_2">Features</text:span></text:a></text:span><text:span text:style-name="T11_3"><text:a xlink:type="simple" xlink:href="#h.w4h3up3w3ks9"><text:span text:style-name="T11_4">:</text:span></text:a></text:span></text:p>
      <text:p text:style-name="P12"><text:span text:style-name="T12_1"><text:a xlink:type="simple" xlink:href="#h.t06dci90pv66"><text:span text:style-name="T12_2">Users</text:span></text:a></text:span><text:span text:style-name="T12_3"><text:a xlink:type="simple" xlink:href="#h.t06dci90pv66"><text:span text:style-name="T12_4">:</text:span></text:a></text:span></text:p>
      <text:p text:style-name="P13"><text:span text:style-name="T13_1"><text:a xlink:type="simple" xlink:href="#h.fn6m8ncmdgth"><text:span text:style-name="T13_2">1.2<text:s/>-<text:s/></text:span></text:a></text:span><text:span text:style-name="T13_3"><text:a xlink:type="simple" xlink:href="#h.fn6m8ncmdgth"><text:span text:style-name="T13_4">Stereotype</text:span></text:a></text:span><text:span text:style-name="T13_5"><text:a xlink:type="simple" xlink:href="#h.fn6m8ncmdgth"><text:span text:style-name="T13_6"><text:s/>(</text:span></text:a></text:span><text:span text:style-name="T13_7"><text:a xlink:type="simple" xlink:href="#h.fn6m8ncmdgth"><text:span text:style-name="T13_8">Resource</text:span></text:a></text:span><text:span text:style-name="T13_9"><text:a xlink:type="simple" xlink:href="#h.fn6m8ncmdgth"><text:span text:style-name="T13_10">)</text:span></text:a></text:span></text:p>
      <text:p text:style-name="P14"><text:span text:style-name="T14_1"><text:a xlink:type="simple" xlink:href="#h.w57v5mciy7ql"><text:span text:style-name="T14_2">1.3<text:s/>-<text:s/></text:span></text:a></text:span><text:span text:style-name="T14_3"><text:a xlink:type="simple" xlink:href="#h.w57v5mciy7ql"><text:span text:style-name="T14_4">Community</text:span></text:a></text:span><text:span text:style-name="T14_5"><text:a xlink:type="simple" xlink:href="#h.w57v5mciy7ql"><text:span text:style-name="T14_6"><text:s/>(</text:span></text:a></text:span><text:span text:style-name="T14_7"><text:a xlink:type="simple" xlink:href="#h.w57v5mciy7ql"><text:span text:style-name="T14_8">Resource</text:span></text:a></text:span><text:span text:style-name="T14_9"><text:a xlink:type="simple" xlink:href="#h.w57v5mciy7ql"><text:span text:style-name="T14_10">)</text:span></text:a></text:span></text:p>
      <text:p text:style-name="P15"><text:span text:style-name="T15_1"><text:a xlink:type="simple" xlink:href="#h.qcgxsuuya5yh"><text:span text:style-name="T15_2">2<text:s/>-<text:s/></text:span></text:a></text:span><text:span text:style-name="T15_3"><text:a xlink:type="simple" xlink:href="#h.qcgxsuuya5yh"><text:span text:style-name="T15_4">Data</text:span></text:a></text:span><text:span text:style-name="T15_5"><text:a xlink:type="simple" xlink:href="#h.qcgxsuuya5yh"><text:span text:style-name="T15_6"><text:s/></text:span></text:a></text:span><text:span text:style-name="T15_7"><text:a xlink:type="simple" xlink:href="#h.qcgxsuuya5yh"><text:span text:style-name="T15_8">Sources</text:span></text:a></text:span><text:span text:style-name="T15_9"><text:a xlink:type="simple" xlink:href="#h.qcgxsuuya5yh"><text:span text:style-name="T15_10"><text:s/></text:span></text:a></text:span><text:span text:style-name="T15_11"><text:a xlink:type="simple" xlink:href="#h.qcgxsuuya5yh"><text:span text:style-name="T15_12">API</text:span></text:a></text:span><text:span text:style-name="T15_13"><text:a xlink:type="simple" xlink:href="#h.qcgxsuuya5yh"><text:span text:style-name="T15_14"><text:s/>(</text:span></text:a></text:span><text:span text:style-name="T15_15"><text:a xlink:type="simple" xlink:href="#h.qcgxsuuya5yh"><text:span text:style-name="T15_16">Servlet</text:span></text:a></text:span><text:span text:style-name="T15_17"><text:a xlink:type="simple" xlink:href="#h.qcgxsuuya5yh"><text:span text:style-name="T15_18">)</text:span></text:a></text:span></text:p>
      <text:p text:style-name="P16"><text:span text:style-name="T16_1"><text:a xlink:type="simple" xlink:href="#h.60pvz7jjz1u2"><text:span text:style-name="T16_2">3<text:s/>-<text:s/></text:span></text:a></text:span><text:span text:style-name="T16_3"><text:a xlink:type="simple" xlink:href="#h.60pvz7jjz1u2"><text:span text:style-name="T16_4">Admin</text:span></text:a></text:span><text:span text:style-name="T16_5"><text:a xlink:type="simple" xlink:href="#h.60pvz7jjz1u2"><text:span text:style-name="T16_6"><text:s/></text:span></text:a></text:span><text:span text:style-name="T16_7"><text:a xlink:type="simple" xlink:href="#h.60pvz7jjz1u2"><text:span text:style-name="T16_8">API</text:span></text:a></text:span><text:span text:style-name="T16_9"><text:a xlink:type="simple" xlink:href="#h.60pvz7jjz1u2"><text:span text:style-name="T16_10"><text:s/>(</text:span></text:a></text:span><text:span text:style-name="T16_11"><text:a xlink:type="simple" xlink:href="#h.60pvz7jjz1u2"><text:span text:style-name="T16_12">Servlet</text:span></text:a></text:span><text:span text:style-name="T16_13"><text:a xlink:type="simple" xlink:href="#h.60pvz7jjz1u2"><text:span text:style-name="T16_14">)</text:span></text:a></text:span></text:p>
      <text:p text:style-name="P17"><text:span text:style-name="T17_1"><text:a xlink:type="simple" xlink:href="#h.uahqqmrn1tva"><text:span text:style-name="T17_2">4<text:s/>-<text:s/></text:span></text:a></text:span><text:span text:style-name="T17_3"><text:a xlink:type="simple" xlink:href="#h.uahqqmrn1tva"><text:span text:style-name="T17_4">Recommendation</text:span></text:a></text:span><text:span text:style-name="T17_5"><text:a xlink:type="simple" xlink:href="#h.uahqqmrn1tva"><text:span text:style-name="T17_6"><text:s/></text:span></text:a></text:span><text:span text:style-name="T17_7"><text:a xlink:type="simple" xlink:href="#h.uahqqmrn1tva"><text:span text:style-name="T17_8">API</text:span></text:a></text:span><text:span text:style-name="T17_9"><text:a xlink:type="simple" xlink:href="#h.uahqqmrn1tva"><text:span text:style-name="T17_10"><text:s/>(</text:span></text:a></text:span><text:span text:style-name="T17_11"><text:a xlink:type="simple" xlink:href="#h.uahqqmrn1tva"><text:span text:style-name="T17_12">Servlet</text:span></text:a></text:span><text:span text:style-name="T17_13"><text:a xlink:type="simple" xlink:href="#h.uahqqmrn1tva"><text:span text:style-name="T17_14">)</text:span></text:a></text:span></text:p>
      <text:p text:style-name="P18"><text:span text:style-name="T18_1"><text:a xlink:type="simple" xlink:href="#h.iry4rxxkag5t"><text:span text:style-name="T18_2">5<text:s/>-<text:s/></text:span></text:a></text:span><text:span text:style-name="T18_3"><text:a xlink:type="simple" xlink:href="#h.iry4rxxkag5t"><text:span text:style-name="T18_4">Reporting</text:span></text:a></text:span><text:span text:style-name="T18_5"><text:a xlink:type="simple" xlink:href="#h.iry4rxxkag5t"><text:span text:style-name="T18_6"><text:s/></text:span></text:a></text:span><text:span text:style-name="T18_7"><text:a xlink:type="simple" xlink:href="#h.iry4rxxkag5t"><text:span text:style-name="T18_8">API</text:span></text:a></text:span><text:span text:style-name="T18_9"><text:a xlink:type="simple" xlink:href="#h.iry4rxxkag5t"><text:span text:style-name="T18_10"><text:s/>(</text:span></text:a></text:span><text:span text:style-name="T18_11"><text:a xlink:type="simple" xlink:href="#h.iry4rxxkag5t"><text:span text:style-name="T18_12">Servlet</text:span></text:a></text:span><text:span text:style-name="T18_13"><text:a xlink:type="simple" xlink:href="#h.iry4rxxkag5t"><text:span text:style-name="T18_14">)</text:span></text:a></text:span></text:p>
      <text:p text:style-name="P19"><text:span text:style-name="T19_1"><text:a xlink:type="simple" xlink:href="#h.6374jko1r16x"><text:span text:style-name="T19_2">6<text:s/>-<text:s/></text:span></text:a></text:span><text:span text:style-name="T19_3"><text:a xlink:type="simple" xlink:href="#h.6374jko1r16x"><text:span text:style-name="T19_4">Messaging</text:span></text:a></text:span><text:span text:style-name="T19_5"><text:a xlink:type="simple" xlink:href="#h.6374jko1r16x"><text:span text:style-name="T19_6"><text:s/></text:span></text:a></text:span><text:span text:style-name="T19_7"><text:a xlink:type="simple" xlink:href="#h.6374jko1r16x"><text:span text:style-name="T19_8">API</text:span></text:a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h text:style-name="P43" text:outline-level="10"><text:bookmark-start text:name="h.vi6i0ghwlheh"/><text:bookmark-end text:name="h.vi6i0ghwlheh"/><text:span text:style-name="T43_1">1<text:s/>-<text:s/></text:span><text:span text:style-name="T43_2">PServer</text:span><text:span text:style-name="T43_3"><text:s/></text:span><text:span text:style-name="T43_4">API</text:span><text:span text:style-name="T43_5"><text:s/>(</text:span><text:span text:style-name="T43_6">Servlet</text:span><text:span text:style-name="T43_7">)</text:span></text:h>
      <text:p text:style-name="P44"/>
      <text:p text:style-name="P45"/>
      <text:h text:style-name="P46" text:outline-level="10"><text:bookmark-start text:name="h.n17j6hqmjxo7"/><text:bookmark-end text:name="h.n17j6hqmjxo7"/><text:span text:style-name="T46_1">1.1<text:s/>-<text:s/></text:span><text:span text:style-name="T46_2">Personal</text:span><text:span text:style-name="T46_3"><text:s/>(</text:span><text:span text:style-name="T46_4">Resource</text:span><text:span text:style-name="T46_5">)</text:span></text:h>
      <text:p text:style-name="P47"/>
      <text:p text:style-name="P48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49"><text:span text:style-name="T49_1">Method</text:span></text:p>
          </table:table-cell>
          <table:table-cell table:style-name="Cell2">
            <text:p text:style-name="P50"><text:span text:style-name="T50_1">Path</text:span></text:p>
          </table:table-cell>
          <table:table-cell table:style-name="Cell3">
            <text:p text:style-name="P51"><text:span text:style-name="T51_1">Short</text:span><text:span text:style-name="T51_2"><text:s/></text:span><text:span text:style-name="T51_3">Description</text:span></text:p>
          </table:table-cell>
        </table:table-row>
        <table:table-row table:style-name="Row2">
          <table:table-cell table:style-name="Cell4">
            <text:p text:style-name="P52"><text:span text:style-name="T52_1">POST</text:span></text:p>
          </table:table-cell>
          <table:table-cell table:style-name="Cell5">
            <text:p text:style-name="P53"><text:span text:style-name="T53_1">:</text:span><text:span text:style-name="T53_2">ClientKey</text:span><text:span text:style-name="T53_3">/</text:span><text:span text:style-name="T53_4">personal</text:span><text:span text:style-name="T53_5">/</text:span><text:span text:style-name="T53_6">attributes</text:span><text:span text:style-name="T53_7">/:</text:span><text:span text:style-name="T53_8">JSONAttributes</text:span></text:p>
          </table:table-cell>
          <table:table-cell table:style-name="Cell6">
            <text:p text:style-name="P54"><text:span text:style-name="T54_1">Add</text:span><text:span text:style-name="T54_2"><text:s/></text:span><text:span text:style-name="T54_3">New</text:span><text:span text:style-name="T54_4"><text:s/></text:span><text:span text:style-name="T54_5">Attributes</text:span></text:p>
          </table:table-cell>
        </table:table-row>
        <table:table-row table:style-name="Row3">
          <table:table-cell table:style-name="Cell7">
            <text:p text:style-name="P55"><text:span text:style-name="T55_1">DELETE</text:span></text:p>
          </table:table-cell>
          <table:table-cell table:style-name="Cell8">
            <text:p text:style-name="P56"><text:span text:style-name="T56_1">:</text:span><text:span text:style-name="T56_2">ClientKey</text:span><text:span text:style-name="T56_3">/</text:span><text:span text:style-name="T56_4">personal</text:span><text:span text:style-name="T56_5">/</text:span><text:span text:style-name="T56_6">attributes</text:span></text:p>
          </table:table-cell>
          <table:table-cell table:style-name="Cell9">
            <text:p text:style-name="P57"><text:span text:style-name="T57_1">Delete</text:span><text:span text:style-name="T57_2"><text:s/></text:span><text:span text:style-name="T57_3">Attributes</text:span><text:span text:style-name="T57_4"><text:s/></text:span><text:span text:style-name="T57_5">from</text:span><text:span text:style-name="T57_6"><text:s/></text:span><text:span text:style-name="T57_7">platform</text:span></text:p>
          </table:table-cell>
        </table:table-row>
        <table:table-row table:style-name="Row4">
          <table:table-cell table:style-name="Cell10">
            <text:p text:style-name="P58"><text:span text:style-name="T58_1">GET</text:span></text:p>
          </table:table-cell>
          <table:table-cell table:style-name="Cell11">
            <text:p text:style-name="P59"><text:span text:style-name="T59_1">:</text:span><text:span text:style-name="T59_2">ClientKey</text:span><text:span text:style-name="T59_3">/</text:span><text:span text:style-name="T59_4">personal</text:span><text:span text:style-name="T59_5">/</text:span><text:span text:style-name="T59_6">attributes</text:span></text:p>
          </table:table-cell>
          <table:table-cell table:style-name="Cell12">
            <text:p text:style-name="P60"><text:span text:style-name="T60_1">Get</text:span><text:span text:style-name="T60_2"><text:s/></text:span><text:span text:style-name="T60_3">platform</text:span><text:span text:style-name="T60_4">’</text:span><text:span text:style-name="T60_5">s</text:span><text:span text:style-name="T60_6"><text:s/></text:span><text:span text:style-name="T60_7">Attributes</text:span></text:p>
          </table:table-cell>
        </table:table-row>
        <table:table-row table:style-name="Row5">
          <table:table-cell table:style-name="Cell13">
            <text:p text:style-name="P61"><text:span text:style-name="T61_1">PUT</text:span></text:p>
          </table:table-cell>
          <table:table-cell table:style-name="Cell14">
            <text:p text:style-name="P62"><text:span text:style-name="T62_1">:</text:span><text:span text:style-name="T62_2">ClientKey</text:span><text:span text:style-name="T62_3">/</text:span><text:span text:style-name="T62_4">personal</text:span><text:span text:style-name="T62_5">/</text:span><text:span text:style-name="T62_6">attributes</text:span><text:span text:style-name="T62_7">/:</text:span><text:span text:style-name="T62_8">JSONAttributes</text:span></text:p>
          </table:table-cell>
          <table:table-cell table:style-name="Cell15">
            <text:p text:style-name="P63"><text:span text:style-name="T63_1">Update</text:span><text:span text:style-name="T63_2"><text:s/></text:span><text:span text:style-name="T63_3">Attributes</text:span><text:span text:style-name="T63_4"><text:s/></text:span><text:span text:style-name="T63_5">Default</text:span><text:span text:style-name="T63_6"><text:s/></text:span><text:span text:style-name="T63_7">value</text:span></text:p>
          </table:table-cell>
        </table:table-row>
        <table:table-row table:style-name="Row6">
          <table:table-cell table:style-name="Cell16">
            <text:p text:style-name="P64"><text:span text:style-name="T64_1">POST</text:span></text:p>
          </table:table-cell>
          <table:table-cell table:style-name="Cell17">
            <text:p text:style-name="P65"><text:span text:style-name="T65_1">:</text:span><text:span text:style-name="T65_2">ClientKey</text:span><text:span text:style-name="T65_3">/</text:span><text:span text:style-name="T65_4">personal</text:span><text:span text:style-name="T65_5">/</text:span><text:span text:style-name="T65_6">features</text:span><text:span text:style-name="T65_7">/:</text:span><text:span text:style-name="T65_8">JSONFeatures</text:span></text:p>
          </table:table-cell>
          <table:table-cell table:style-name="Cell18">
            <text:p text:style-name="P66"><text:span text:style-name="T66_1">Add</text:span><text:span text:style-name="T66_2"><text:s/></text:span><text:span text:style-name="T66_3">New</text:span><text:span text:style-name="T66_4"><text:s/></text:span><text:span text:style-name="T66_5">Features</text:span></text:p>
          </table:table-cell>
        </table:table-row>
        <table:table-row table:style-name="Row7">
          <table:table-cell table:style-name="Cell19">
            <text:p text:style-name="P67"><text:span text:style-name="T67_1">DELETE</text:span></text:p>
          </table:table-cell>
          <table:table-cell table:style-name="Cell20">
            <text:p text:style-name="P68"><text:span text:style-name="T68_1">:</text:span><text:span text:style-name="T68_2">ClientKey</text:span><text:span text:style-name="T68_3">/</text:span><text:span text:style-name="T68_4">personal</text:span><text:span text:style-name="T68_5">/</text:span><text:span text:style-name="T68_6">features</text:span></text:p>
          </table:table-cell>
          <table:table-cell table:style-name="Cell21">
            <text:p text:style-name="P69"><text:span text:style-name="T69_1">Delete</text:span><text:span text:style-name="T69_2"><text:s/></text:span><text:span text:style-name="T69_3">Features</text:span><text:span text:style-name="T69_4"><text:s/></text:span><text:span text:style-name="T69_5">from</text:span><text:span text:style-name="T69_6"><text:s/></text:span><text:span text:style-name="T69_7">platform</text:span></text:p>
          </table:table-cell>
        </table:table-row>
        <table:table-row table:style-name="Row8">
          <table:table-cell table:style-name="Cell22">
            <text:p text:style-name="P70"><text:span text:style-name="T70_1">GET</text:span></text:p>
          </table:table-cell>
          <table:table-cell table:style-name="Cell23">
            <text:p text:style-name="P71"><text:span text:style-name="T71_1">:</text:span><text:span text:style-name="T71_2">ClientKey</text:span><text:span text:style-name="T71_3">/</text:span><text:span text:style-name="T71_4">personal</text:span><text:span text:style-name="T71_5">/</text:span><text:span text:style-name="T71_6">features</text:span></text:p>
          </table:table-cell>
          <table:table-cell table:style-name="Cell24">
            <text:p text:style-name="P72"><text:span text:style-name="T72_1">Get</text:span><text:span text:style-name="T72_2"><text:s/></text:span><text:span text:style-name="T72_3">platform</text:span><text:span text:style-name="T72_4">’</text:span><text:span text:style-name="T72_5">s</text:span><text:span text:style-name="T72_6"><text:s/></text:span><text:span text:style-name="T72_7">Features</text:span></text:p>
          </table:table-cell>
        </table:table-row>
        <table:table-row table:style-name="Row9">
          <table:table-cell table:style-name="Cell25">
            <text:p text:style-name="P73"><text:span text:style-name="T73_1">PUT</text:span></text:p>
          </table:table-cell>
          <table:table-cell table:style-name="Cell26">
            <text:p text:style-name="P74"><text:span text:style-name="T74_1">:</text:span><text:span text:style-name="T74_2">ClientKey</text:span><text:span text:style-name="T74_3">/</text:span><text:span text:style-name="T74_4">personal</text:span><text:span text:style-name="T74_5">/</text:span><text:span text:style-name="T74_6">features</text:span><text:span text:style-name="T74_7">/:</text:span><text:span text:style-name="T74_8">JSONFeatures</text:span></text:p>
          </table:table-cell>
          <table:table-cell table:style-name="Cell27">
            <text:p text:style-name="P75"><text:span text:style-name="T75_1">Update</text:span><text:span text:style-name="T75_2"><text:s/></text:span><text:span text:style-name="T75_3">Features</text:span><text:span text:style-name="T75_4"><text:s/></text:span><text:span text:style-name="T75_5">Default</text:span><text:span text:style-name="T75_6"><text:s/></text:span><text:span text:style-name="T75_7">value</text:span></text:p>
          </table:table-cell>
        </table:table-row>
        <table:table-row table:style-name="Row10">
          <table:table-cell table:style-name="Cell28">
            <text:p text:style-name="P76"><text:span text:style-name="T76_1">POST</text:span></text:p>
          </table:table-cell>
          <table:table-cell table:style-name="Cell29">
            <text:p text:style-name="P77"><text:span text:style-name="T77_1">:</text:span><text:span text:style-name="T77_2">ClientKey</text:span><text:span text:style-name="T77_3">/</text:span><text:span text:style-name="T77_4">personal</text:span><text:span text:style-name="T77_5">/</text:span><text:span text:style-name="T77_6">users</text:span><text:span text:style-name="T77_7">/:</text:span><text:span text:style-name="T77_8">JSONUsers</text:span></text:p>
          </table:table-cell>
          <table:table-cell table:style-name="Cell30">
            <text:p text:style-name="P78"><text:span text:style-name="T78_1">Add</text:span><text:span text:style-name="T78_2"><text:s/></text:span><text:span text:style-name="T78_3">new</text:span><text:span text:style-name="T78_4"><text:s/></text:span><text:span text:style-name="T78_5">users</text:span></text:p>
          </table:table-cell>
        </table:table-row>
        <table:table-row table:style-name="Row11">
          <table:table-cell table:style-name="Cell31">
            <text:p text:style-name="P79"><text:span text:style-name="T79_1">DELETE</text:span></text:p>
          </table:table-cell>
          <table:table-cell table:style-name="Cell32">
            <text:p text:style-name="P80"><text:span text:style-name="T80_1">:</text:span><text:span text:style-name="T80_2">ClientKey</text:span><text:span text:style-name="T80_3">/</text:span><text:span text:style-name="T80_4">personal</text:span><text:span text:style-name="T80_5">/</text:span><text:span text:style-name="T80_6">users</text:span></text:p>
          </table:table-cell>
          <table:table-cell table:style-name="Cell33">
            <text:p text:style-name="P81"><text:span text:style-name="T81_1">Delete</text:span><text:span text:style-name="T81_2"><text:s/></text:span><text:span text:style-name="T81_3">users</text:span></text:p>
          </table:table-cell>
        </table:table-row>
        <table:table-row table:style-name="Row12">
          <table:table-cell table:style-name="Cell34">
            <text:p text:style-name="P82"><text:span text:style-name="T82_1">GET</text:span></text:p>
          </table:table-cell>
          <table:table-cell table:style-name="Cell35">
            <text:p text:style-name="P83"><text:span text:style-name="T83_1">:</text:span><text:span text:style-name="T83_2">ClientKey</text:span><text:span text:style-name="T83_3">/</text:span><text:span text:style-name="T83_4">personal</text:span><text:span text:style-name="T83_5">/</text:span><text:span text:style-name="T83_6">users</text:span></text:p>
          </table:table-cell>
          <table:table-cell table:style-name="Cell36">
            <text:p text:style-name="P84"><text:span text:style-name="T84_1">Get</text:span><text:span text:style-name="T84_2"><text:s/></text:span><text:span text:style-name="T84_3">list</text:span><text:span text:style-name="T84_4"><text:s/></text:span><text:span text:style-name="T84_5">with</text:span><text:span text:style-name="T84_6"><text:s/></text:span><text:span text:style-name="T84_7">users</text:span></text:p>
          </table:table-cell>
        </table:table-row>
        <table:table-row table:style-name="Row13">
          <table:table-cell table:style-name="Cell37">
            <text:p text:style-name="P85"><text:span text:style-name="T85_1">PUT</text:span></text:p>
          </table:table-cell>
          <table:table-cell table:style-name="Cell38">
            <text:p text:style-name="P86"><text:span text:style-name="T86_1">:</text:span><text:span text:style-name="T86_2">ClientKey</text:span><text:span text:style-name="T86_3">/</text:span><text:span text:style-name="T86_4">personal</text:span><text:span text:style-name="T86_5">/</text:span><text:span text:style-name="T86_6">users</text:span><text:span text:style-name="T86_7">/:</text:span><text:span text:style-name="T86_8">User</text:span><text:span text:style-name="T86_9">/</text:span><text:span text:style-name="T86_10">attributes</text:span><text:span text:style-name="T86_11">/:</text:span><text:span text:style-name="T86_12">JSONUserAttributes</text:span></text:p>
          </table:table-cell>
          <table:table-cell table:style-name="Cell39">
            <text:p text:style-name="P87"><text:span text:style-name="T87_1">Set</text:span><text:span text:style-name="T87_2"><text:s/></text:span><text:span text:style-name="T87_3">user</text:span><text:span text:style-name="T87_4">’</text:span><text:span text:style-name="T87_5">s</text:span><text:span text:style-name="T87_6"><text:s/></text:span><text:span text:style-name="T87_7">attributes</text:span></text:p>
          </table:table-cell>
        </table:table-row>
        <table:table-row table:style-name="Row14">
          <table:table-cell table:style-name="Cell40">
            <text:p text:style-name="P88"><text:span text:style-name="T88_1">PUT</text:span></text:p>
          </table:table-cell>
          <table:table-cell table:style-name="Cell41">
            <text:p text:style-name="P89"><text:span text:style-name="T89_1">:</text:span><text:span text:style-name="T89_2">ClientKey</text:span><text:span text:style-name="T89_3">/</text:span><text:span text:style-name="T89_4">personal</text:span><text:span text:style-name="T89_5">/</text:span><text:span text:style-name="T89_6">users</text:span><text:span text:style-name="T89_7">/:</text:span><text:span text:style-name="T89_8">User</text:span><text:span text:style-name="T89_9">/</text:span><text:span text:style-name="T89_10">features</text:span><text:span text:style-name="T89_11">/:</text:span><text:span text:style-name="T89_12">JSONUserFeatures</text:span></text:p>
          </table:table-cell>
          <table:table-cell table:style-name="Cell42">
            <text:p text:style-name="P90"><text:span text:style-name="T90_1">Set</text:span><text:span text:style-name="T90_2"><text:s/></text:span><text:span text:style-name="T90_3">user</text:span><text:span text:style-name="T90_4">’</text:span><text:span text:style-name="T90_5">s</text:span><text:span text:style-name="T90_6"><text:s/></text:span><text:span text:style-name="T90_7">features</text:span></text:p>
          </table:table-cell>
        </table:table-row>
        <table:table-row table:style-name="Row15">
          <table:table-cell table:style-name="Cell43">
            <text:p text:style-name="P91"><text:span text:style-name="T91_1">PUT</text:span></text:p>
          </table:table-cell>
          <table:table-cell table:style-name="Cell44">
            <text:p text:style-name="P92"><text:span text:style-name="T92_1">:</text:span><text:span text:style-name="T92_2">ClientKey</text:span><text:span text:style-name="T92_3">/</text:span><text:span text:style-name="T92_4">personal</text:span><text:span text:style-name="T92_5">/</text:span><text:span text:style-name="T92_6">users</text:span><text:span text:style-name="T92_7">/:</text:span><text:span text:style-name="T92_8">User</text:span><text:span text:style-name="T92_9">/</text:span><text:span text:style-name="T92_10">features</text:span><text:span text:style-name="T92_11">/</text:span><text:span text:style-name="T92_12">modify</text:span><text:span text:style-name="T92_13">/:</text:span><text:span text:style-name="T92_14">JSONUserFeatures</text:span></text:p>
          </table:table-cell>
          <table:table-cell table:style-name="Cell45">
            <text:p text:style-name="P93"><text:span text:style-name="T93_1">Modify</text:span><text:span text:style-name="T93_2"><text:s/>(</text:span><text:span text:style-name="T93_3">increase</text:span><text:span text:style-name="T93_4">/</text:span><text:span text:style-name="T93_5">decrease</text:span><text:span text:style-name="T93_6">)<text:s/></text:span><text:span text:style-name="T93_7">user</text:span><text:span text:style-name="T93_8">’</text:span><text:span text:style-name="T93_9">s</text:span><text:span text:style-name="T93_10"><text:s/></text:span><text:span text:style-name="T93_11">feature</text:span></text:p>
          </table:table-cell>
        </table:table-row>
        <table:table-row table:style-name="Row16">
          <table:table-cell table:style-name="Cell46">
            <text:p text:style-name="P94"><text:span text:style-name="T94_1">GET</text:span></text:p>
          </table:table-cell>
          <table:table-cell table:style-name="Cell47">
            <text:p text:style-name="P95"><text:span text:style-name="T95_1">:</text:span><text:span text:style-name="T95_2">ClientKey</text:span><text:span text:style-name="T95_3">/</text:span><text:span text:style-name="T95_4">personal</text:span><text:span text:style-name="T95_5">/</text:span><text:span text:style-name="T95_6">users</text:span><text:span text:style-name="T95_7">/:</text:span><text:span text:style-name="T95_8">User</text:span><text:span text:style-name="T95_9">/</text:span><text:span text:style-name="T95_10">attributes</text:span></text:p>
          </table:table-cell>
          <table:table-cell table:style-name="Cell48">
            <text:p text:style-name="P96"><text:span text:style-name="T96_1">Get</text:span><text:span text:style-name="T96_2"><text:s/></text:span><text:span text:style-name="T96_3">user</text:span><text:span text:style-name="T96_4">’</text:span><text:span text:style-name="T96_5">s</text:span><text:span text:style-name="T96_6"><text:s/></text:span><text:span text:style-name="T96_7">attributes</text:span></text:p>
          </table:table-cell>
        </table:table-row>
        <table:table-row table:style-name="Row17">
          <table:table-cell table:style-name="Cell49">
            <text:p text:style-name="P97"><text:span text:style-name="T97_1">GET</text:span></text:p>
          </table:table-cell>
          <table:table-cell table:style-name="Cell50">
            <text:p text:style-name="P98"><text:span text:style-name="T98_1">:</text:span><text:span text:style-name="T98_2">ClientKey</text:span><text:span text:style-name="T98_3">/</text:span><text:span text:style-name="T98_4">personal</text:span><text:span text:style-name="T98_5">/</text:span><text:span text:style-name="T98_6">users</text:span><text:span text:style-name="T98_7">/:</text:span><text:span text:style-name="T98_8">User</text:span><text:span text:style-name="T98_9">/</text:span><text:span text:style-name="T98_10">features</text:span></text:p>
          </table:table-cell>
          <table:table-cell table:style-name="Cell51">
            <text:p text:style-name="P99"><text:span text:style-name="T99_1">Get</text:span><text:span text:style-name="T99_2"><text:s/></text:span><text:span text:style-name="T99_3">user</text:span><text:span text:style-name="T99_4">’</text:span><text:span text:style-name="T99_5">s</text:span><text:span text:style-name="T99_6"><text:s/></text:span><text:span text:style-name="T99_7">profile</text:span></text:p>
          </table:table-cell>
        </table:table-row>
      </table:table>
      <text:p text:style-name="P100"/>
      <text:p text:style-name="P101"/>
      <text:p text:style-name="P102"/>
      <text:h text:style-name="P103" text:outline-level="10"><text:bookmark-start text:name="h.neurqzluokqx"/><text:bookmark-end text:name="h.neurqzluokqx"/><text:span text:style-name="T103_1">Attributes</text:span><text:span text:style-name="T103_2">:</text:span></text:h>
      <text:p text:style-name="P104"/>
      <text:p text:style-name="P105"><text:span text:style-name="T105_1">Name</text:span><text:span text:style-name="T105_2">:</text:span><text:span text:style-name="T105_3"><text:s text:c="2"/></text:span><text:span text:style-name="T105_4">Add</text:span><text:span text:style-name="T105_5"><text:s/></text:span><text:span text:style-name="T105_6">Attributes</text:span></text:p>
      <text:p text:style-name="P106"/>
      <text:p text:style-name="P107"><text:span text:style-name="T107_1">Method</text:span><text:span text:style-name="T107_2">:</text:span><text:span text:style-name="T107_3"><text:s/></text:span><text:span text:style-name="T107_4">POST</text:span></text:p>
      <text:p text:style-name="P108"/>
      <text:p text:style-name="P109"><text:span text:style-name="T109_1">Description</text:span><text:span text:style-name="T109_2">:</text:span><text:span text:style-name="T109_3"><text:s text:c="2"/></text:span><text:span text:style-name="T109_4">Add</text:span><text:span text:style-name="T109_5"><text:s/></text:span><text:span text:style-name="T109_6">new</text:span><text:span text:style-name="T109_7"><text:s/></text:span><text:span text:style-name="T109_8">attributes</text:span><text:span text:style-name="T109_9"><text:s/></text:span><text:span text:style-name="T109_10">on</text:span><text:span text:style-name="T109_11"><text:s/></text:span><text:span text:style-name="T109_12">the</text:span><text:span text:style-name="T109_13"><text:s/></text:span><text:span text:style-name="T109_14">platform</text:span><text:span text:style-name="T109_15"><text:s/></text:span><text:span text:style-name="T109_16">with</text:span><text:span text:style-name="T109_17"><text:s/></text:span><text:span text:style-name="T109_18">their</text:span><text:span text:style-name="T109_19"><text:s/></text:span><text:span text:style-name="T109_20">default</text:span><text:span text:style-name="T109_21"><text:s/></text:span><text:span text:style-name="T109_22">value</text:span><text:span text:style-name="T109_23"><text:s/></text:span></text:p>
      <text:p text:style-name="P110"/>
      <text:p text:style-name="P111"><text:span text:style-name="T111_1">URL</text:span><text:span text:style-name="T111_2">:</text:span><text:span text:style-name="T111_3"><text:s text:c="2"/>/</text:span><text:span text:style-name="T111_4">pserver</text:span><text:span text:style-name="T111_5">/:</text:span><text:span text:style-name="T111_6">ClientKey</text:span><text:span text:style-name="T111_7">/</text:span><text:span text:style-name="T111_8">personal</text:span><text:span text:style-name="T111_9">/</text:span><text:span text:style-name="T111_10">attributes</text:span><text:span text:style-name="T111_11">/:</text:span><text:span text:style-name="T111_12">JSONAttributes</text:span></text:p>
      <text:p text:style-name="P112"><text:span text:style-name="T112_1"><text:s/></text:span></text:p>
      <text:p text:style-name="P113"><text:span text:style-name="T113_1">Path</text:span><text:span text:style-name="T113_2">:</text:span><text:span text:style-name="T113_3"><text:s text:c="2"/>:</text:span><text:span text:style-name="T113_4">ClientKey</text:span><text:span text:style-name="T113_5">/</text:span><text:span text:style-name="T113_6">personal</text:span><text:span text:style-name="T113_7">/</text:span><text:span text:style-name="T113_8">attributes</text:span><text:span text:style-name="T113_9">/:</text:span><text:span text:style-name="T113_10">JSONAttributes</text:span></text:p>
      <text:p text:style-name="P114"/>
      <text:p text:style-name="P115"><text:span text:style-name="T115_1">Parameters</text:span><text:span text:style-name="T115_2">:</text:span><text:span text:style-name="T115_3"><text:s text:c="2"/></text:span></text:p>
      <text:p text:style-name="P116"/>
      <table:table table:style-name="Table2">
        <table:table-column table:style-name="Column4"/>
        <table:table-column table:style-name="Column5"/>
        <table:table-column table:style-name="Column6"/>
        <table:table-column table:style-name="Column7"/>
        <table:table-row table:style-name="Row18">
          <table:table-cell table:style-name="Cell52">
            <text:p text:style-name="P117"><text:span text:style-name="T117_1">:</text:span><text:span text:style-name="T117_2">ClientKey</text:span></text:p>
          </table:table-cell>
          <table:table-cell table:style-name="Cell53">
            <text:p text:style-name="P118"><text:span text:style-name="T118_1">Required</text:span></text:p>
          </table:table-cell>
          <table:table-cell table:style-name="Cell54">
            <text:p text:style-name="P119"><text:span text:style-name="T119_1">The</text:span><text:span text:style-name="T119_2"><text:s/></text:span><text:span text:style-name="T119_3">client</text:span><text:span text:style-name="T119_4">’</text:span><text:span text:style-name="T119_5">s</text:span><text:span text:style-name="T119_6"><text:s/></text:span><text:span text:style-name="T119_7">API</text:span><text:span text:style-name="T119_8"><text:s/></text:span><text:span text:style-name="T119_9">Key</text:span></text:p>
          </table:table-cell>
          <table:table-cell table:style-name="Cell55">
            <text:p text:style-name="P120"><text:span text:style-name="T120_1">adlska</text:span><text:span text:style-name="T120_2">615654565</text:span><text:span text:style-name="T120_3">dsdasd</text:span><text:span text:style-name="T120_4">65</text:span><text:span text:style-name="T120_5">a</text:span></text:p>
          </table:table-cell>
        </table:table-row>
        <table:table-row table:style-name="Row19">
          <table:table-cell table:style-name="Cell56">
            <text:p text:style-name="P121"><text:span text:style-name="T121_1">:</text:span><text:span text:style-name="T121_2">JSONAttributes</text:span></text:p>
          </table:table-cell>
          <table:table-cell table:style-name="Cell57">
            <text:p text:style-name="P122"><text:span text:style-name="T122_1">Required</text:span></text:p>
          </table:table-cell>
          <table:table-cell table:style-name="Cell58">
            <text:p text:style-name="P123"><text:span text:style-name="T123_1">A</text:span><text:span text:style-name="T123_2"><text:s/></text:span><text:span text:style-name="T123_3">json</text:span><text:span text:style-name="T123_4"><text:s/></text:span><text:span text:style-name="T123_5">object</text:span><text:span text:style-name="T123_6"><text:s/></text:span><text:span text:style-name="T123_7">which</text:span><text:span text:style-name="T123_8"><text:s/></text:span><text:span text:style-name="T123_9">contains</text:span><text:span text:style-name="T123_10"><text:s/></text:span><text:span text:style-name="T123_11">pairs</text:span><text:span text:style-name="T123_12"><text:s/></text:span><text:span text:style-name="T123_13">of</text:span><text:span text:style-name="T123_14"><text:s/></text:span><text:span text:style-name="T123_15">Attribute</text:span><text:span text:style-name="T123_16"><text:s/></text:span><text:span text:style-name="T123_17">name</text:span><text:span text:style-name="T123_18"><text:s/></text:span><text:span text:style-name="T123_19">with</text:span><text:span text:style-name="T123_20"><text:s/></text:span><text:span text:style-name="T123_21">default</text:span><text:span text:style-name="T123_22"><text:s/></text:span><text:span text:style-name="T123_23">value</text:span></text:p>
          </table:table-cell>
          <table:table-cell table:style-name="Cell59">
            <text:p text:style-name="P124"><text:span text:style-name="T124_1">{“</text:span><text:span text:style-name="T124_2">language</text:span><text:span text:style-name="T124_3">”:”</text:span><text:span text:style-name="T124_4">greek</text:span><text:span text:style-name="T124_5">”,“</text:span><text:span text:style-name="T124_6">gender</text:span><text:span text:style-name="T124_7">”:”</text:span><text:span text:style-name="T124_8">male</text:span><text:span text:style-name="T124_9">”}</text:span></text:p>
          </table:table-cell>
        </table:table-row>
      </table:table>
      <text:p text:style-name="P125"/>
      <text:p text:style-name="P126"/>
      <text:p text:style-name="P127"><text:span text:style-name="T127_1">Example</text:span><text:span text:style-name="T127_2">:</text:span><text:span text:style-name="T127_3"><text:s/></text:span></text:p>
      <text:p text:style-name="P128"><text:span text:style-name="T128_1">POST</text:span><text:span text:style-name="T128_2"><text:s text:c="2"/>/</text:span><text:span text:style-name="T128_3">pserver</text:span><text:span text:style-name="T128_4">/</text:span><text:span text:style-name="T128_5">adlska</text:span><text:span text:style-name="T128_6">615654565</text:span><text:span text:style-name="T128_7">dsdasd</text:span><text:span text:style-name="T128_8">65</text:span><text:span text:style-name="T128_9">a</text:span><text:span text:style-name="T128_10">/</text:span><text:span text:style-name="T128_11">personal</text:span><text:span text:style-name="T128_12">/</text:span><text:span text:style-name="T128_13">attributes</text:span><text:span text:style-name="T128_14">/{“</text:span><text:span text:style-name="T128_15">language</text:span><text:span text:style-name="T128_16">”:”</text:span><text:span text:style-name="T128_17">greek</text:span><text:span text:style-name="T128_18">”,“</text:span><text:span text:style-name="T128_19">gender</text:span><text:span text:style-name="T128_20">”:”</text:span><text:span text:style-name="T128_21">male</text:span><text:span text:style-name="T128_22">”}</text:span></text:p>
      <text:p text:style-name="P129"/>
      <text:p text:style-name="P130"/>
      <text:p text:style-name="P131"><text:span text:style-name="T131_1">Response</text:span><text:span text:style-name="T131_2">:</text:span><text:span text:style-name="T131_3"><text:s text:c="2"/></text:span></text:p>
      <text:p text:style-name="P132"/>
      <text:p text:style-name="P133"/>
      <text:p text:style-name="P134"/>
      <text:p text:style-name="P135"/>
      <text:p text:style-name="P136"/>
      <text:p text:style-name="P137"/>
      <text:p text:style-name="P138"><text:span text:style-name="T138_1">Name</text:span><text:span text:style-name="T138_2">:</text:span><text:span text:style-name="T138_3"><text:s text:c="2"/></text:span><text:span text:style-name="T138_4">Delete</text:span><text:span text:style-name="T138_5"><text:s/></text:span><text:span text:style-name="T138_6">Attributes</text:span></text:p>
      <text:p text:style-name="P139"/>
      <text:p text:style-name="P140"><text:span text:style-name="T140_1">Method</text:span><text:span text:style-name="T140_2">:</text:span><text:span text:style-name="T140_3"><text:s text:c="2"/></text:span><text:span text:style-name="T140_4">DELETE</text:span></text:p>
      <text:p text:style-name="P141"/>
      <text:p text:style-name="P142"><text:span text:style-name="T142_1">Description</text:span><text:span text:style-name="T142_2">:</text:span><text:span text:style-name="T142_3"><text:s text:c="2"/></text:span><text:span text:style-name="T142_4">Delete</text:span><text:span text:style-name="T142_5"><text:s/></text:span><text:span text:style-name="T142_6">attributes</text:span><text:span text:style-name="T142_7"><text:s/></text:span><text:span text:style-name="T142_8">from</text:span><text:span text:style-name="T142_9"><text:s/></text:span><text:span text:style-name="T142_10">the</text:span><text:span text:style-name="T142_11"><text:s/></text:span><text:span text:style-name="T142_12">platform</text:span></text:p>
      <text:p text:style-name="P143"/>
      <text:p text:style-name="P144"><text:span text:style-name="T144_1">URL</text:span><text:span text:style-name="T144_2">:</text:span><text:span text:style-name="T144_3"><text:s text:c="2"/>/</text:span><text:span text:style-name="T144_4">pserver</text:span><text:span text:style-name="T144_5">/:</text:span><text:span text:style-name="T144_6">ClientKey</text:span><text:span text:style-name="T144_7">/</text:span><text:span text:style-name="T144_8">personal</text:span><text:span text:style-name="T144_9">/</text:span><text:span text:style-name="T144_10">attributes</text:span><text:span text:style-name="T144_11">/</text:span></text:p>
      <text:p text:style-name="P145"><text:span text:style-name="T145_1"><text:s/></text:span></text:p>
      <text:p text:style-name="P146"><text:span text:style-name="T146_1">Path</text:span><text:span text:style-name="T146_2">:</text:span><text:span text:style-name="T146_3"><text:s text:c="2"/>:</text:span><text:span text:style-name="T146_4">ClientKey</text:span><text:span text:style-name="T146_5">/</text:span><text:span text:style-name="T146_6">personal</text:span><text:span text:style-name="T146_7">/</text:span><text:span text:style-name="T146_8">attributes</text:span><text:span text:style-name="T146_9">/</text:span></text:p>
      <text:p text:style-name="P147"/>
      <text:p text:style-name="P148"><text:span text:style-name="T148_1">Parameters</text:span><text:span text:style-name="T148_2">:</text:span><text:span text:style-name="T148_3"><text:s text:c="2"/></text:span></text:p>
      <text:p text:style-name="P149"/>
      <table:table table:style-name="Table3">
        <table:table-column table:style-name="Column8"/>
        <table:table-column table:style-name="Column9"/>
        <table:table-column table:style-name="Column10"/>
        <table:table-column table:style-name="Column11"/>
        <table:table-row table:style-name="Row20">
          <table:table-cell table:style-name="Cell60">
            <text:p text:style-name="P150"><text:span text:style-name="T150_1">:</text:span><text:span text:style-name="T150_2">ClientKey</text:span></text:p>
          </table:table-cell>
          <table:table-cell table:style-name="Cell61">
            <text:p text:style-name="P151"><text:span text:style-name="T151_1">Required</text:span></text:p>
          </table:table-cell>
          <table:table-cell table:style-name="Cell62">
            <text:p text:style-name="P152"><text:span text:style-name="T152_1">The</text:span><text:span text:style-name="T152_2"><text:s/></text:span><text:span text:style-name="T152_3">client</text:span><text:span text:style-name="T152_4">’</text:span><text:span text:style-name="T152_5">s</text:span><text:span text:style-name="T152_6"><text:s/></text:span><text:span text:style-name="T152_7">API</text:span><text:span text:style-name="T152_8"><text:s/></text:span><text:span text:style-name="T152_9">Key</text:span></text:p>
          </table:table-cell>
          <table:table-cell table:style-name="Cell63">
            <text:p text:style-name="P153"><text:span text:style-name="T153_1">adlska</text:span><text:span text:style-name="T153_2">615654565</text:span><text:span text:style-name="T153_3">dsdasd</text:span><text:span text:style-name="T153_4">65</text:span><text:span text:style-name="T153_5">a</text:span></text:p>
          </table:table-cell>
        </table:table-row>
        <table:table-row table:style-name="Row21">
          <table:table-cell table:style-name="Cell64">
            <text:p text:style-name="P154"><text:span text:style-name="T154_1">pattern</text:span></text:p>
          </table:table-cell>
          <table:table-cell table:style-name="Cell65">
            <text:p text:style-name="P155"><text:span text:style-name="T155_1">Optional</text:span></text:p>
          </table:table-cell>
          <table:table-cell table:style-name="Cell66">
            <text:p text:style-name="P156"><text:span text:style-name="T156_1">A</text:span><text:span text:style-name="T156_2"><text:s/></text:span><text:span text:style-name="T156_3">json</text:span><text:span text:style-name="T156_4"><text:s/></text:span><text:span text:style-name="T156_5">object</text:span><text:span text:style-name="T156_6"><text:s/></text:span><text:span text:style-name="T156_7">which</text:span><text:span text:style-name="T156_8"><text:s/></text:span><text:span text:style-name="T156_9">contains</text:span><text:span text:style-name="T156_10"><text:s/></text:span><text:span text:style-name="T156_11">Attribute</text:span><text:span text:style-name="T156_12"><text:s/></text:span><text:span text:style-name="T156_13">Patterns</text:span><text:span text:style-name="T156_14"><text:s/></text:span><text:span text:style-name="T156_15">for</text:span><text:span text:style-name="T156_16"><text:s/></text:span><text:span text:style-name="T156_17">delete</text:span><text:span text:style-name="T156_18">.<text:s/></text:span><text:span text:style-name="T156_19">If</text:span><text:span text:style-name="T156_20"><text:s/></text:span><text:span text:style-name="T156_21">no</text:span><text:span text:style-name="T156_22"><text:s/></text:span><text:span text:style-name="T156_23">json</text:span><text:span text:style-name="T156_24"><text:s/></text:span><text:span text:style-name="T156_25">object</text:span><text:span text:style-name="T156_26"><text:s/></text:span><text:span text:style-name="T156_27">will</text:span><text:span text:style-name="T156_28"><text:s/></text:span><text:span text:style-name="T156_29">be</text:span><text:span text:style-name="T156_30"><text:s/></text:span><text:span text:style-name="T156_31">removed</text:span><text:span text:style-name="T156_32"><text:s/></text:span><text:span text:style-name="T156_33">all</text:span><text:span text:style-name="T156_34"><text:s/></text:span><text:span text:style-name="T156_35">the</text:span><text:span text:style-name="T156_36"><text:s/></text:span><text:span text:style-name="T156_37">Attributes</text:span></text:p>
          </table:table-cell>
          <table:table-cell table:style-name="Cell67">
            <text:p text:style-name="P157"><text:span text:style-name="T157_1">pattern</text:span><text:span text:style-name="T157_2">=[“</text:span><text:span text:style-name="T157_3">language</text:span><text:span text:style-name="T157_4">”,“</text:span><text:span text:style-name="T157_5">gen</text:span><text:span text:style-name="T157_6">*</text:span><text:span text:style-name="T157_7">r</text:span><text:span text:style-name="T157_8">”]</text:span></text:p>
          </table:table-cell>
        </table:table-row>
      </table:table>
      <text:p text:style-name="P158"/>
      <text:p text:style-name="P159"/>
      <text:p text:style-name="P160"><text:span text:style-name="T160_1">Example</text:span><text:span text:style-name="T160_2">:</text:span><text:span text:style-name="T160_3"><text:s/></text:span></text:p>
      <text:p text:style-name="P161"><text:span text:style-name="T161_1">DELETE</text:span><text:span text:style-name="T161_2"><text:s text:c="2"/>/</text:span><text:span text:style-name="T161_3">pserver</text:span><text:span text:style-name="T161_4">/</text:span><text:span text:style-name="T161_5">adlska</text:span><text:span text:style-name="T161_6">615654565</text:span><text:span text:style-name="T161_7">dsdasd</text:span><text:span text:style-name="T161_8">65</text:span><text:span text:style-name="T161_9">a</text:span><text:span text:style-name="T161_10">/</text:span><text:span text:style-name="T161_11">personal</text:span><text:span text:style-name="T161_12">/</text:span><text:span text:style-name="T161_13">attributes</text:span><text:span text:style-name="T161_14">?</text:span><text:span text:style-name="T161_15">pattern</text:span><text:span text:style-name="T161_16">=[“</text:span><text:span text:style-name="T161_17">language</text:span><text:span text:style-name="T161_18">”,“</text:span><text:span text:style-name="T161_19">gen</text:span><text:span text:style-name="T161_20">*</text:span><text:span text:style-name="T161_21">r</text:span><text:span text:style-name="T161_22">”]</text:span></text:p>
      <text:p text:style-name="P162"/>
      <text:p text:style-name="P163"><text:span text:style-name="T163_1">Response</text:span><text:span text:style-name="T163_2">:</text:span><text:span text:style-name="T163_3"><text:s text:c="2"/></text:span></text:p>
      <text:p text:style-name="P164"/>
      <text:p text:style-name="P165"/>
      <text:p text:style-name="P166"/>
      <text:p text:style-name="P167"/>
      <text:p text:style-name="P168"/>
      <text:p text:style-name="P169"><text:span text:style-name="T169_1">Name</text:span><text:span text:style-name="T169_2">:</text:span><text:span text:style-name="T169_3"><text:s text:c="2"/></text:span><text:span text:style-name="T169_4">Get</text:span><text:span text:style-name="T169_5"><text:s/></text:span><text:span text:style-name="T169_6">Attributes</text:span></text:p>
      <text:p text:style-name="P170"/>
      <text:p text:style-name="P171"/>
      <text:p text:style-name="P172"><text:span text:style-name="T172_1">Method</text:span><text:span text:style-name="T172_2">:</text:span><text:span text:style-name="T172_3"><text:s/></text:span><text:span text:style-name="T172_4">GET</text:span></text:p>
      <text:p text:style-name="P173"/>
      <text:p text:style-name="P174"/>
      <text:p text:style-name="P175"><text:span text:style-name="T175_1">Description</text:span><text:span text:style-name="T175_2">:</text:span><text:span text:style-name="T175_3"><text:s text:c="2"/></text:span><text:span text:style-name="T175_4">Get</text:span><text:span text:style-name="T175_5"><text:s/></text:span><text:span text:style-name="T175_6">a</text:span><text:span text:style-name="T175_7"><text:s/></text:span><text:span text:style-name="T175_8">list</text:span><text:span text:style-name="T175_9"><text:s/></text:span><text:span text:style-name="T175_10">with</text:span><text:span text:style-name="T175_11"><text:s text:c="2"/></text:span><text:span text:style-name="T175_12">platform</text:span><text:span text:style-name="T175_13">’</text:span><text:span text:style-name="T175_14">s</text:span><text:span text:style-name="T175_15"><text:s text:c="2"/></text:span><text:span text:style-name="T175_16">attributes</text:span><text:span text:style-name="T175_17"><text:s/></text:span><text:span text:style-name="T175_18">and</text:span><text:span text:style-name="T175_19"><text:s/></text:span><text:span text:style-name="T175_20">their</text:span><text:span text:style-name="T175_21"><text:s/></text:span><text:span text:style-name="T175_22">default</text:span><text:span text:style-name="T175_23"><text:s/></text:span><text:span text:style-name="T175_24">value</text:span></text:p>
      <text:p text:style-name="P176"><text:span text:style-name="T176_1"><text:s/></text:span></text:p>
      <text:p text:style-name="P177"><text:span text:style-name="T177_1">URL</text:span><text:span text:style-name="T177_2">:</text:span><text:span text:style-name="T177_3"><text:s text:c="2"/>/</text:span><text:span text:style-name="T177_4">pserver</text:span><text:span text:style-name="T177_5">/:</text:span><text:span text:style-name="T177_6">ClientKey</text:span><text:span text:style-name="T177_7">/</text:span><text:span text:style-name="T177_8">personal</text:span><text:span text:style-name="T177_9">/</text:span><text:span text:style-name="T177_10">attributes</text:span><text:span text:style-name="T177_11">/</text:span></text:p>
      <text:p text:style-name="P178"><text:span text:style-name="T178_1"><text:s/></text:span></text:p>
      <text:p text:style-name="P179"><text:span text:style-name="T179_1">Path</text:span><text:span text:style-name="T179_2">:</text:span><text:span text:style-name="T179_3"><text:s text:c="2"/>:</text:span><text:span text:style-name="T179_4">ClientKey</text:span><text:span text:style-name="T179_5">/</text:span><text:span text:style-name="T179_6">personal</text:span><text:span text:style-name="T179_7">/</text:span><text:span text:style-name="T179_8">attributes</text:span></text:p>
      <text:p text:style-name="P180"/>
      <text:p text:style-name="P181"><text:span text:style-name="T181_1">Parameters</text:span><text:span text:style-name="T181_2">:</text:span><text:span text:style-name="T181_3"><text:s text:c="2"/></text:span></text:p>
      <text:p text:style-name="P182"/>
      <table:table table:style-name="Table4">
        <table:table-column table:style-name="Column12"/>
        <table:table-column table:style-name="Column13"/>
        <table:table-column table:style-name="Column14"/>
        <table:table-column table:style-name="Column15"/>
        <table:table-row table:style-name="Row22">
          <table:table-cell table:style-name="Cell68">
            <text:p text:style-name="P183"><text:span text:style-name="T183_1">:</text:span><text:span text:style-name="T183_2">ClientKey</text:span></text:p>
          </table:table-cell>
          <table:table-cell table:style-name="Cell69">
            <text:p text:style-name="P184"><text:span text:style-name="T184_1">Required</text:span></text:p>
          </table:table-cell>
          <table:table-cell table:style-name="Cell70">
            <text:p text:style-name="P185"><text:span text:style-name="T185_1">The</text:span><text:span text:style-name="T185_2"><text:s/></text:span><text:span text:style-name="T185_3">client</text:span><text:span text:style-name="T185_4">’</text:span><text:span text:style-name="T185_5">s</text:span><text:span text:style-name="T185_6"><text:s/></text:span><text:span text:style-name="T185_7">API</text:span><text:span text:style-name="T185_8"><text:s/></text:span><text:span text:style-name="T185_9">Key</text:span></text:p>
          </table:table-cell>
          <table:table-cell table:style-name="Cell71">
            <text:p text:style-name="P186"><text:span text:style-name="T186_1">adlska</text:span><text:span text:style-name="T186_2">615654565</text:span><text:span text:style-name="T186_3">dsdasd</text:span><text:span text:style-name="T186_4">65</text:span><text:span text:style-name="T186_5">a</text:span></text:p>
          </table:table-cell>
        </table:table-row>
        <table:table-row table:style-name="Row23">
          <table:table-cell table:style-name="Cell72">
            <text:p text:style-name="P187"><text:span text:style-name="T187_1">pattern</text:span></text:p>
          </table:table-cell>
          <table:table-cell table:style-name="Cell73">
            <text:p text:style-name="P188"><text:span text:style-name="T188_1">optional</text:span></text:p>
          </table:table-cell>
          <table:table-cell table:style-name="Cell74">
            <text:p text:style-name="P189"><text:span text:style-name="T189_1">The</text:span><text:span text:style-name="T189_2"><text:s/></text:span><text:span text:style-name="T189_3">attribute</text:span><text:span text:style-name="T189_4"><text:s/></text:span><text:span text:style-name="T189_5">pattern</text:span></text:p>
          </table:table-cell>
          <table:table-cell table:style-name="Cell75">
            <text:p text:style-name="P190"><text:span text:style-name="T190_1">pattern</text:span><text:span text:style-name="T190_2">=</text:span><text:span text:style-name="T190_3">ag</text:span><text:span text:style-name="T190_4">*</text:span></text:p>
          </table:table-cell>
        </table:table-row>
        <table:table-row table:style-name="Row24">
          <table:table-cell table:style-name="Cell76">
            <text:p text:style-name="P191"><text:span text:style-name="T191_1">page</text:span></text:p>
          </table:table-cell>
          <table:table-cell table:style-name="Cell77">
            <text:p text:style-name="P192"><text:span text:style-name="T192_1">optional</text:span></text:p>
          </table:table-cell>
          <table:table-cell table:style-name="Cell78">
            <text:p text:style-name="P193"><text:span text:style-name="T193_1">The</text:span><text:span text:style-name="T193_2"><text:s/></text:span><text:span text:style-name="T193_3">number</text:span><text:span text:style-name="T193_4"><text:s/></text:span><text:span text:style-name="T193_5">of</text:span><text:span text:style-name="T193_6"><text:s/></text:span><text:span text:style-name="T193_7">the</text:span><text:span text:style-name="T193_8"><text:s/></text:span><text:span text:style-name="T193_9">page</text:span><text:span text:style-name="T193_10">.<text:s/></text:span><text:span text:style-name="T193_11">Start</text:span><text:span text:style-name="T193_12"><text:s/></text:span><text:span text:style-name="T193_13">from</text:span><text:span text:style-name="T193_14"><text:s/></text:span><text:span text:style-name="T193_15">number</text:span><text:span text:style-name="T193_16"><text:s/>1</text:span></text:p>
          </table:table-cell>
          <table:table-cell table:style-name="Cell79">
            <text:p text:style-name="P194"><text:span text:style-name="T194_1">page</text:span><text:span text:style-name="T194_2">=1</text:span></text:p>
          </table:table-cell>
        </table:table-row>
      </table:table>
      <text:p text:style-name="P195"/>
      <text:p text:style-name="P196"/>
      <text:p text:style-name="P197"><text:span text:style-name="T197_1">Example</text:span><text:span text:style-name="T197_2">:</text:span><text:span text:style-name="T197_3"><text:s/></text:span></text:p>
      <text:p text:style-name="P198"><text:span text:style-name="T198_1">GET</text:span><text:span text:style-name="T198_2"><text:s text:c="2"/>/</text:span><text:span text:style-name="T198_3">pserver</text:span><text:span text:style-name="T198_4">/</text:span><text:span text:style-name="T198_5">adlska</text:span><text:span text:style-name="T198_6">615654565</text:span><text:span text:style-name="T198_7">dsdasd</text:span><text:span text:style-name="T198_8">65</text:span><text:span text:style-name="T198_9">a</text:span><text:span text:style-name="T198_10">/</text:span><text:span text:style-name="T198_11">personal</text:span><text:span text:style-name="T198_12">/</text:span><text:span text:style-name="T198_13">attributes</text:span><text:span text:style-name="T198_14">?</text:span><text:span text:style-name="T198_15">page</text:span><text:span text:style-name="T198_16">=1</text:span></text:p>
      <text:p text:style-name="P199"/>
      <text:p text:style-name="P200"><text:span text:style-name="T200_1">Response</text:span><text:span text:style-name="T200_2">:</text:span><text:span text:style-name="T200_3"><text:s text:c="2"/></text:span></text:p>
      <text:p text:style-name="P201"/>
      <text:p text:style-name="P202"/>
      <text:p text:style-name="P203"/>
      <text:p text:style-name="P204"/>
      <text:p text:style-name="P205"/>
      <text:p text:style-name="P206"/>
      <text:p text:style-name="P207"><text:span text:style-name="T207_1">Name</text:span><text:span text:style-name="T207_2">:</text:span><text:span text:style-name="T207_3"><text:s text:c="2"/></text:span><text:span text:style-name="T207_4">Update</text:span><text:span text:style-name="T207_5"><text:s/></text:span><text:span text:style-name="T207_6">Attributes</text:span></text:p>
      <text:p text:style-name="P208"/>
      <text:p text:style-name="P209"/>
      <text:p text:style-name="P210"><text:span text:style-name="T210_1">Method</text:span><text:span text:style-name="T210_2">:</text:span><text:span text:style-name="T210_3"><text:s/></text:span><text:span text:style-name="T210_4">PUT</text:span></text:p>
      <text:p text:style-name="P211"/>
      <text:p text:style-name="P212"/>
      <text:p text:style-name="P213"><text:span text:style-name="T213_1">Description</text:span><text:span text:style-name="T213_2">:</text:span><text:span text:style-name="T213_3"><text:s text:c="2"/></text:span><text:span text:style-name="T213_4">Update</text:span><text:span text:style-name="T213_5"><text:s/></text:span><text:span text:style-name="T213_6">the</text:span><text:span text:style-name="T213_7"><text:s/></text:span><text:span text:style-name="T213_8">default</text:span><text:span text:style-name="T213_9"><text:s/></text:span><text:span text:style-name="T213_10">values</text:span><text:span text:style-name="T213_11"><text:s/></text:span><text:span text:style-name="T213_12">of</text:span><text:span text:style-name="T213_13"><text:s/></text:span><text:span text:style-name="T213_14">the</text:span><text:span text:style-name="T213_15"><text:s/></text:span><text:span text:style-name="T213_16">given</text:span><text:span text:style-name="T213_17"><text:s/></text:span><text:span text:style-name="T213_18">attribute</text:span><text:span text:style-name="T213_19"><text:s/></text:span><text:span text:style-name="T213_20">names</text:span><text:span text:style-name="T213_21"><text:s text:c="2"/></text:span><text:span text:style-name="T213_22">with</text:span><text:span text:style-name="T213_23"><text:s/></text:span><text:span text:style-name="T213_24">the</text:span><text:span text:style-name="T213_25"><text:s/></text:span><text:span text:style-name="T213_26">new</text:span><text:span text:style-name="T213_27"><text:s/></text:span><text:span text:style-name="T213_28">given</text:span><text:span text:style-name="T213_29"><text:s/></text:span><text:span text:style-name="T213_30">value</text:span></text:p>
      <text:p text:style-name="P214"/>
      <text:p text:style-name="P215"><text:span text:style-name="T215_1"><text:s/></text:span></text:p>
      <text:p text:style-name="P216"><text:span text:style-name="T216_1">URL</text:span><text:span text:style-name="T216_2">:</text:span><text:span text:style-name="T216_3"><text:s text:c="2"/>/</text:span><text:span text:style-name="T216_4">pserver</text:span><text:span text:style-name="T216_5">/:</text:span><text:span text:style-name="T216_6">ClientKey</text:span><text:span text:style-name="T216_7">/</text:span><text:span text:style-name="T216_8">personal</text:span><text:span text:style-name="T216_9">/</text:span><text:span text:style-name="T216_10">attributes</text:span><text:span text:style-name="T216_11">/:</text:span><text:span text:style-name="T216_12">JSONAttributes</text:span></text:p>
      <text:p text:style-name="P217"><text:span text:style-name="T217_1"><text:s/></text:span></text:p>
      <text:p text:style-name="P218"><text:span text:style-name="T218_1">Path</text:span><text:span text:style-name="T218_2">:</text:span><text:span text:style-name="T218_3"><text:s text:c="2"/>:</text:span><text:span text:style-name="T218_4">ClientKey</text:span><text:span text:style-name="T218_5">/</text:span><text:span text:style-name="T218_6">personal</text:span><text:span text:style-name="T218_7">/</text:span><text:span text:style-name="T218_8">attributes</text:span><text:span text:style-name="T218_9">/:</text:span><text:span text:style-name="T218_10">JSONAttributes</text:span></text:p>
      <text:p text:style-name="P219"/>
      <text:p text:style-name="P220"><text:span text:style-name="T220_1">Parameters</text:span><text:span text:style-name="T220_2">:</text:span><text:span text:style-name="T220_3"><text:s text:c="2"/></text:span></text:p>
      <text:p text:style-name="P221"/>
      <table:table table:style-name="Table5">
        <table:table-column table:style-name="Column16"/>
        <table:table-column table:style-name="Column17"/>
        <table:table-column table:style-name="Column18"/>
        <table:table-column table:style-name="Column19"/>
        <table:table-row table:style-name="Row25">
          <table:table-cell table:style-name="Cell80">
            <text:p text:style-name="P222"><text:span text:style-name="T222_1">:</text:span><text:span text:style-name="T222_2">ClientKey</text:span></text:p>
          </table:table-cell>
          <table:table-cell table:style-name="Cell81">
            <text:p text:style-name="P223"><text:span text:style-name="T223_1">Required</text:span></text:p>
          </table:table-cell>
          <table:table-cell table:style-name="Cell82">
            <text:p text:style-name="P224"><text:span text:style-name="T224_1">The</text:span><text:span text:style-name="T224_2"><text:s/></text:span><text:span text:style-name="T224_3">client</text:span><text:span text:style-name="T224_4">’</text:span><text:span text:style-name="T224_5">s</text:span><text:span text:style-name="T224_6"><text:s/></text:span><text:span text:style-name="T224_7">API</text:span><text:span text:style-name="T224_8"><text:s/></text:span><text:span text:style-name="T224_9">Key</text:span></text:p>
          </table:table-cell>
          <table:table-cell table:style-name="Cell83">
            <text:p text:style-name="P225"><text:span text:style-name="T225_1">adlska</text:span><text:span text:style-name="T225_2">615654565</text:span><text:span text:style-name="T225_3">dsdasd</text:span><text:span text:style-name="T225_4">65</text:span><text:span text:style-name="T225_5">a</text:span></text:p>
          </table:table-cell>
        </table:table-row>
        <table:table-row table:style-name="Row26">
          <table:table-cell table:style-name="Cell84">
            <text:p text:style-name="P226"><text:span text:style-name="T226_1">:</text:span><text:span text:style-name="T226_2">JSONAttributes</text:span></text:p>
          </table:table-cell>
          <table:table-cell table:style-name="Cell85">
            <text:p text:style-name="P227"><text:span text:style-name="T227_1">Required</text:span></text:p>
          </table:table-cell>
          <table:table-cell table:style-name="Cell86">
            <text:p text:style-name="P228"><text:span text:style-name="T228_1">A</text:span><text:span text:style-name="T228_2"><text:s/></text:span><text:span text:style-name="T228_3">json</text:span><text:span text:style-name="T228_4"><text:s/></text:span><text:span text:style-name="T228_5">object</text:span><text:span text:style-name="T228_6"><text:s/></text:span><text:span text:style-name="T228_7">which</text:span><text:span text:style-name="T228_8"><text:s/></text:span><text:span text:style-name="T228_9">contains</text:span><text:span text:style-name="T228_10"><text:s/></text:span><text:span text:style-name="T228_11">pairs</text:span><text:span text:style-name="T228_12"><text:s/></text:span><text:span text:style-name="T228_13">of</text:span><text:span text:style-name="T228_14"><text:s/></text:span><text:span text:style-name="T228_15">Attribute</text:span><text:span text:style-name="T228_16"><text:s/></text:span><text:span text:style-name="T228_17">name</text:span><text:span text:style-name="T228_18"><text:s/></text:span><text:span text:style-name="T228_19">with</text:span><text:span text:style-name="T228_20"><text:s/></text:span><text:span text:style-name="T228_21">default</text:span><text:span text:style-name="T228_22"><text:s/></text:span><text:span text:style-name="T228_23">value</text:span></text:p>
          </table:table-cell>
          <table:table-cell table:style-name="Cell87">
            <text:p text:style-name="P229"><text:span text:style-name="T229_1">{“</text:span><text:span text:style-name="T229_2">language</text:span><text:span text:style-name="T229_3">”:”</text:span><text:span text:style-name="T229_4">greek</text:span><text:span text:style-name="T229_5">”,“</text:span><text:span text:style-name="T229_6">gender</text:span><text:span text:style-name="T229_7">”:”</text:span><text:span text:style-name="T229_8">male</text:span><text:span text:style-name="T229_9">”}</text:span></text:p>
          </table:table-cell>
        </table:table-row>
      </table:table>
      <text:p text:style-name="P230"/>
      <text:p text:style-name="P231"/>
      <text:p text:style-name="P232"><text:span text:style-name="T232_1">Example</text:span><text:span text:style-name="T232_2">:</text:span><text:span text:style-name="T232_3"><text:s/></text:span></text:p>
      <text:p text:style-name="P233"><text:span text:style-name="T233_1">PUT</text:span><text:span text:style-name="T233_2"><text:s text:c="2"/>/</text:span><text:span text:style-name="T233_3">pserver</text:span><text:span text:style-name="T233_4">/</text:span><text:span text:style-name="T233_5">adlska</text:span><text:span text:style-name="T233_6">615654565</text:span><text:span text:style-name="T233_7">dsdasd</text:span><text:span text:style-name="T233_8">65</text:span><text:span text:style-name="T233_9">a</text:span><text:span text:style-name="T233_10">/</text:span><text:span text:style-name="T233_11">personal</text:span><text:span text:style-name="T233_12">/</text:span><text:span text:style-name="T233_13">attributes</text:span><text:span text:style-name="T233_14">/{“</text:span><text:span text:style-name="T233_15">language</text:span><text:span text:style-name="T233_16">”:”</text:span><text:span text:style-name="T233_17">greek</text:span><text:span text:style-name="T233_18">”,“</text:span><text:span text:style-name="T233_19">gender</text:span><text:span text:style-name="T233_20">”:”</text:span><text:span text:style-name="T233_21">male</text:span><text:span text:style-name="T233_22">”}</text:span></text:p>
      <text:p text:style-name="P234"/>
      <text:p text:style-name="P235"><text:span text:style-name="T235_1">Response</text:span><text:span text:style-name="T235_2">:</text:span><text:span text:style-name="T235_3"><text:s text:c="2"/></text:span></text:p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h text:style-name="P249" text:outline-level="10"><text:bookmark-start text:name="h.w4h3up3w3ks9"/><text:bookmark-end text:name="h.w4h3up3w3ks9"/><text:span text:style-name="T249_1">Features</text:span><text:span text:style-name="T249_2">:</text:span></text:h>
      <text:p text:style-name="P250"/>
      <text:p text:style-name="P251"><text:span text:style-name="T251_1">Name</text:span><text:span text:style-name="T251_2">:</text:span><text:span text:style-name="T251_3"><text:s text:c="2"/></text:span><text:span text:style-name="T251_4">Add</text:span><text:span text:style-name="T251_5"><text:s/></text:span><text:span text:style-name="T251_6">Features</text:span></text:p>
      <text:p text:style-name="P252"/>
      <text:p text:style-name="P253"><text:span text:style-name="T253_1">Method</text:span><text:span text:style-name="T253_2">:</text:span><text:span text:style-name="T253_3"><text:s/></text:span><text:span text:style-name="T253_4">POST</text:span></text:p>
      <text:p text:style-name="P254"/>
      <text:p text:style-name="P255"><text:span text:style-name="T255_1">Description</text:span><text:span text:style-name="T255_2">:</text:span><text:span text:style-name="T255_3"><text:s text:c="2"/></text:span><text:span text:style-name="T255_4">Add</text:span><text:span text:style-name="T255_5"><text:s/></text:span><text:span text:style-name="T255_6">new</text:span><text:span text:style-name="T255_7"><text:s/></text:span><text:span text:style-name="T255_8">features</text:span><text:span text:style-name="T255_9"><text:s/></text:span><text:span text:style-name="T255_10">on</text:span><text:span text:style-name="T255_11"><text:s/></text:span><text:span text:style-name="T255_12">the</text:span><text:span text:style-name="T255_13"><text:s/></text:span><text:span text:style-name="T255_14">platform</text:span><text:span text:style-name="T255_15"><text:s/></text:span><text:span text:style-name="T255_16">with</text:span><text:span text:style-name="T255_17"><text:s/></text:span><text:span text:style-name="T255_18">their</text:span><text:span text:style-name="T255_19"><text:s/></text:span><text:span text:style-name="T255_20">default</text:span><text:span text:style-name="T255_21"><text:s/></text:span><text:span text:style-name="T255_22">value</text:span><text:span text:style-name="T255_23"><text:s/></text:span></text:p>
      <text:p text:style-name="P256"/>
      <text:p text:style-name="P257"><text:span text:style-name="T257_1">URL</text:span><text:span text:style-name="T257_2">:</text:span><text:span text:style-name="T257_3"><text:s text:c="2"/>/</text:span><text:span text:style-name="T257_4">pserver</text:span><text:span text:style-name="T257_5">/:</text:span><text:span text:style-name="T257_6">ClientKey</text:span><text:span text:style-name="T257_7">/</text:span><text:span text:style-name="T257_8">personal</text:span><text:span text:style-name="T257_9">/</text:span><text:span text:style-name="T257_10">features</text:span><text:span text:style-name="T257_11">/:</text:span><text:span text:style-name="T257_12">JSONFeatures</text:span></text:p>
      <text:p text:style-name="P258"><text:span text:style-name="T258_1"><text:s/></text:span></text:p>
      <text:p text:style-name="P259"><text:span text:style-name="T259_1">Path</text:span><text:span text:style-name="T259_2">:</text:span><text:span text:style-name="T259_3"><text:s text:c="2"/>:</text:span><text:span text:style-name="T259_4">ClientKey</text:span><text:span text:style-name="T259_5">/</text:span><text:span text:style-name="T259_6">personal</text:span><text:span text:style-name="T259_7">/</text:span><text:span text:style-name="T259_8">features</text:span><text:span text:style-name="T259_9">/:</text:span><text:span text:style-name="T259_10">JSONFeatures</text:span></text:p>
      <text:p text:style-name="P260"/>
      <text:p text:style-name="P261"><text:span text:style-name="T261_1">Parameters</text:span><text:span text:style-name="T261_2">:</text:span><text:span text:style-name="T261_3"><text:s text:c="2"/></text:span></text:p>
      <text:p text:style-name="P262"/>
      <table:table table:style-name="Table6">
        <table:table-column table:style-name="Column20"/>
        <table:table-column table:style-name="Column21"/>
        <table:table-column table:style-name="Column22"/>
        <table:table-column table:style-name="Column23"/>
        <table:table-row table:style-name="Row27">
          <table:table-cell table:style-name="Cell88">
            <text:p text:style-name="P263"><text:span text:style-name="T263_1">:</text:span><text:span text:style-name="T263_2">ClientKey</text:span></text:p>
          </table:table-cell>
          <table:table-cell table:style-name="Cell89">
            <text:p text:style-name="P264"><text:span text:style-name="T264_1">Required</text:span></text:p>
          </table:table-cell>
          <table:table-cell table:style-name="Cell90">
            <text:p text:style-name="P265"><text:span text:style-name="T265_1">The</text:span><text:span text:style-name="T265_2"><text:s/></text:span><text:span text:style-name="T265_3">client</text:span><text:span text:style-name="T265_4">’</text:span><text:span text:style-name="T265_5">s</text:span><text:span text:style-name="T265_6"><text:s/></text:span><text:span text:style-name="T265_7">API</text:span><text:span text:style-name="T265_8"><text:s/></text:span><text:span text:style-name="T265_9">Key</text:span></text:p>
          </table:table-cell>
          <table:table-cell table:style-name="Cell91">
            <text:p text:style-name="P266"><text:span text:style-name="T266_1">adlska</text:span><text:span text:style-name="T266_2">615654565</text:span><text:span text:style-name="T266_3">dsdasd</text:span><text:span text:style-name="T266_4">65</text:span><text:span text:style-name="T266_5">a</text:span></text:p>
          </table:table-cell>
        </table:table-row>
        <table:table-row table:style-name="Row28">
          <table:table-cell table:style-name="Cell92">
            <text:p text:style-name="P267"><text:span text:style-name="T267_1">:</text:span><text:span text:style-name="T267_2">JSONFeatures</text:span></text:p>
          </table:table-cell>
          <table:table-cell table:style-name="Cell93">
            <text:p text:style-name="P268"><text:span text:style-name="T268_1">Required</text:span></text:p>
          </table:table-cell>
          <table:table-cell table:style-name="Cell94">
            <text:p text:style-name="P269"><text:span text:style-name="T269_1">A</text:span><text:span text:style-name="T269_2"><text:s/></text:span><text:span text:style-name="T269_3">json</text:span><text:span text:style-name="T269_4"><text:s/></text:span><text:span text:style-name="T269_5">object</text:span><text:span text:style-name="T269_6"><text:s/></text:span><text:span text:style-name="T269_7">which</text:span><text:span text:style-name="T269_8"><text:s/></text:span><text:span text:style-name="T269_9">contains</text:span><text:span text:style-name="T269_10"><text:s/></text:span><text:span text:style-name="T269_11">pairs</text:span><text:span text:style-name="T269_12"><text:s/></text:span><text:span text:style-name="T269_13">of</text:span><text:span text:style-name="T269_14"><text:s/></text:span><text:span text:style-name="T269_15">Feature</text:span><text:span text:style-name="T269_16"><text:s/></text:span><text:span text:style-name="T269_17">name</text:span><text:span text:style-name="T269_18"><text:s/></text:span><text:span text:style-name="T269_19">with</text:span><text:span text:style-name="T269_20"><text:s/></text:span><text:span text:style-name="T269_21">default</text:span><text:span text:style-name="T269_22"><text:s/></text:span><text:span text:style-name="T269_23">value</text:span></text:p>
          </table:table-cell>
          <table:table-cell table:style-name="Cell95">
            <text:p text:style-name="P270"><text:span text:style-name="T270_1">{“</text:span><text:span text:style-name="T270_2">category</text:span><text:span text:style-name="T270_3">.</text:span><text:span text:style-name="T270_4">world</text:span><text:span text:style-name="T270_5">”:”0”,“</text:span><text:span text:style-name="T270_6">category</text:span><text:span text:style-name="T270_7">.</text:span><text:span text:style-name="T270_8">sport</text:span><text:span text:style-name="T270_9">”:”0”}</text:span></text:p>
          </table:table-cell>
        </table:table-row>
      </table:table>
      <text:p text:style-name="P271"/>
      <text:p text:style-name="P272"/>
      <text:p text:style-name="P273"><text:span text:style-name="T273_1">Example</text:span><text:span text:style-name="T273_2">:</text:span><text:span text:style-name="T273_3"><text:s/></text:span></text:p>
      <text:p text:style-name="P274"><text:span text:style-name="T274_1">POST</text:span><text:span text:style-name="T274_2"><text:s text:c="2"/>/</text:span><text:span text:style-name="T274_3">pserver</text:span><text:span text:style-name="T274_4">/</text:span><text:span text:style-name="T274_5">adlska</text:span><text:span text:style-name="T274_6">615654565</text:span><text:span text:style-name="T274_7">dsdasd</text:span><text:span text:style-name="T274_8">65</text:span><text:span text:style-name="T274_9">a</text:span><text:span text:style-name="T274_10">/</text:span><text:span text:style-name="T274_11">personal</text:span><text:span text:style-name="T274_12">/</text:span><text:span text:style-name="T274_13">features</text:span><text:span text:style-name="T274_14">/{“</text:span><text:span text:style-name="T274_15">category</text:span><text:span text:style-name="T274_16">.</text:span><text:span text:style-name="T274_17">world</text:span><text:span text:style-name="T274_18">”:”0”,“</text:span><text:span text:style-name="T274_19">category</text:span><text:span text:style-name="T274_20">.</text:span><text:span text:style-name="T274_21">sport</text:span><text:span text:style-name="T274_22">”:”0”}</text:span></text:p>
      <text:p text:style-name="P275"/>
      <text:p text:style-name="P276"/>
      <text:p text:style-name="P277"><text:span text:style-name="T277_1">Response</text:span><text:span text:style-name="T277_2">:</text:span><text:span text:style-name="T277_3"><text:s text:c="2"/></text:span></text:p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><text:span text:style-name="T288_1">Name</text:span><text:span text:style-name="T288_2">:</text:span><text:span text:style-name="T288_3"><text:s text:c="2"/></text:span><text:span text:style-name="T288_4">Delete</text:span><text:span text:style-name="T288_5"><text:s/></text:span><text:span text:style-name="T288_6">Features</text:span></text:p>
      <text:p text:style-name="P289"/>
      <text:p text:style-name="P290"><text:span text:style-name="T290_1">Method</text:span><text:span text:style-name="T290_2">:</text:span><text:span text:style-name="T290_3"><text:s text:c="2"/></text:span><text:span text:style-name="T290_4">DELETE</text:span><text:span text:style-name="T290_5"><text:s/></text:span></text:p>
      <text:p text:style-name="P291"/>
      <text:p text:style-name="P292"><text:span text:style-name="T292_1">Description</text:span><text:span text:style-name="T292_2">:</text:span><text:span text:style-name="T292_3"><text:s text:c="2"/></text:span><text:span text:style-name="T292_4">Delete</text:span><text:span text:style-name="T292_5"><text:s/></text:span><text:span text:style-name="T292_6">features</text:span><text:span text:style-name="T292_7"><text:s/></text:span><text:span text:style-name="T292_8">from</text:span><text:span text:style-name="T292_9"><text:s/></text:span><text:span text:style-name="T292_10">the</text:span><text:span text:style-name="T292_11"><text:s/></text:span><text:span text:style-name="T292_12">platform</text:span></text:p>
      <text:p text:style-name="P293"/>
      <text:p text:style-name="P294"><text:span text:style-name="T294_1">URL</text:span><text:span text:style-name="T294_2">:</text:span><text:span text:style-name="T294_3"><text:s text:c="2"/>/</text:span><text:span text:style-name="T294_4">pserver</text:span><text:span text:style-name="T294_5">/:</text:span><text:span text:style-name="T294_6">ClientKey</text:span><text:span text:style-name="T294_7">/</text:span><text:span text:style-name="T294_8">personal</text:span><text:span text:style-name="T294_9">/</text:span><text:span text:style-name="T294_10">features</text:span></text:p>
      <text:p text:style-name="P295"><text:span text:style-name="T295_1"><text:s/></text:span></text:p>
      <text:p text:style-name="P296"><text:span text:style-name="T296_1">Path</text:span><text:span text:style-name="T296_2">:</text:span><text:span text:style-name="T296_3"><text:s text:c="2"/>:</text:span><text:span text:style-name="T296_4">ClientKey</text:span><text:span text:style-name="T296_5">/</text:span><text:span text:style-name="T296_6">personal</text:span><text:span text:style-name="T296_7">/</text:span><text:span text:style-name="T296_8">features</text:span></text:p>
      <text:p text:style-name="P297"/>
      <text:p text:style-name="P298"><text:span text:style-name="T298_1">Parameters</text:span><text:span text:style-name="T298_2">:</text:span><text:span text:style-name="T298_3"><text:s text:c="2"/></text:span></text:p>
      <text:p text:style-name="P299"/>
      <table:table table:style-name="Table7">
        <table:table-column table:style-name="Column24"/>
        <table:table-column table:style-name="Column25"/>
        <table:table-column table:style-name="Column26"/>
        <table:table-column table:style-name="Column27"/>
        <table:table-row table:style-name="Row29">
          <table:table-cell table:style-name="Cell96">
            <text:p text:style-name="P300"><text:span text:style-name="T300_1">:</text:span><text:span text:style-name="T300_2">ClientKey</text:span></text:p>
          </table:table-cell>
          <table:table-cell table:style-name="Cell97">
            <text:p text:style-name="P301"><text:span text:style-name="T301_1">Required</text:span></text:p>
          </table:table-cell>
          <table:table-cell table:style-name="Cell98">
            <text:p text:style-name="P302"><text:span text:style-name="T302_1">The</text:span><text:span text:style-name="T302_2"><text:s/></text:span><text:span text:style-name="T302_3">client</text:span><text:span text:style-name="T302_4">’</text:span><text:span text:style-name="T302_5">s</text:span><text:span text:style-name="T302_6"><text:s/></text:span><text:span text:style-name="T302_7">API</text:span><text:span text:style-name="T302_8"><text:s/></text:span><text:span text:style-name="T302_9">Key</text:span></text:p>
          </table:table-cell>
          <table:table-cell table:style-name="Cell99">
            <text:p text:style-name="P303"><text:span text:style-name="T303_1">adlska</text:span><text:span text:style-name="T303_2">615654565</text:span><text:span text:style-name="T303_3">dsdasd</text:span><text:span text:style-name="T303_4">65</text:span><text:span text:style-name="T303_5">a</text:span></text:p>
          </table:table-cell>
        </table:table-row>
        <table:table-row table:style-name="Row30">
          <table:table-cell table:style-name="Cell100">
            <text:p text:style-name="P304"><text:span text:style-name="T304_1">pattern</text:span></text:p>
          </table:table-cell>
          <table:table-cell table:style-name="Cell101">
            <text:p text:style-name="P305"><text:span text:style-name="T305_1">Optional</text:span></text:p>
          </table:table-cell>
          <table:table-cell table:style-name="Cell102">
            <text:p text:style-name="P306"><text:span text:style-name="T306_1">A</text:span><text:span text:style-name="T306_2"><text:s/></text:span><text:span text:style-name="T306_3">json</text:span><text:span text:style-name="T306_4"><text:s/></text:span><text:span text:style-name="T306_5">object</text:span><text:span text:style-name="T306_6"><text:s/></text:span><text:span text:style-name="T306_7">which</text:span><text:span text:style-name="T306_8"><text:s/></text:span><text:span text:style-name="T306_9">contains</text:span><text:span text:style-name="T306_10"><text:s/></text:span><text:span text:style-name="T306_11">Features</text:span><text:span text:style-name="T306_12"><text:s/></text:span><text:span text:style-name="T306_13">Patterns</text:span><text:span text:style-name="T306_14"><text:s/></text:span><text:span text:style-name="T306_15">for</text:span><text:span text:style-name="T306_16"><text:s/></text:span><text:span text:style-name="T306_17">delete</text:span><text:span text:style-name="T306_18">.<text:s/></text:span><text:span text:style-name="T306_19">If</text:span><text:span text:style-name="T306_20"><text:s/></text:span><text:span text:style-name="T306_21">no</text:span><text:span text:style-name="T306_22"><text:s/></text:span><text:span text:style-name="T306_23">json</text:span><text:span text:style-name="T306_24"><text:s/></text:span><text:span text:style-name="T306_25">object</text:span><text:span text:style-name="T306_26"><text:s/></text:span><text:span text:style-name="T306_27">will</text:span><text:span text:style-name="T306_28"><text:s/></text:span><text:span text:style-name="T306_29">be</text:span><text:span text:style-name="T306_30"><text:s/></text:span><text:span text:style-name="T306_31">removed</text:span><text:span text:style-name="T306_32"><text:s/></text:span><text:span text:style-name="T306_33">all</text:span><text:span text:style-name="T306_34"><text:s/></text:span><text:span text:style-name="T306_35">the</text:span><text:span text:style-name="T306_36"><text:s/></text:span><text:span text:style-name="T306_37">Features</text:span></text:p>
          </table:table-cell>
          <table:table-cell table:style-name="Cell103">
            <text:p text:style-name="P307"><text:span text:style-name="T307_1">pattern</text:span><text:span text:style-name="T307_2">=[“</text:span><text:span text:style-name="T307_3">category</text:span><text:span text:style-name="T307_4">.</text:span><text:span text:style-name="T307_5">world</text:span><text:span text:style-name="T307_6">”,“</text:span><text:span text:style-name="T307_7">category</text:span><text:span text:style-name="T307_8">.</text:span><text:span text:style-name="T307_9">sport</text:span><text:span text:style-name="T307_10">”]</text:span></text:p>
          </table:table-cell>
        </table:table-row>
      </table:table>
      <text:p text:style-name="P308"/>
      <text:p text:style-name="P309"/>
      <text:p text:style-name="P310"><text:span text:style-name="T310_1">Example</text:span><text:span text:style-name="T310_2">:</text:span><text:span text:style-name="T310_3"><text:s/></text:span></text:p>
      <text:p text:style-name="P311"><text:span text:style-name="T311_1">DELETE</text:span><text:span text:style-name="T311_2"><text:s/>/</text:span><text:span text:style-name="T311_3">pserver</text:span><text:span text:style-name="T311_4">/</text:span><text:span text:style-name="T311_5">adlska</text:span><text:span text:style-name="T311_6">615654565</text:span><text:span text:style-name="T311_7">dsdasd</text:span><text:span text:style-name="T311_8">65</text:span><text:span text:style-name="T311_9">a</text:span><text:span text:style-name="T311_10">/</text:span><text:span text:style-name="T311_11">personal</text:span><text:span text:style-name="T311_12">/</text:span><text:span text:style-name="T311_13">features</text:span><text:span text:style-name="T311_14">?</text:span><text:span text:style-name="T311_15">pattern</text:span><text:span text:style-name="T311_16">=[“</text:span><text:span text:style-name="T311_17">category</text:span><text:span text:style-name="T311_18">.</text:span><text:span text:style-name="T311_19">world</text:span><text:span text:style-name="T311_20">”,“</text:span><text:span text:style-name="T311_21">category</text:span><text:span text:style-name="T311_22">.</text:span><text:span text:style-name="T311_23">sport</text:span><text:span text:style-name="T311_24">”]</text:span></text:p>
      <text:p text:style-name="P312"/>
      <text:p text:style-name="P313"><text:span text:style-name="T313_1">Response</text:span><text:span text:style-name="T313_2">:</text:span><text:span text:style-name="T313_3"><text:s text:c="2"/></text:span></text:p>
      <text:p text:style-name="P314"/>
      <text:p text:style-name="P315"/>
      <text:p text:style-name="P316"/>
      <text:p text:style-name="P317"/>
      <text:p text:style-name="P318"/>
      <text:p text:style-name="P319"><text:span text:style-name="T319_1">Name</text:span><text:span text:style-name="T319_2">:</text:span><text:span text:style-name="T319_3"><text:s text:c="2"/></text:span><text:span text:style-name="T319_4">Get</text:span><text:span text:style-name="T319_5"><text:s/></text:span><text:span text:style-name="T319_6">Features</text:span></text:p>
      <text:p text:style-name="P320"/>
      <text:p text:style-name="P321"><text:span text:style-name="T321_1">Method</text:span><text:span text:style-name="T321_2">:</text:span><text:span text:style-name="T321_3"><text:s/></text:span><text:span text:style-name="T321_4">GET</text:span></text:p>
      <text:p text:style-name="P322"/>
      <text:p text:style-name="P323"><text:span text:style-name="T323_1">Description</text:span><text:span text:style-name="T323_2">:</text:span><text:span text:style-name="T323_3"><text:s text:c="2"/></text:span><text:span text:style-name="T323_4">Get</text:span><text:span text:style-name="T323_5"><text:s/></text:span><text:span text:style-name="T323_6">a</text:span><text:span text:style-name="T323_7"><text:s/></text:span><text:span text:style-name="T323_8">list</text:span><text:span text:style-name="T323_9"><text:s/></text:span><text:span text:style-name="T323_10">with</text:span><text:span text:style-name="T323_11"><text:s text:c="2"/></text:span><text:span text:style-name="T323_12">platform</text:span><text:span text:style-name="T323_13">’</text:span><text:span text:style-name="T323_14">s</text:span><text:span text:style-name="T323_15"><text:s text:c="2"/></text:span><text:span text:style-name="T323_16">features</text:span><text:span text:style-name="T323_17"><text:s/></text:span><text:span text:style-name="T323_18">and</text:span><text:span text:style-name="T323_19"><text:s/></text:span><text:span text:style-name="T323_20">their</text:span><text:span text:style-name="T323_21"><text:s/></text:span><text:span text:style-name="T323_22">default</text:span><text:span text:style-name="T323_23"><text:s/></text:span><text:span text:style-name="T323_24">value</text:span></text:p>
      <text:p text:style-name="P324"><text:span text:style-name="T324_1"><text:s/></text:span></text:p>
      <text:p text:style-name="P325"><text:span text:style-name="T325_1">URL</text:span><text:span text:style-name="T325_2">:</text:span><text:span text:style-name="T325_3"><text:s text:c="2"/>/</text:span><text:span text:style-name="T325_4">pserver</text:span><text:span text:style-name="T325_5">/:</text:span><text:span text:style-name="T325_6">ClientKey</text:span><text:span text:style-name="T325_7">/</text:span><text:span text:style-name="T325_8">personal</text:span><text:span text:style-name="T325_9">/</text:span><text:span text:style-name="T325_10">features</text:span></text:p>
      <text:p text:style-name="P326"><text:span text:style-name="T326_1"><text:s/></text:span></text:p>
      <text:p text:style-name="P327"><text:span text:style-name="T327_1">Path</text:span><text:span text:style-name="T327_2">:</text:span><text:span text:style-name="T327_3"><text:s text:c="2"/>:</text:span><text:span text:style-name="T327_4">ClientKey</text:span><text:span text:style-name="T327_5">/</text:span><text:span text:style-name="T327_6">personal</text:span><text:span text:style-name="T327_7">/</text:span><text:span text:style-name="T327_8">features</text:span></text:p>
      <text:p text:style-name="P328"/>
      <text:p text:style-name="P329"><text:span text:style-name="T329_1">Parameters</text:span><text:span text:style-name="T329_2">:</text:span><text:span text:style-name="T329_3"><text:s text:c="2"/></text:span></text:p>
      <text:p text:style-name="P330"/>
      <table:table table:style-name="Table8">
        <table:table-column table:style-name="Column28"/>
        <table:table-column table:style-name="Column29"/>
        <table:table-column table:style-name="Column30"/>
        <table:table-column table:style-name="Column31"/>
        <table:table-row table:style-name="Row31">
          <table:table-cell table:style-name="Cell104">
            <text:p text:style-name="P331"><text:span text:style-name="T331_1">:</text:span><text:span text:style-name="T331_2">ClientKey</text:span></text:p>
          </table:table-cell>
          <table:table-cell table:style-name="Cell105">
            <text:p text:style-name="P332"><text:span text:style-name="T332_1">Required</text:span></text:p>
          </table:table-cell>
          <table:table-cell table:style-name="Cell106">
            <text:p text:style-name="P333"><text:span text:style-name="T333_1">The</text:span><text:span text:style-name="T333_2"><text:s/></text:span><text:span text:style-name="T333_3">client</text:span><text:span text:style-name="T333_4">’</text:span><text:span text:style-name="T333_5">s</text:span><text:span text:style-name="T333_6"><text:s/></text:span><text:span text:style-name="T333_7">API</text:span><text:span text:style-name="T333_8"><text:s/></text:span><text:span text:style-name="T333_9">Key</text:span></text:p>
          </table:table-cell>
          <table:table-cell table:style-name="Cell107">
            <text:p text:style-name="P334"><text:span text:style-name="T334_1">adlska</text:span><text:span text:style-name="T334_2">615654565</text:span><text:span text:style-name="T334_3">dsdasd</text:span><text:span text:style-name="T334_4">65</text:span><text:span text:style-name="T334_5">a</text:span></text:p>
          </table:table-cell>
        </table:table-row>
        <table:table-row table:style-name="Row32">
          <table:table-cell table:style-name="Cell108">
            <text:p text:style-name="P335"><text:span text:style-name="T335_1">pattern</text:span></text:p>
          </table:table-cell>
          <table:table-cell table:style-name="Cell109">
            <text:p text:style-name="P336"><text:span text:style-name="T336_1">optional</text:span></text:p>
          </table:table-cell>
          <table:table-cell table:style-name="Cell110">
            <text:p text:style-name="P337"><text:span text:style-name="T337_1">The</text:span><text:span text:style-name="T337_2"><text:s/></text:span><text:span text:style-name="T337_3">feature</text:span><text:span text:style-name="T337_4"><text:s/></text:span><text:span text:style-name="T337_5">pattern</text:span></text:p>
          </table:table-cell>
          <table:table-cell table:style-name="Cell111">
            <text:p text:style-name="P338"><text:span text:style-name="T338_1">pattern</text:span><text:span text:style-name="T338_2">=</text:span><text:span text:style-name="T338_3">category</text:span><text:span text:style-name="T338_4">.*</text:span></text:p>
          </table:table-cell>
        </table:table-row>
        <table:table-row table:style-name="Row33">
          <table:table-cell table:style-name="Cell112">
            <text:p text:style-name="P339"><text:span text:style-name="T339_1">page</text:span></text:p>
          </table:table-cell>
          <table:table-cell table:style-name="Cell113">
            <text:p text:style-name="P340"><text:span text:style-name="T340_1">optional</text:span></text:p>
          </table:table-cell>
          <table:table-cell table:style-name="Cell114">
            <text:p text:style-name="P341"><text:span text:style-name="T341_1">The</text:span><text:span text:style-name="T341_2"><text:s/></text:span><text:span text:style-name="T341_3">number</text:span><text:span text:style-name="T341_4"><text:s/></text:span><text:span text:style-name="T341_5">of</text:span><text:span text:style-name="T341_6"><text:s/></text:span><text:span text:style-name="T341_7">the</text:span><text:span text:style-name="T341_8"><text:s/></text:span><text:span text:style-name="T341_9">page</text:span><text:span text:style-name="T341_10">.<text:s/></text:span><text:span text:style-name="T341_11">Start</text:span><text:span text:style-name="T341_12"><text:s/></text:span><text:span text:style-name="T341_13">from</text:span><text:span text:style-name="T341_14"><text:s/></text:span><text:span text:style-name="T341_15">number</text:span><text:span text:style-name="T341_16"><text:s/>1</text:span></text:p>
          </table:table-cell>
          <table:table-cell table:style-name="Cell115">
            <text:p text:style-name="P342"><text:span text:style-name="T342_1">page</text:span><text:span text:style-name="T342_2">=1</text:span></text:p>
          </table:table-cell>
        </table:table-row>
      </table:table>
      <text:p text:style-name="P343"/>
      <text:p text:style-name="P344"/>
      <text:p text:style-name="P345"><text:span text:style-name="T345_1">Example</text:span><text:span text:style-name="T345_2">:</text:span><text:span text:style-name="T345_3"><text:s/></text:span></text:p>
      <text:p text:style-name="P346"><text:span text:style-name="T346_1">GET</text:span><text:span text:style-name="T346_2"><text:s text:c="2"/>/</text:span><text:span text:style-name="T346_3">pserver</text:span><text:span text:style-name="T346_4">/</text:span><text:span text:style-name="T346_5">adlska</text:span><text:span text:style-name="T346_6">615654565</text:span><text:span text:style-name="T346_7">dsdasd</text:span><text:span text:style-name="T346_8">65</text:span><text:span text:style-name="T346_9">a</text:span><text:span text:style-name="T346_10">/</text:span><text:span text:style-name="T346_11">personal</text:span><text:span text:style-name="T346_12">/</text:span><text:span text:style-name="T346_13">features</text:span><text:span text:style-name="T346_14">?</text:span><text:span text:style-name="T346_15">page</text:span><text:span text:style-name="T346_16">=1</text:span></text:p>
      <text:p text:style-name="P347"/>
      <text:p text:style-name="P348"><text:span text:style-name="T348_1">Response</text:span><text:span text:style-name="T348_2">:</text:span><text:span text:style-name="T348_3"><text:s text:c="2"/></text:span></text:p>
      <text:p text:style-name="P349"/>
      <text:p text:style-name="P350"/>
      <text:p text:style-name="P351"/>
      <text:p text:style-name="P352"/>
      <text:p text:style-name="P353"/>
      <text:p text:style-name="P354"/>
      <text:p text:style-name="P355"><text:span text:style-name="T355_1">Name</text:span><text:span text:style-name="T355_2">:</text:span><text:span text:style-name="T355_3"><text:s text:c="2"/></text:span><text:span text:style-name="T355_4">Update</text:span><text:span text:style-name="T355_5"><text:s/></text:span><text:span text:style-name="T355_6">Features</text:span></text:p>
      <text:p text:style-name="P356"/>
      <text:p text:style-name="P357"><text:span text:style-name="T357_1">Method</text:span><text:span text:style-name="T357_2">:</text:span><text:span text:style-name="T357_3"><text:s/></text:span><text:span text:style-name="T357_4">PUT</text:span></text:p>
      <text:p text:style-name="P358"/>
      <text:p text:style-name="P359"><text:span text:style-name="T359_1">Description</text:span><text:span text:style-name="T359_2">:</text:span><text:span text:style-name="T359_3"><text:s text:c="2"/></text:span><text:span text:style-name="T359_4">Update</text:span><text:span text:style-name="T359_5"><text:s/></text:span><text:span text:style-name="T359_6">the</text:span><text:span text:style-name="T359_7"><text:s/></text:span><text:span text:style-name="T359_8">default</text:span><text:span text:style-name="T359_9"><text:s/></text:span><text:span text:style-name="T359_10">values</text:span><text:span text:style-name="T359_11"><text:s/></text:span><text:span text:style-name="T359_12">of</text:span><text:span text:style-name="T359_13"><text:s/></text:span><text:span text:style-name="T359_14">the</text:span><text:span text:style-name="T359_15"><text:s/></text:span><text:span text:style-name="T359_16">given</text:span><text:span text:style-name="T359_17"><text:s/></text:span><text:span text:style-name="T359_18">feature</text:span><text:span text:style-name="T359_19"><text:s/></text:span><text:span text:style-name="T359_20">names</text:span><text:span text:style-name="T359_21"><text:s text:c="2"/></text:span><text:span text:style-name="T359_22">with</text:span><text:span text:style-name="T359_23"><text:s/></text:span><text:span text:style-name="T359_24">the</text:span><text:span text:style-name="T359_25"><text:s/></text:span><text:span text:style-name="T359_26">new</text:span><text:span text:style-name="T359_27"><text:s/></text:span><text:span text:style-name="T359_28">given</text:span><text:span text:style-name="T359_29"><text:s/></text:span><text:span text:style-name="T359_30">value</text:span></text:p>
      <text:p text:style-name="P360"/>
      <text:p text:style-name="P361"><text:span text:style-name="T361_1"><text:s/></text:span></text:p>
      <text:p text:style-name="P362"><text:span text:style-name="T362_1">URL</text:span><text:span text:style-name="T362_2">:</text:span><text:span text:style-name="T362_3"><text:s text:c="2"/>/</text:span><text:span text:style-name="T362_4">pserver</text:span><text:span text:style-name="T362_5">/:</text:span><text:span text:style-name="T362_6">ClientKey</text:span><text:span text:style-name="T362_7">/</text:span><text:span text:style-name="T362_8">personal</text:span><text:span text:style-name="T362_9">/</text:span><text:span text:style-name="T362_10">features</text:span><text:span text:style-name="T362_11">/:</text:span><text:span text:style-name="T362_12">JSONFeatures</text:span></text:p>
      <text:p text:style-name="P363"><text:span text:style-name="T363_1"><text:s/></text:span></text:p>
      <text:p text:style-name="P364"><text:span text:style-name="T364_1">Path</text:span><text:span text:style-name="T364_2">:</text:span><text:span text:style-name="T364_3"><text:s text:c="2"/>:</text:span><text:span text:style-name="T364_4">ClientKey</text:span><text:span text:style-name="T364_5">/</text:span><text:span text:style-name="T364_6">personal</text:span><text:span text:style-name="T364_7">/</text:span><text:span text:style-name="T364_8">features</text:span><text:span text:style-name="T364_9">/:</text:span><text:span text:style-name="T364_10">JSONFeatures</text:span></text:p>
      <text:p text:style-name="P365"/>
      <text:p text:style-name="P366"><text:span text:style-name="T366_1">Parameters</text:span><text:span text:style-name="T366_2">:</text:span><text:span text:style-name="T366_3"><text:s text:c="2"/></text:span></text:p>
      <text:p text:style-name="P367"/>
      <table:table table:style-name="Table9">
        <table:table-column table:style-name="Column32"/>
        <table:table-column table:style-name="Column33"/>
        <table:table-column table:style-name="Column34"/>
        <table:table-column table:style-name="Column35"/>
        <table:table-row table:style-name="Row34">
          <table:table-cell table:style-name="Cell116">
            <text:p text:style-name="P368"><text:span text:style-name="T368_1">:</text:span><text:span text:style-name="T368_2">ClientKey</text:span></text:p>
          </table:table-cell>
          <table:table-cell table:style-name="Cell117">
            <text:p text:style-name="P369"><text:span text:style-name="T369_1">Required</text:span></text:p>
          </table:table-cell>
          <table:table-cell table:style-name="Cell118">
            <text:p text:style-name="P370"><text:span text:style-name="T370_1">The</text:span><text:span text:style-name="T370_2"><text:s/></text:span><text:span text:style-name="T370_3">client</text:span><text:span text:style-name="T370_4">’</text:span><text:span text:style-name="T370_5">s</text:span><text:span text:style-name="T370_6"><text:s/></text:span><text:span text:style-name="T370_7">API</text:span><text:span text:style-name="T370_8"><text:s/></text:span><text:span text:style-name="T370_9">Key</text:span></text:p>
          </table:table-cell>
          <table:table-cell table:style-name="Cell119">
            <text:p text:style-name="P371"><text:span text:style-name="T371_1">adlska</text:span><text:span text:style-name="T371_2">615654565</text:span><text:span text:style-name="T371_3">dsdasd</text:span><text:span text:style-name="T371_4">65</text:span><text:span text:style-name="T371_5">a</text:span></text:p>
          </table:table-cell>
        </table:table-row>
        <table:table-row table:style-name="Row35">
          <table:table-cell table:style-name="Cell120">
            <text:p text:style-name="P372"><text:span text:style-name="T372_1">:</text:span><text:span text:style-name="T372_2">JSONFeatures</text:span></text:p>
          </table:table-cell>
          <table:table-cell table:style-name="Cell121">
            <text:p text:style-name="P373"><text:span text:style-name="T373_1">Required</text:span></text:p>
          </table:table-cell>
          <table:table-cell table:style-name="Cell122">
            <text:p text:style-name="P374"><text:span text:style-name="T374_1">A</text:span><text:span text:style-name="T374_2"><text:s/></text:span><text:span text:style-name="T374_3">json</text:span><text:span text:style-name="T374_4"><text:s/></text:span><text:span text:style-name="T374_5">object</text:span><text:span text:style-name="T374_6"><text:s/></text:span><text:span text:style-name="T374_7">which</text:span><text:span text:style-name="T374_8"><text:s/></text:span><text:span text:style-name="T374_9">contains</text:span><text:span text:style-name="T374_10"><text:s/></text:span><text:span text:style-name="T374_11">pairs</text:span><text:span text:style-name="T374_12"><text:s/></text:span><text:span text:style-name="T374_13">of</text:span><text:span text:style-name="T374_14"><text:s/></text:span><text:span text:style-name="T374_15">Feature</text:span><text:span text:style-name="T374_16"><text:s/></text:span><text:span text:style-name="T374_17">name</text:span><text:span text:style-name="T374_18"><text:s/></text:span><text:span text:style-name="T374_19">with</text:span><text:span text:style-name="T374_20"><text:s/></text:span><text:span text:style-name="T374_21">default</text:span><text:span text:style-name="T374_22"><text:s/></text:span><text:span text:style-name="T374_23">value</text:span></text:p>
          </table:table-cell>
          <table:table-cell table:style-name="Cell123">
            <text:p text:style-name="P375"><text:span text:style-name="T375_1">{“</text:span><text:span text:style-name="T375_2">category</text:span><text:span text:style-name="T375_3">.</text:span><text:span text:style-name="T375_4">world</text:span><text:span text:style-name="T375_5">”:”0”,“</text:span><text:span text:style-name="T375_6">category</text:span><text:span text:style-name="T375_7">.</text:span><text:span text:style-name="T375_8">sport</text:span><text:span text:style-name="T375_9">”:”0”}</text:span></text:p>
          </table:table-cell>
        </table:table-row>
      </table:table>
      <text:p text:style-name="P376"/>
      <text:p text:style-name="P377"/>
      <text:p text:style-name="P378"><text:span text:style-name="T378_1">Example</text:span><text:span text:style-name="T378_2">:</text:span><text:span text:style-name="T378_3"><text:s/></text:span></text:p>
      <text:p text:style-name="P379"><text:span text:style-name="T379_1">PUT</text:span><text:span text:style-name="T379_2"><text:s text:c="2"/>/</text:span><text:span text:style-name="T379_3">pserver</text:span><text:span text:style-name="T379_4">/</text:span><text:span text:style-name="T379_5">adlska</text:span><text:span text:style-name="T379_6">615654565</text:span><text:span text:style-name="T379_7">dsdasd</text:span><text:span text:style-name="T379_8">65</text:span><text:span text:style-name="T379_9">a</text:span><text:span text:style-name="T379_10">/</text:span><text:span text:style-name="T379_11">personal</text:span><text:span text:style-name="T379_12">/</text:span><text:span text:style-name="T379_13">features</text:span><text:span text:style-name="T379_14">/{“</text:span><text:span text:style-name="T379_15">category</text:span><text:span text:style-name="T379_16">.</text:span><text:span text:style-name="T379_17">world</text:span><text:span text:style-name="T379_18">”:”0”,“</text:span><text:span text:style-name="T379_19">category</text:span><text:span text:style-name="T379_20">.</text:span><text:span text:style-name="T379_21">sport</text:span><text:span text:style-name="T379_22">”:”0”}</text:span></text:p>
      <text:p text:style-name="P380"/>
      <text:p text:style-name="P381"><text:span text:style-name="T381_1">Response</text:span><text:span text:style-name="T381_2">:</text:span><text:span text:style-name="T381_3"><text:s text:c="2"/></text:span></text:p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h text:style-name="P390" text:outline-level="10"><text:bookmark-start text:name="h.t06dci90pv66"/><text:bookmark-end text:name="h.t06dci90pv66"/><text:span text:style-name="T390_1">Users</text:span><text:span text:style-name="T390_2">:</text:span></text:h>
      <text:p text:style-name="P391"/>
      <text:p text:style-name="P392"><text:span text:style-name="T392_1">Name</text:span><text:span text:style-name="T392_2">:</text:span><text:span text:style-name="T392_3"><text:s text:c="2"/></text:span><text:span text:style-name="T392_4">Add</text:span><text:span text:style-name="T392_5"><text:s/></text:span><text:span text:style-name="T392_6">Users</text:span></text:p>
      <text:p text:style-name="P393"/>
      <text:p text:style-name="P394"><text:span text:style-name="T394_1">Method</text:span><text:span text:style-name="T394_2">:</text:span><text:span text:style-name="T394_3"><text:s/></text:span><text:span text:style-name="T394_4">POST</text:span></text:p>
      <text:p text:style-name="P395"/>
      <text:p text:style-name="P396"><text:span text:style-name="T396_1">Description</text:span><text:span text:style-name="T396_2">:</text:span><text:span text:style-name="T396_3"><text:s text:c="2"/></text:span><text:span text:style-name="T396_4">Add</text:span><text:span text:style-name="T396_5"><text:s/></text:span><text:span text:style-name="T396_6">new</text:span><text:span text:style-name="T396_7"><text:s/></text:span><text:span text:style-name="T396_8">Users</text:span><text:span text:style-name="T396_9"><text:s/></text:span><text:span text:style-name="T396_10">on</text:span><text:span text:style-name="T396_11"><text:s/></text:span><text:span text:style-name="T396_12">the</text:span><text:span text:style-name="T396_13"><text:s/></text:span><text:span text:style-name="T396_14">platform</text:span></text:p>
      <text:p text:style-name="P397"/>
      <text:p text:style-name="P398"><text:span text:style-name="T398_1">URL</text:span><text:span text:style-name="T398_2">:</text:span><text:span text:style-name="T398_3"><text:s text:c="2"/>/</text:span><text:span text:style-name="T398_4">pserver</text:span><text:span text:style-name="T398_5">/:</text:span><text:span text:style-name="T398_6">ClientKey</text:span><text:span text:style-name="T398_7">/</text:span><text:span text:style-name="T398_8">personal</text:span><text:span text:style-name="T398_9">/</text:span><text:span text:style-name="T398_10">users</text:span><text:span text:style-name="T398_11">/:</text:span><text:span text:style-name="T398_12">JSONUsers</text:span></text:p>
      <text:p text:style-name="P399"><text:span text:style-name="T399_1"><text:s/></text:span></text:p>
      <text:p text:style-name="P400"><text:span text:style-name="T400_1">Path</text:span><text:span text:style-name="T400_2">:</text:span><text:span text:style-name="T400_3"><text:s text:c="2"/>:</text:span><text:span text:style-name="T400_4">ClientKey</text:span><text:span text:style-name="T400_5">/</text:span><text:span text:style-name="T400_6">personal</text:span><text:span text:style-name="T400_7">/</text:span><text:span text:style-name="T400_8">users</text:span><text:span text:style-name="T400_9">/:</text:span><text:span text:style-name="T400_10">JSONUsers</text:span></text:p>
      <text:p text:style-name="P401"/>
      <text:p text:style-name="P402"><text:span text:style-name="T402_1">Parameters</text:span><text:span text:style-name="T402_2">:</text:span><text:span text:style-name="T402_3"><text:s text:c="2"/></text:span></text:p>
      <text:p text:style-name="P403"/>
      <table:table table:style-name="Table10">
        <table:table-column table:style-name="Column36"/>
        <table:table-column table:style-name="Column37"/>
        <table:table-column table:style-name="Column38"/>
        <table:table-column table:style-name="Column39"/>
        <table:table-row table:style-name="Row36">
          <table:table-cell table:style-name="Cell124">
            <text:p text:style-name="P404"><text:span text:style-name="T404_1">:</text:span><text:span text:style-name="T404_2">ClientKey</text:span></text:p>
          </table:table-cell>
          <table:table-cell table:style-name="Cell125">
            <text:p text:style-name="P405"><text:span text:style-name="T405_1">Required</text:span></text:p>
          </table:table-cell>
          <table:table-cell table:style-name="Cell126">
            <text:p text:style-name="P406"><text:span text:style-name="T406_1">The</text:span><text:span text:style-name="T406_2"><text:s/></text:span><text:span text:style-name="T406_3">client</text:span><text:span text:style-name="T406_4">’</text:span><text:span text:style-name="T406_5">s</text:span><text:span text:style-name="T406_6"><text:s/></text:span><text:span text:style-name="T406_7">API</text:span><text:span text:style-name="T406_8"><text:s/></text:span><text:span text:style-name="T406_9">Key</text:span></text:p>
          </table:table-cell>
          <table:table-cell table:style-name="Cell127">
            <text:p text:style-name="P407"><text:span text:style-name="T407_1">adlska</text:span><text:span text:style-name="T407_2">615654565</text:span><text:span text:style-name="T407_3">dsdasd</text:span><text:span text:style-name="T407_4">65</text:span><text:span text:style-name="T407_5">a</text:span></text:p>
          </table:table-cell>
        </table:table-row>
        <table:table-row table:style-name="Row37">
          <table:table-cell table:style-name="Cell128">
            <text:p text:style-name="P408"><text:span text:style-name="T408_1">:</text:span><text:span text:style-name="T408_2">JSONUsers</text:span></text:p>
          </table:table-cell>
          <table:table-cell table:style-name="Cell129">
            <text:p text:style-name="P409"><text:span text:style-name="T409_1">Required</text:span></text:p>
          </table:table-cell>
          <table:table-cell table:style-name="Cell130">
            <text:p text:style-name="P410"><text:span text:style-name="T410_1">A</text:span><text:span text:style-name="T410_2"><text:s/></text:span><text:span text:style-name="T410_3">json</text:span><text:span text:style-name="T410_4"><text:s/></text:span><text:span text:style-name="T410_5">object</text:span><text:span text:style-name="T410_6"><text:s/></text:span><text:span text:style-name="T410_7">which</text:span><text:span text:style-name="T410_8"><text:s/></text:span><text:span text:style-name="T410_9">contains</text:span><text:span text:style-name="T410_10"><text:s/></text:span><text:span text:style-name="T410_11">user</text:span><text:span text:style-name="T410_12"><text:s/></text:span><text:span text:style-name="T410_13">names</text:span></text:p>
          </table:table-cell>
          <table:table-cell table:style-name="Cell131">
            <text:p text:style-name="P411"><text:span text:style-name="T411_1">[“</text:span><text:span text:style-name="T411_2">user</text:span><text:span text:style-name="T411_3">1”,“</text:span><text:span text:style-name="T411_4">user</text:span><text:span text:style-name="T411_5">2”,“</text:span><text:span text:style-name="T411_6">user</text:span><text:span text:style-name="T411_7">3”]</text:span></text:p>
          </table:table-cell>
        </table:table-row>
      </table:table>
      <text:p text:style-name="P412"/>
      <text:p text:style-name="P413"/>
      <text:p text:style-name="P414"><text:span text:style-name="T414_1">Example</text:span><text:span text:style-name="T414_2">:</text:span><text:span text:style-name="T414_3"><text:s/></text:span></text:p>
      <text:p text:style-name="P415"><text:span text:style-name="T415_1">POST</text:span><text:span text:style-name="T415_2"><text:s text:c="2"/>/</text:span><text:span text:style-name="T415_3">pserver</text:span><text:span text:style-name="T415_4">/</text:span><text:span text:style-name="T415_5">adlska</text:span><text:span text:style-name="T415_6">615654565</text:span><text:span text:style-name="T415_7">dsdasd</text:span><text:span text:style-name="T415_8">65</text:span><text:span text:style-name="T415_9">a</text:span><text:span text:style-name="T415_10">/</text:span><text:span text:style-name="T415_11">personal</text:span><text:span text:style-name="T415_12">/</text:span><text:span text:style-name="T415_13">users</text:span><text:span text:style-name="T415_14">/[“</text:span><text:span text:style-name="T415_15">user</text:span><text:span text:style-name="T415_16">1”,“</text:span><text:span text:style-name="T415_17">user</text:span><text:span text:style-name="T415_18">2”,“</text:span><text:span text:style-name="T415_19">user</text:span><text:span text:style-name="T415_20">3”]</text:span></text:p>
      <text:p text:style-name="P416"/>
      <text:p text:style-name="P417"/>
      <text:p text:style-name="P418"><text:span text:style-name="T418_1">Response</text:span><text:span text:style-name="T418_2">:</text:span><text:span text:style-name="T418_3"><text:s text:c="2"/></text:span></text:p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><text:span text:style-name="T429_1">Name</text:span><text:span text:style-name="T429_2">:</text:span><text:span text:style-name="T429_3"><text:s text:c="2"/></text:span><text:span text:style-name="T429_4">Delete</text:span><text:span text:style-name="T429_5"><text:s/></text:span><text:span text:style-name="T429_6">Users</text:span></text:p>
      <text:p text:style-name="P430"/>
      <text:p text:style-name="P431"><text:span text:style-name="T431_1">Method</text:span><text:span text:style-name="T431_2">:</text:span><text:span text:style-name="T431_3"><text:s text:c="2"/></text:span><text:span text:style-name="T431_4">DELETE</text:span><text:span text:style-name="T431_5"><text:s/></text:span></text:p>
      <text:p text:style-name="P432"/>
      <text:p text:style-name="P433"><text:span text:style-name="T433_1">Description</text:span><text:span text:style-name="T433_2">:</text:span><text:span text:style-name="T433_3"><text:s text:c="2"/></text:span><text:span text:style-name="T433_4">Delete</text:span><text:span text:style-name="T433_5"><text:s/></text:span><text:span text:style-name="T433_6">users</text:span><text:span text:style-name="T433_7"><text:s/></text:span><text:span text:style-name="T433_8">from</text:span><text:span text:style-name="T433_9"><text:s/></text:span><text:span text:style-name="T433_10">the</text:span><text:span text:style-name="T433_11"><text:s/></text:span><text:span text:style-name="T433_12">platform</text:span></text:p>
      <text:p text:style-name="P434"/>
      <text:p text:style-name="P435"><text:span text:style-name="T435_1">URL</text:span><text:span text:style-name="T435_2">:</text:span><text:span text:style-name="T435_3"><text:s text:c="2"/>/</text:span><text:span text:style-name="T435_4">pserver</text:span><text:span text:style-name="T435_5">/:</text:span><text:span text:style-name="T435_6">ClientKey</text:span><text:span text:style-name="T435_7">/</text:span><text:span text:style-name="T435_8">personal</text:span><text:span text:style-name="T435_9">/</text:span><text:span text:style-name="T435_10">users</text:span></text:p>
      <text:p text:style-name="P436"><text:span text:style-name="T436_1"><text:s/></text:span></text:p>
      <text:p text:style-name="P437"><text:span text:style-name="T437_1">Path</text:span><text:span text:style-name="T437_2">:</text:span><text:span text:style-name="T437_3"><text:s text:c="2"/>:</text:span><text:span text:style-name="T437_4">ClientKey</text:span><text:span text:style-name="T437_5">/</text:span><text:span text:style-name="T437_6">personal</text:span><text:span text:style-name="T437_7">/</text:span><text:span text:style-name="T437_8">users</text:span></text:p>
      <text:p text:style-name="P438"/>
      <text:p text:style-name="P439"><text:span text:style-name="T439_1">Parameters</text:span><text:span text:style-name="T439_2">:</text:span><text:span text:style-name="T439_3"><text:s text:c="2"/></text:span></text:p>
      <text:p text:style-name="P440"/>
      <table:table table:style-name="Table11">
        <table:table-column table:style-name="Column40"/>
        <table:table-column table:style-name="Column41"/>
        <table:table-column table:style-name="Column42"/>
        <table:table-column table:style-name="Column43"/>
        <table:table-row table:style-name="Row38">
          <table:table-cell table:style-name="Cell132">
            <text:p text:style-name="P441"><text:span text:style-name="T441_1">:</text:span><text:span text:style-name="T441_2">ClientKey</text:span></text:p>
          </table:table-cell>
          <table:table-cell table:style-name="Cell133">
            <text:p text:style-name="P442"><text:span text:style-name="T442_1">Required</text:span></text:p>
          </table:table-cell>
          <table:table-cell table:style-name="Cell134">
            <text:p text:style-name="P443"><text:span text:style-name="T443_1">The</text:span><text:span text:style-name="T443_2"><text:s/></text:span><text:span text:style-name="T443_3">client</text:span><text:span text:style-name="T443_4">’</text:span><text:span text:style-name="T443_5">s</text:span><text:span text:style-name="T443_6"><text:s/></text:span><text:span text:style-name="T443_7">API</text:span><text:span text:style-name="T443_8"><text:s/></text:span><text:span text:style-name="T443_9">Key</text:span></text:p>
          </table:table-cell>
          <table:table-cell table:style-name="Cell135">
            <text:p text:style-name="P444"><text:span text:style-name="T444_1">adlska</text:span><text:span text:style-name="T444_2">615654565</text:span><text:span text:style-name="T444_3">dsdasd</text:span><text:span text:style-name="T444_4">65</text:span><text:span text:style-name="T444_5">a</text:span></text:p>
          </table:table-cell>
        </table:table-row>
        <table:table-row table:style-name="Row39">
          <table:table-cell table:style-name="Cell136">
            <text:p text:style-name="P445"><text:span text:style-name="T445_1">pattern</text:span></text:p>
          </table:table-cell>
          <table:table-cell table:style-name="Cell137">
            <text:p text:style-name="P446"><text:span text:style-name="T446_1">Optional</text:span></text:p>
          </table:table-cell>
          <table:table-cell table:style-name="Cell138">
            <text:p text:style-name="P447"><text:span text:style-name="T447_1">A</text:span><text:span text:style-name="T447_2"><text:s/></text:span><text:span text:style-name="T447_3">json</text:span><text:span text:style-name="T447_4"><text:s/></text:span><text:span text:style-name="T447_5">object</text:span><text:span text:style-name="T447_6"><text:s/></text:span><text:span text:style-name="T447_7">which</text:span><text:span text:style-name="T447_8"><text:s/></text:span><text:span text:style-name="T447_9">contains</text:span><text:span text:style-name="T447_10"><text:s/></text:span><text:span text:style-name="T447_11">User</text:span><text:span text:style-name="T447_12"><text:s/></text:span><text:span text:style-name="T447_13">Patterns</text:span><text:span text:style-name="T447_14"><text:s/></text:span><text:span text:style-name="T447_15">for</text:span><text:span text:style-name="T447_16"><text:s/></text:span><text:span text:style-name="T447_17">delete</text:span><text:span text:style-name="T447_18">.<text:s/></text:span><text:span text:style-name="T447_19">If</text:span><text:span text:style-name="T447_20"><text:s/></text:span><text:span text:style-name="T447_21">no</text:span><text:span text:style-name="T447_22"><text:s/></text:span><text:span text:style-name="T447_23">json</text:span><text:span text:style-name="T447_24"><text:s/></text:span><text:span text:style-name="T447_25">object</text:span><text:span text:style-name="T447_26"><text:s/></text:span><text:span text:style-name="T447_27">will</text:span><text:span text:style-name="T447_28"><text:s/></text:span><text:span text:style-name="T447_29">be</text:span><text:span text:style-name="T447_30"><text:s/></text:span><text:span text:style-name="T447_31">removed</text:span><text:span text:style-name="T447_32"><text:s/></text:span><text:span text:style-name="T447_33">all</text:span><text:span text:style-name="T447_34"><text:s/></text:span><text:span text:style-name="T447_35">the</text:span><text:span text:style-name="T447_36"><text:s/></text:span><text:span text:style-name="T447_37">Users</text:span></text:p>
          </table:table-cell>
          <table:table-cell table:style-name="Cell139">
            <text:p text:style-name="P448"><text:span text:style-name="T448_1">pattern</text:span><text:span text:style-name="T448_2">=[“</text:span><text:span text:style-name="T448_3">user</text:span><text:span text:style-name="T448_4">1”,“</text:span><text:span text:style-name="T448_5">use</text:span><text:span text:style-name="T448_6">*”]</text:span></text:p>
          </table:table-cell>
        </table:table-row>
      </table:table>
      <text:p text:style-name="P449"/>
      <text:p text:style-name="P450"/>
      <text:p text:style-name="P451"><text:span text:style-name="T451_1">Example</text:span><text:span text:style-name="T451_2">:</text:span><text:span text:style-name="T451_3"><text:s/></text:span></text:p>
      <text:p text:style-name="P452"><text:span text:style-name="T452_1">DELETE</text:span><text:span text:style-name="T452_2"><text:s/>/</text:span><text:span text:style-name="T452_3">pserver</text:span><text:span text:style-name="T452_4">/</text:span><text:span text:style-name="T452_5">adlska</text:span><text:span text:style-name="T452_6">615654565</text:span><text:span text:style-name="T452_7">dsdasd</text:span><text:span text:style-name="T452_8">65</text:span><text:span text:style-name="T452_9">a</text:span><text:span text:style-name="T452_10">/</text:span><text:span text:style-name="T452_11">personal</text:span><text:span text:style-name="T452_12">/</text:span><text:span text:style-name="T452_13">users</text:span><text:span text:style-name="T452_14">?</text:span><text:span text:style-name="T452_15">pattern</text:span><text:span text:style-name="T452_16">=[“</text:span><text:span text:style-name="T452_17">user</text:span><text:span text:style-name="T452_18">1”,“</text:span><text:span text:style-name="T452_19">user</text:span><text:span text:style-name="T452_20">2*”]</text:span></text:p>
      <text:p text:style-name="P453"/>
      <text:p text:style-name="P454"><text:span text:style-name="T454_1">Response</text:span><text:span text:style-name="T454_2">:</text:span><text:span text:style-name="T454_3"><text:s text:c="2"/></text:span></text:p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><text:span text:style-name="T464_1">Name</text:span><text:span text:style-name="T464_2">:</text:span><text:span text:style-name="T464_3"><text:s text:c="2"/></text:span><text:span text:style-name="T464_4">Get</text:span><text:span text:style-name="T464_5"><text:s/></text:span><text:span text:style-name="T464_6">Users</text:span></text:p>
      <text:p text:style-name="P465"/>
      <text:p text:style-name="P466"><text:span text:style-name="T466_1">Method</text:span><text:span text:style-name="T466_2">:</text:span><text:span text:style-name="T466_3"><text:s/></text:span><text:span text:style-name="T466_4">GET</text:span></text:p>
      <text:p text:style-name="P467"/>
      <text:p text:style-name="P468"><text:span text:style-name="T468_1">Description</text:span><text:span text:style-name="T468_2">:</text:span><text:span text:style-name="T468_3"><text:s text:c="2"/></text:span><text:span text:style-name="T468_4">Get</text:span><text:span text:style-name="T468_5"><text:s/></text:span><text:span text:style-name="T468_6">a</text:span><text:span text:style-name="T468_7"><text:s/></text:span><text:span text:style-name="T468_8">list</text:span><text:span text:style-name="T468_9"><text:s/></text:span><text:span text:style-name="T468_10">with</text:span><text:span text:style-name="T468_11"><text:s text:c="2"/></text:span><text:span text:style-name="T468_12">platform</text:span><text:span text:style-name="T468_13">’</text:span><text:span text:style-name="T468_14">s</text:span><text:span text:style-name="T468_15"><text:s text:c="2"/></text:span><text:span text:style-name="T468_16">users</text:span></text:p>
      <text:p text:style-name="P469"><text:span text:style-name="T469_1"><text:s/></text:span></text:p>
      <text:p text:style-name="P470"><text:span text:style-name="T470_1">URL</text:span><text:span text:style-name="T470_2">:</text:span><text:span text:style-name="T470_3"><text:s text:c="2"/>/</text:span><text:span text:style-name="T470_4">pserver</text:span><text:span text:style-name="T470_5">/:</text:span><text:span text:style-name="T470_6">ClientKey</text:span><text:span text:style-name="T470_7">/</text:span><text:span text:style-name="T470_8">personal</text:span><text:span text:style-name="T470_9">/</text:span><text:span text:style-name="T470_10">users</text:span></text:p>
      <text:p text:style-name="P471"><text:span text:style-name="T471_1"><text:s/></text:span></text:p>
      <text:p text:style-name="P472"><text:span text:style-name="T472_1">Path</text:span><text:span text:style-name="T472_2">:</text:span><text:span text:style-name="T472_3"><text:s text:c="2"/>:</text:span><text:span text:style-name="T472_4">ClientKey</text:span><text:span text:style-name="T472_5">/</text:span><text:span text:style-name="T472_6">personal</text:span><text:span text:style-name="T472_7">/</text:span><text:span text:style-name="T472_8">users</text:span></text:p>
      <text:p text:style-name="P473"/>
      <text:p text:style-name="P474"><text:span text:style-name="T474_1">Parameters</text:span><text:span text:style-name="T474_2">:</text:span><text:span text:style-name="T474_3"><text:s text:c="2"/></text:span></text:p>
      <text:p text:style-name="P475"/>
      <table:table table:style-name="Table12">
        <table:table-column table:style-name="Column44"/>
        <table:table-column table:style-name="Column45"/>
        <table:table-column table:style-name="Column46"/>
        <table:table-column table:style-name="Column47"/>
        <table:table-row table:style-name="Row40">
          <table:table-cell table:style-name="Cell140">
            <text:p text:style-name="P476"><text:span text:style-name="T476_1">:</text:span><text:span text:style-name="T476_2">ClientKey</text:span></text:p>
          </table:table-cell>
          <table:table-cell table:style-name="Cell141">
            <text:p text:style-name="P477"><text:span text:style-name="T477_1">Required</text:span></text:p>
          </table:table-cell>
          <table:table-cell table:style-name="Cell142">
            <text:p text:style-name="P478"><text:span text:style-name="T478_1">The</text:span><text:span text:style-name="T478_2"><text:s/></text:span><text:span text:style-name="T478_3">client</text:span><text:span text:style-name="T478_4">’</text:span><text:span text:style-name="T478_5">s</text:span><text:span text:style-name="T478_6"><text:s/></text:span><text:span text:style-name="T478_7">API</text:span><text:span text:style-name="T478_8"><text:s/></text:span><text:span text:style-name="T478_9">Key</text:span></text:p>
          </table:table-cell>
          <table:table-cell table:style-name="Cell143">
            <text:p text:style-name="P479"><text:span text:style-name="T479_1">adlska</text:span><text:span text:style-name="T479_2">615654565</text:span><text:span text:style-name="T479_3">dsdasd</text:span><text:span text:style-name="T479_4">65</text:span><text:span text:style-name="T479_5">a</text:span></text:p>
          </table:table-cell>
        </table:table-row>
        <table:table-row table:style-name="Row41">
          <table:table-cell table:style-name="Cell144">
            <text:p text:style-name="P480"><text:span text:style-name="T480_1">pattern</text:span></text:p>
          </table:table-cell>
          <table:table-cell table:style-name="Cell145">
            <text:p text:style-name="P481"><text:span text:style-name="T481_1">optional</text:span></text:p>
          </table:table-cell>
          <table:table-cell table:style-name="Cell146">
            <text:p text:style-name="P482"><text:span text:style-name="T482_1">The</text:span><text:span text:style-name="T482_2"><text:s/></text:span><text:span text:style-name="T482_3">user</text:span><text:span text:style-name="T482_4"><text:s/></text:span><text:span text:style-name="T482_5">pattern</text:span></text:p>
          </table:table-cell>
          <table:table-cell table:style-name="Cell147">
            <text:p text:style-name="P483"><text:span text:style-name="T483_1">pattern</text:span><text:span text:style-name="T483_2">=</text:span><text:span text:style-name="T483_3">user</text:span><text:span text:style-name="T483_4">12*</text:span></text:p>
          </table:table-cell>
        </table:table-row>
        <table:table-row table:style-name="Row42">
          <table:table-cell table:style-name="Cell148">
            <text:p text:style-name="P484"><text:span text:style-name="T484_1">page</text:span></text:p>
          </table:table-cell>
          <table:table-cell table:style-name="Cell149">
            <text:p text:style-name="P485"><text:span text:style-name="T485_1">optional</text:span></text:p>
          </table:table-cell>
          <table:table-cell table:style-name="Cell150">
            <text:p text:style-name="P486"><text:span text:style-name="T486_1">The</text:span><text:span text:style-name="T486_2"><text:s/></text:span><text:span text:style-name="T486_3">number</text:span><text:span text:style-name="T486_4"><text:s/></text:span><text:span text:style-name="T486_5">of</text:span><text:span text:style-name="T486_6"><text:s/></text:span><text:span text:style-name="T486_7">the</text:span><text:span text:style-name="T486_8"><text:s/></text:span><text:span text:style-name="T486_9">page</text:span><text:span text:style-name="T486_10">.<text:s/></text:span><text:span text:style-name="T486_11">Start</text:span><text:span text:style-name="T486_12"><text:s/></text:span><text:span text:style-name="T486_13">from</text:span><text:span text:style-name="T486_14"><text:s/></text:span><text:span text:style-name="T486_15">number</text:span><text:span text:style-name="T486_16"><text:s/>1</text:span></text:p>
          </table:table-cell>
          <table:table-cell table:style-name="Cell151">
            <text:p text:style-name="P487"><text:span text:style-name="T487_1">page</text:span><text:span text:style-name="T487_2">=1</text:span></text:p>
          </table:table-cell>
        </table:table-row>
      </table:table>
      <text:p text:style-name="P488"/>
      <text:p text:style-name="P489"/>
      <text:p text:style-name="P490"><text:span text:style-name="T490_1">Example</text:span><text:span text:style-name="T490_2">:</text:span><text:span text:style-name="T490_3"><text:s/></text:span></text:p>
      <text:p text:style-name="P491"><text:span text:style-name="T491_1">GET</text:span><text:span text:style-name="T491_2"><text:s text:c="2"/>/</text:span><text:span text:style-name="T491_3">pserver</text:span><text:span text:style-name="T491_4">/</text:span><text:span text:style-name="T491_5">adlska</text:span><text:span text:style-name="T491_6">615654565</text:span><text:span text:style-name="T491_7">dsdasd</text:span><text:span text:style-name="T491_8">65</text:span><text:span text:style-name="T491_9">a</text:span><text:span text:style-name="T491_10">/</text:span><text:span text:style-name="T491_11">personal</text:span><text:span text:style-name="T491_12">/</text:span><text:span text:style-name="T491_13">users</text:span><text:span text:style-name="T491_14">?</text:span><text:span text:style-name="T491_15">page</text:span><text:span text:style-name="T491_16">=1</text:span></text:p>
      <text:p text:style-name="P492"/>
      <text:p text:style-name="P493"><text:span text:style-name="T493_1">Response</text:span><text:span text:style-name="T493_2">:</text:span><text:span text:style-name="T493_3"><text:s text:c="2"/></text:span></text:p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><text:span text:style-name="T502_1">Name</text:span><text:span text:style-name="T502_2">:</text:span><text:span text:style-name="T502_3"><text:s text:c="2"/></text:span><text:span text:style-name="T502_4">Set</text:span><text:span text:style-name="T502_5"><text:s/></text:span><text:span text:style-name="T502_6">User</text:span><text:span text:style-name="T502_7">’</text:span><text:span text:style-name="T502_8">s</text:span><text:span text:style-name="T502_9"><text:s/></text:span><text:span text:style-name="T502_10">Attributes</text:span></text:p>
      <text:p text:style-name="P503"/>
      <text:p text:style-name="P504"><text:span text:style-name="T504_1">Method</text:span><text:span text:style-name="T504_2">:</text:span><text:span text:style-name="T504_3"><text:s/></text:span><text:span text:style-name="T504_4">PUT</text:span></text:p>
      <text:p text:style-name="P505"/>
      <text:p text:style-name="P506"><text:span text:style-name="T506_1">Description</text:span><text:span text:style-name="T506_2">:</text:span><text:span text:style-name="T506_3"><text:s text:c="2"/></text:span><text:span text:style-name="T506_4">Update</text:span><text:span text:style-name="T506_5"><text:s/></text:span><text:span text:style-name="T506_6">the</text:span><text:span text:style-name="T506_7"><text:s/></text:span><text:span text:style-name="T506_8">User</text:span><text:span text:style-name="T506_9">’</text:span><text:span text:style-name="T506_10">s</text:span><text:span text:style-name="T506_11"><text:s/></text:span><text:span text:style-name="T506_12">Attributes</text:span><text:span text:style-name="T506_13"><text:s/></text:span><text:span text:style-name="T506_14">value</text:span><text:span text:style-name="T506_15"><text:s/></text:span><text:span text:style-name="T506_16">of</text:span><text:span text:style-name="T506_17"><text:s/></text:span><text:span text:style-name="T506_18">the</text:span><text:span text:style-name="T506_19"><text:s/></text:span><text:span text:style-name="T506_20">given</text:span><text:span text:style-name="T506_21"><text:s/></text:span><text:span text:style-name="T506_22">attribute</text:span><text:span text:style-name="T506_23"><text:s/></text:span><text:span text:style-name="T506_24">names</text:span></text:p>
      <text:p text:style-name="P507"/>
      <text:p text:style-name="P508"><text:span text:style-name="T508_1"><text:s/></text:span></text:p>
      <text:p text:style-name="P509"><text:span text:style-name="T509_1">URL</text:span><text:span text:style-name="T509_2">:</text:span><text:span text:style-name="T509_3"><text:s text:c="2"/>/</text:span><text:span text:style-name="T509_4">pserver</text:span><text:span text:style-name="T509_5">/:</text:span><text:span text:style-name="T509_6">ClientKey</text:span><text:span text:style-name="T509_7">/</text:span><text:span text:style-name="T509_8">personal</text:span><text:span text:style-name="T509_9">/</text:span><text:span text:style-name="T509_10">users</text:span><text:span text:style-name="T509_11">/:</text:span><text:span text:style-name="T509_12">User</text:span><text:span text:style-name="T509_13">/</text:span><text:span text:style-name="T509_14">attributes</text:span><text:span text:style-name="T509_15">/:</text:span><text:span text:style-name="T509_16">JSONUserAttributes</text:span></text:p>
      <text:p text:style-name="P510"><text:span text:style-name="T510_1"><text:s/></text:span></text:p>
      <text:p text:style-name="P511"><text:span text:style-name="T511_1">Path</text:span><text:span text:style-name="T511_2">:</text:span><text:span text:style-name="T511_3"><text:s text:c="2"/>:</text:span><text:span text:style-name="T511_4">ClientKey</text:span><text:span text:style-name="T511_5">/</text:span><text:span text:style-name="T511_6">personal</text:span><text:span text:style-name="T511_7">/</text:span><text:span text:style-name="T511_8">users</text:span><text:span text:style-name="T511_9">/:</text:span><text:span text:style-name="T511_10">User</text:span><text:span text:style-name="T511_11">/</text:span><text:span text:style-name="T511_12">attributes</text:span><text:span text:style-name="T511_13">/:</text:span><text:span text:style-name="T511_14">JSONUserAttributes</text:span></text:p>
      <text:p text:style-name="P512"/>
      <text:p text:style-name="P513"><text:span text:style-name="T513_1">Parameters</text:span><text:span text:style-name="T513_2">:</text:span><text:span text:style-name="T513_3"><text:s text:c="2"/></text:span></text:p>
      <text:p text:style-name="P514"/>
      <table:table table:style-name="Table13">
        <table:table-column table:style-name="Column48"/>
        <table:table-column table:style-name="Column49"/>
        <table:table-column table:style-name="Column50"/>
        <table:table-column table:style-name="Column51"/>
        <table:table-row table:style-name="Row43">
          <table:table-cell table:style-name="Cell152">
            <text:p text:style-name="P515"><text:span text:style-name="T515_1">:</text:span><text:span text:style-name="T515_2">ClientKey</text:span></text:p>
          </table:table-cell>
          <table:table-cell table:style-name="Cell153">
            <text:p text:style-name="P516"><text:span text:style-name="T516_1">Required</text:span></text:p>
          </table:table-cell>
          <table:table-cell table:style-name="Cell154">
            <text:p text:style-name="P517"><text:span text:style-name="T517_1">The</text:span><text:span text:style-name="T517_2"><text:s/></text:span><text:span text:style-name="T517_3">client</text:span><text:span text:style-name="T517_4">’</text:span><text:span text:style-name="T517_5">s</text:span><text:span text:style-name="T517_6"><text:s/></text:span><text:span text:style-name="T517_7">API</text:span><text:span text:style-name="T517_8"><text:s/></text:span><text:span text:style-name="T517_9">Key</text:span></text:p>
          </table:table-cell>
          <table:table-cell table:style-name="Cell155">
            <text:p text:style-name="P518"><text:span text:style-name="T518_1">adlska</text:span><text:span text:style-name="T518_2">615654565</text:span><text:span text:style-name="T518_3">dsdasd</text:span><text:span text:style-name="T518_4">65</text:span><text:span text:style-name="T518_5">a</text:span></text:p>
          </table:table-cell>
        </table:table-row>
        <table:table-row table:style-name="Row44">
          <table:table-cell table:style-name="Cell156">
            <text:p text:style-name="P519"><text:span text:style-name="T519_1">:</text:span><text:span text:style-name="T519_2">User</text:span></text:p>
          </table:table-cell>
          <table:table-cell table:style-name="Cell157">
            <text:p text:style-name="P520"><text:span text:style-name="T520_1">Requierd</text:span></text:p>
          </table:table-cell>
          <table:table-cell table:style-name="Cell158">
            <text:p text:style-name="P521"><text:span text:style-name="T521_1">The</text:span><text:span text:style-name="T521_2"><text:s/></text:span><text:span text:style-name="T521_3">user</text:span><text:span text:style-name="T521_4">’</text:span><text:span text:style-name="T521_5">s</text:span><text:span text:style-name="T521_6"><text:s/></text:span><text:span text:style-name="T521_7">name</text:span></text:p>
          </table:table-cell>
          <table:table-cell table:style-name="Cell159">
            <text:p text:style-name="P522"><text:span text:style-name="T522_1">kostas</text:span></text:p>
          </table:table-cell>
        </table:table-row>
        <table:table-row table:style-name="Row45">
          <table:table-cell table:style-name="Cell160">
            <text:p text:style-name="P523"><text:span text:style-name="T523_1">:</text:span><text:span text:style-name="T523_2">JSONUserAttributes</text:span></text:p>
          </table:table-cell>
          <table:table-cell table:style-name="Cell161">
            <text:p text:style-name="P524"><text:span text:style-name="T524_1">Required</text:span></text:p>
          </table:table-cell>
          <table:table-cell table:style-name="Cell162">
            <text:p text:style-name="P525"><text:span text:style-name="T525_1">A</text:span><text:span text:style-name="T525_2"><text:s/></text:span><text:span text:style-name="T525_3">json</text:span><text:span text:style-name="T525_4"><text:s/></text:span><text:span text:style-name="T525_5">object</text:span><text:span text:style-name="T525_6"><text:s/></text:span><text:span text:style-name="T525_7">which</text:span><text:span text:style-name="T525_8"><text:s/></text:span><text:span text:style-name="T525_9">contains</text:span><text:span text:style-name="T525_10"><text:s/></text:span><text:span text:style-name="T525_11">pairs</text:span><text:span text:style-name="T525_12"><text:s/></text:span><text:span text:style-name="T525_13">of</text:span><text:span text:style-name="T525_14"><text:s/></text:span><text:span text:style-name="T525_15">Attribute</text:span><text:span text:style-name="T525_16"><text:s/></text:span><text:span text:style-name="T525_17">name</text:span><text:span text:style-name="T525_18"><text:s/></text:span><text:span text:style-name="T525_19">with</text:span><text:span text:style-name="T525_20"><text:s/></text:span><text:span text:style-name="T525_21">value</text:span></text:p>
          </table:table-cell>
          <table:table-cell table:style-name="Cell163">
            <text:p text:style-name="P526"><text:span text:style-name="T526_1">{“</text:span><text:span text:style-name="T526_2">age</text:span><text:span text:style-name="T526_3">”:”18”,“</text:span><text:span text:style-name="T526_4">gender</text:span><text:span text:style-name="T526_5">”:”</text:span><text:span text:style-name="T526_6">male</text:span><text:span text:style-name="T526_7">”}</text:span></text:p>
          </table:table-cell>
        </table:table-row>
      </table:table>
      <text:p text:style-name="P527"/>
      <text:p text:style-name="P528"/>
      <text:p text:style-name="P529"><text:span text:style-name="T529_1">Example</text:span><text:span text:style-name="T529_2">:</text:span><text:span text:style-name="T529_3"><text:s/></text:span></text:p>
      <text:p text:style-name="P530"><text:span text:style-name="T530_1">PUT</text:span><text:span text:style-name="T530_2"><text:s text:c="2"/>/</text:span><text:span text:style-name="T530_3">pserver</text:span><text:span text:style-name="T530_4">/</text:span><text:span text:style-name="T530_5">adlska</text:span><text:span text:style-name="T530_6">615654565</text:span><text:span text:style-name="T530_7">dsdasd</text:span><text:span text:style-name="T530_8">65</text:span><text:span text:style-name="T530_9">a</text:span><text:span text:style-name="T530_10">/</text:span><text:span text:style-name="T530_11">personal</text:span><text:span text:style-name="T530_12">/</text:span><text:span text:style-name="T530_13">users</text:span><text:span text:style-name="T530_14">/</text:span><text:span text:style-name="T530_15">kostas</text:span><text:span text:style-name="T530_16">/</text:span><text:span text:style-name="T530_17">attributes</text:span><text:span text:style-name="T530_18">/{“</text:span><text:span text:style-name="T530_19">age</text:span><text:span text:style-name="T530_20">”:”18”,“</text:span><text:span text:style-name="T530_21">gender</text:span><text:span text:style-name="T530_22">”:”</text:span><text:span text:style-name="T530_23">male</text:span><text:span text:style-name="T530_24">”}</text:span></text:p>
      <text:p text:style-name="P531"/>
      <text:p text:style-name="P532"><text:span text:style-name="T532_1">Response</text:span><text:span text:style-name="T532_2">:</text:span><text:span text:style-name="T532_3"><text:s text:c="2"/></text:span></text:p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><text:span text:style-name="T544_1">Name</text:span><text:span text:style-name="T544_2">:</text:span><text:span text:style-name="T544_3"><text:s text:c="2"/></text:span><text:span text:style-name="T544_4">Set</text:span><text:span text:style-name="T544_5"><text:s/></text:span><text:span text:style-name="T544_6">User</text:span><text:span text:style-name="T544_7">’</text:span><text:span text:style-name="T544_8">s</text:span><text:span text:style-name="T544_9"><text:s/></text:span><text:span text:style-name="T544_10">Features</text:span></text:p>
      <text:p text:style-name="P545"/>
      <text:p text:style-name="P546"><text:span text:style-name="T546_1">Method</text:span><text:span text:style-name="T546_2">:</text:span><text:span text:style-name="T546_3"><text:s/></text:span><text:span text:style-name="T546_4">PUT</text:span></text:p>
      <text:p text:style-name="P547"/>
      <text:p text:style-name="P548"><text:span text:style-name="T548_1">Description</text:span><text:span text:style-name="T548_2">:</text:span><text:span text:style-name="T548_3"><text:s text:c="2"/></text:span><text:span text:style-name="T548_4">Update</text:span><text:span text:style-name="T548_5"><text:s/></text:span><text:span text:style-name="T548_6">the</text:span><text:span text:style-name="T548_7"><text:s/></text:span><text:span text:style-name="T548_8">User</text:span><text:span text:style-name="T548_9">’</text:span><text:span text:style-name="T548_10">s</text:span><text:span text:style-name="T548_11"><text:s/></text:span><text:span text:style-name="T548_12">Features</text:span><text:span text:style-name="T548_13"><text:s/></text:span><text:span text:style-name="T548_14">value</text:span><text:span text:style-name="T548_15"><text:s/></text:span><text:span text:style-name="T548_16">of</text:span><text:span text:style-name="T548_17"><text:s/></text:span><text:span text:style-name="T548_18">the</text:span><text:span text:style-name="T548_19"><text:s/></text:span><text:span text:style-name="T548_20">given</text:span><text:span text:style-name="T548_21"><text:s/></text:span><text:span text:style-name="T548_22">feature</text:span><text:span text:style-name="T548_23"><text:s/></text:span><text:span text:style-name="T548_24">names</text:span></text:p>
      <text:p text:style-name="P549"/>
      <text:p text:style-name="P550"><text:span text:style-name="T550_1"><text:s/></text:span></text:p>
      <text:p text:style-name="P551"><text:span text:style-name="T551_1">URL</text:span><text:span text:style-name="T551_2">:</text:span><text:span text:style-name="T551_3"><text:s text:c="2"/>/</text:span><text:span text:style-name="T551_4">pserver</text:span><text:span text:style-name="T551_5">/:</text:span><text:span text:style-name="T551_6">ClientKey</text:span><text:span text:style-name="T551_7">/</text:span><text:span text:style-name="T551_8">personal</text:span><text:span text:style-name="T551_9">/</text:span><text:span text:style-name="T551_10">users</text:span><text:span text:style-name="T551_11">/:</text:span><text:span text:style-name="T551_12">User</text:span><text:span text:style-name="T551_13">/</text:span><text:span text:style-name="T551_14">features</text:span><text:span text:style-name="T551_15">/:</text:span><text:span text:style-name="T551_16">JSONUserFeatures</text:span></text:p>
      <text:p text:style-name="P552"><text:span text:style-name="T552_1"><text:s/></text:span></text:p>
      <text:p text:style-name="P553"><text:span text:style-name="T553_1">Path</text:span><text:span text:style-name="T553_2">:</text:span><text:span text:style-name="T553_3"><text:s text:c="2"/>:</text:span><text:span text:style-name="T553_4">ClientKey</text:span><text:span text:style-name="T553_5">/</text:span><text:span text:style-name="T553_6">personal</text:span><text:span text:style-name="T553_7">/</text:span><text:span text:style-name="T553_8">users</text:span><text:span text:style-name="T553_9">/:</text:span><text:span text:style-name="T553_10">User</text:span><text:span text:style-name="T553_11">/</text:span><text:span text:style-name="T553_12">features</text:span><text:span text:style-name="T553_13">/:</text:span><text:span text:style-name="T553_14">JSONUserFeatures</text:span></text:p>
      <text:p text:style-name="P554"/>
      <text:p text:style-name="P555"><text:span text:style-name="T555_1">Parameters</text:span><text:span text:style-name="T555_2">:</text:span><text:span text:style-name="T555_3"><text:s text:c="2"/></text:span></text:p>
      <text:p text:style-name="P556"/>
      <table:table table:style-name="Table14">
        <table:table-column table:style-name="Column52"/>
        <table:table-column table:style-name="Column53"/>
        <table:table-column table:style-name="Column54"/>
        <table:table-column table:style-name="Column55"/>
        <table:table-row table:style-name="Row46">
          <table:table-cell table:style-name="Cell164">
            <text:p text:style-name="P557"><text:span text:style-name="T557_1">:</text:span><text:span text:style-name="T557_2">ClientKey</text:span></text:p>
          </table:table-cell>
          <table:table-cell table:style-name="Cell165">
            <text:p text:style-name="P558"><text:span text:style-name="T558_1">Required</text:span></text:p>
          </table:table-cell>
          <table:table-cell table:style-name="Cell166">
            <text:p text:style-name="P559"><text:span text:style-name="T559_1">The</text:span><text:span text:style-name="T559_2"><text:s/></text:span><text:span text:style-name="T559_3">client</text:span><text:span text:style-name="T559_4">’</text:span><text:span text:style-name="T559_5">s</text:span><text:span text:style-name="T559_6"><text:s/></text:span><text:span text:style-name="T559_7">API</text:span><text:span text:style-name="T559_8"><text:s/></text:span><text:span text:style-name="T559_9">Key</text:span></text:p>
          </table:table-cell>
          <table:table-cell table:style-name="Cell167">
            <text:p text:style-name="P560"><text:span text:style-name="T560_1">adlska</text:span><text:span text:style-name="T560_2">615654565</text:span><text:span text:style-name="T560_3">dsdasd</text:span><text:span text:style-name="T560_4">65</text:span><text:span text:style-name="T560_5">a</text:span></text:p>
          </table:table-cell>
        </table:table-row>
        <table:table-row table:style-name="Row47">
          <table:table-cell table:style-name="Cell168">
            <text:p text:style-name="P561"><text:span text:style-name="T561_1">:</text:span><text:span text:style-name="T561_2">User</text:span></text:p>
          </table:table-cell>
          <table:table-cell table:style-name="Cell169">
            <text:p text:style-name="P562"><text:span text:style-name="T562_1">Required</text:span></text:p>
          </table:table-cell>
          <table:table-cell table:style-name="Cell170">
            <text:p text:style-name="P563"><text:span text:style-name="T563_1">The</text:span><text:span text:style-name="T563_2"><text:s/></text:span><text:span text:style-name="T563_3">user</text:span><text:span text:style-name="T563_4">’</text:span><text:span text:style-name="T563_5">s</text:span><text:span text:style-name="T563_6"><text:s/></text:span><text:span text:style-name="T563_7">name</text:span></text:p>
          </table:table-cell>
          <table:table-cell table:style-name="Cell171">
            <text:p text:style-name="P564"><text:span text:style-name="T564_1">kostas</text:span></text:p>
          </table:table-cell>
        </table:table-row>
        <table:table-row table:style-name="Row48">
          <table:table-cell table:style-name="Cell172">
            <text:p text:style-name="P565"><text:span text:style-name="T565_1">:</text:span><text:span text:style-name="T565_2">JSONUserFeatures</text:span></text:p>
          </table:table-cell>
          <table:table-cell table:style-name="Cell173">
            <text:p text:style-name="P566"><text:span text:style-name="T566_1">Required</text:span></text:p>
          </table:table-cell>
          <table:table-cell table:style-name="Cell174">
            <text:p text:style-name="P567"><text:span text:style-name="T567_1">A</text:span><text:span text:style-name="T567_2"><text:s/></text:span><text:span text:style-name="T567_3">json</text:span><text:span text:style-name="T567_4"><text:s/></text:span><text:span text:style-name="T567_5">object</text:span><text:span text:style-name="T567_6"><text:s/></text:span><text:span text:style-name="T567_7">which</text:span><text:span text:style-name="T567_8"><text:s/></text:span><text:span text:style-name="T567_9">contains</text:span><text:span text:style-name="T567_10"><text:s/></text:span><text:span text:style-name="T567_11">pairs</text:span><text:span text:style-name="T567_12"><text:s/></text:span><text:span text:style-name="T567_13">of</text:span><text:span text:style-name="T567_14"><text:s/></text:span><text:span text:style-name="T567_15">Feature</text:span><text:span text:style-name="T567_16"><text:s/></text:span><text:span text:style-name="T567_17">name</text:span><text:span text:style-name="T567_18"><text:s/></text:span><text:span text:style-name="T567_19">with</text:span><text:span text:style-name="T567_20"><text:s/></text:span><text:span text:style-name="T567_21">value</text:span></text:p>
          </table:table-cell>
          <table:table-cell table:style-name="Cell175">
            <text:p text:style-name="P568"><text:span text:style-name="T568_1">{“</text:span><text:span text:style-name="T568_2">category</text:span><text:span text:style-name="T568_3">.</text:span><text:span text:style-name="T568_4">world</text:span><text:span text:style-name="T568_5">”:”15”,“</text:span><text:span text:style-name="T568_6">category</text:span><text:span text:style-name="T568_7">.</text:span><text:span text:style-name="T568_8">sport</text:span><text:span text:style-name="T568_9">”:”30”}</text:span></text:p>
          </table:table-cell>
        </table:table-row>
      </table:table>
      <text:p text:style-name="P569"/>
      <text:p text:style-name="P570"/>
      <text:p text:style-name="P571"><text:span text:style-name="T571_1">Example</text:span><text:span text:style-name="T571_2">:</text:span><text:span text:style-name="T571_3"><text:s/></text:span></text:p>
      <text:p text:style-name="P572"><text:span text:style-name="T572_1">PUT</text:span><text:span text:style-name="T572_2"><text:s text:c="2"/>/</text:span><text:span text:style-name="T572_3">pserver</text:span><text:span text:style-name="T572_4">/</text:span><text:span text:style-name="T572_5">adlska</text:span><text:span text:style-name="T572_6">615654565</text:span><text:span text:style-name="T572_7">dsdasd</text:span><text:span text:style-name="T572_8">65</text:span><text:span text:style-name="T572_9">a</text:span><text:span text:style-name="T572_10">/</text:span><text:span text:style-name="T572_11">personal</text:span><text:span text:style-name="T572_12">/</text:span><text:span text:style-name="T572_13">users</text:span><text:span text:style-name="T572_14">/</text:span><text:span text:style-name="T572_15">kostas</text:span><text:span text:style-name="T572_16">/</text:span><text:span text:style-name="T572_17">features</text:span><text:span text:style-name="T572_18">/{“</text:span><text:span text:style-name="T572_19">category</text:span><text:span text:style-name="T572_20">.</text:span><text:span text:style-name="T572_21">world</text:span><text:span text:style-name="T572_22">”:”15”,“</text:span><text:span text:style-name="T572_23">category</text:span><text:span text:style-name="T572_24">.</text:span><text:span text:style-name="T572_25">sport</text:span><text:span text:style-name="T572_26">”:”30”}</text:span></text:p>
      <text:p text:style-name="P573"/>
      <text:p text:style-name="P574"><text:span text:style-name="T574_1">Response</text:span><text:span text:style-name="T574_2">:</text:span><text:span text:style-name="T574_3"><text:s text:c="2"/></text:span></text:p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><text:span text:style-name="T586_1">Name</text:span><text:span text:style-name="T586_2">:</text:span><text:span text:style-name="T586_3"><text:s text:c="2"/></text:span><text:span text:style-name="T586_4">Modify</text:span><text:span text:style-name="T586_5"><text:s/></text:span><text:span text:style-name="T586_6">User</text:span><text:span text:style-name="T586_7">’</text:span><text:span text:style-name="T586_8">s</text:span><text:span text:style-name="T586_9"><text:s/></text:span><text:span text:style-name="T586_10">Features</text:span></text:p>
      <text:p text:style-name="P587"/>
      <text:p text:style-name="P588"><text:span text:style-name="T588_1">Method</text:span><text:span text:style-name="T588_2">:</text:span><text:span text:style-name="T588_3"><text:s/></text:span><text:span text:style-name="T588_4">PUT</text:span></text:p>
      <text:p text:style-name="P589"/>
      <text:p text:style-name="P590"><text:span text:style-name="T590_1">Description</text:span><text:span text:style-name="T590_2">:</text:span><text:span text:style-name="T590_3"><text:s text:c="2"/></text:span><text:span text:style-name="T590_4">Modify</text:span><text:span text:style-name="T590_5"><text:s/>(</text:span><text:span text:style-name="T590_6">increase</text:span><text:span text:style-name="T590_7">/</text:span><text:span text:style-name="T590_8">decrease</text:span><text:span text:style-name="T590_9">)<text:s/></text:span><text:span text:style-name="T590_10">the</text:span><text:span text:style-name="T590_11"><text:s/></text:span><text:span text:style-name="T590_12">User</text:span><text:span text:style-name="T590_13">’</text:span><text:span text:style-name="T590_14">s</text:span><text:span text:style-name="T590_15"><text:s/></text:span><text:span text:style-name="T590_16">Features</text:span><text:span text:style-name="T590_17"><text:s/></text:span><text:span text:style-name="T590_18">value</text:span><text:span text:style-name="T590_19"><text:s/></text:span><text:span text:style-name="T590_20">of</text:span><text:span text:style-name="T590_21"><text:s/></text:span><text:span text:style-name="T590_22">the</text:span><text:span text:style-name="T590_23"><text:s/></text:span><text:span text:style-name="T590_24">given</text:span><text:span text:style-name="T590_25"><text:s/></text:span><text:span text:style-name="T590_26">feature</text:span><text:span text:style-name="T590_27"><text:s/></text:span><text:span text:style-name="T590_28">names</text:span><text:span text:style-name="T590_29"><text:s/></text:span><text:span text:style-name="T590_30">by</text:span><text:span text:style-name="T590_31"><text:s/></text:span><text:span text:style-name="T590_32">the</text:span><text:span text:style-name="T590_33"><text:s/></text:span><text:span text:style-name="T590_34">given</text:span><text:span text:style-name="T590_35"><text:s/></text:span><text:span text:style-name="T590_36">step</text:span><text:span text:style-name="T590_37"><text:s/></text:span><text:span text:style-name="T590_38">value</text:span></text:p>
      <text:p text:style-name="P591"/>
      <text:p text:style-name="P592"><text:span text:style-name="T592_1"><text:s/></text:span></text:p>
      <text:p text:style-name="P593"><text:span text:style-name="T593_1">URL</text:span><text:span text:style-name="T593_2">:</text:span><text:span text:style-name="T593_3"><text:s text:c="2"/>/</text:span><text:span text:style-name="T593_4">pserver</text:span><text:span text:style-name="T593_5">/:</text:span><text:span text:style-name="T593_6">ClientKey</text:span><text:span text:style-name="T593_7">/</text:span><text:span text:style-name="T593_8">personal</text:span><text:span text:style-name="T593_9">/</text:span><text:span text:style-name="T593_10">users</text:span><text:span text:style-name="T593_11">/:</text:span><text:span text:style-name="T593_12">User</text:span><text:span text:style-name="T593_13">/</text:span><text:span text:style-name="T593_14">features</text:span><text:span text:style-name="T593_15">/</text:span><text:span text:style-name="T593_16">modify</text:span><text:span text:style-name="T593_17">/:</text:span><text:span text:style-name="T593_18">JSONUserFeatures</text:span></text:p>
      <text:p text:style-name="P594"><text:span text:style-name="T594_1"><text:s/></text:span></text:p>
      <text:p text:style-name="P595"><text:span text:style-name="T595_1">Path</text:span><text:span text:style-name="T595_2">:</text:span><text:span text:style-name="T595_3"><text:s text:c="2"/>:</text:span><text:span text:style-name="T595_4">ClientKey</text:span><text:span text:style-name="T595_5">/</text:span><text:span text:style-name="T595_6">personal</text:span><text:span text:style-name="T595_7">/</text:span><text:span text:style-name="T595_8">users</text:span><text:span text:style-name="T595_9">/:</text:span><text:span text:style-name="T595_10">User</text:span><text:span text:style-name="T595_11">/</text:span><text:span text:style-name="T595_12">features</text:span><text:span text:style-name="T595_13">/</text:span><text:span text:style-name="T595_14">modify</text:span><text:span text:style-name="T595_15">/:</text:span><text:span text:style-name="T595_16">JSONUserFeatures</text:span></text:p>
      <text:p text:style-name="P596"/>
      <text:p text:style-name="P597"><text:span text:style-name="T597_1">Parameters</text:span><text:span text:style-name="T597_2">:</text:span><text:span text:style-name="T597_3"><text:s text:c="2"/></text:span></text:p>
      <text:p text:style-name="P598"/>
      <table:table table:style-name="Table15">
        <table:table-column table:style-name="Column56"/>
        <table:table-column table:style-name="Column57"/>
        <table:table-column table:style-name="Column58"/>
        <table:table-column table:style-name="Column59"/>
        <table:table-row table:style-name="Row49">
          <table:table-cell table:style-name="Cell176">
            <text:p text:style-name="P599"><text:span text:style-name="T599_1">:</text:span><text:span text:style-name="T599_2">ClientKey</text:span></text:p>
          </table:table-cell>
          <table:table-cell table:style-name="Cell177">
            <text:p text:style-name="P600"><text:span text:style-name="T600_1">Required</text:span></text:p>
          </table:table-cell>
          <table:table-cell table:style-name="Cell178">
            <text:p text:style-name="P601"><text:span text:style-name="T601_1">The</text:span><text:span text:style-name="T601_2"><text:s/></text:span><text:span text:style-name="T601_3">client</text:span><text:span text:style-name="T601_4">’</text:span><text:span text:style-name="T601_5">s</text:span><text:span text:style-name="T601_6"><text:s/></text:span><text:span text:style-name="T601_7">API</text:span><text:span text:style-name="T601_8"><text:s/></text:span><text:span text:style-name="T601_9">Key</text:span></text:p>
          </table:table-cell>
          <table:table-cell table:style-name="Cell179">
            <text:p text:style-name="P602"><text:span text:style-name="T602_1">adlska</text:span><text:span text:style-name="T602_2">615654565</text:span><text:span text:style-name="T602_3">dsdasd</text:span><text:span text:style-name="T602_4">65</text:span><text:span text:style-name="T602_5">a</text:span></text:p>
          </table:table-cell>
        </table:table-row>
        <table:table-row table:style-name="Row50">
          <table:table-cell table:style-name="Cell180">
            <text:p text:style-name="P603"><text:span text:style-name="T603_1">:</text:span><text:span text:style-name="T603_2">User</text:span></text:p>
          </table:table-cell>
          <table:table-cell table:style-name="Cell181">
            <text:p text:style-name="P604"><text:span text:style-name="T604_1">Required</text:span></text:p>
          </table:table-cell>
          <table:table-cell table:style-name="Cell182">
            <text:p text:style-name="P605"><text:span text:style-name="T605_1">The</text:span><text:span text:style-name="T605_2"><text:s/></text:span><text:span text:style-name="T605_3">user</text:span><text:span text:style-name="T605_4">’</text:span><text:span text:style-name="T605_5">s</text:span><text:span text:style-name="T605_6"><text:s/></text:span><text:span text:style-name="T605_7">mame</text:span></text:p>
          </table:table-cell>
          <table:table-cell table:style-name="Cell183">
            <text:p text:style-name="P606"><text:span text:style-name="T606_1">kostas</text:span></text:p>
          </table:table-cell>
        </table:table-row>
        <table:table-row table:style-name="Row51">
          <table:table-cell table:style-name="Cell184">
            <text:p text:style-name="P607"><text:span text:style-name="T607_1">:</text:span><text:span text:style-name="T607_2">JSONUserFeatures</text:span></text:p>
          </table:table-cell>
          <table:table-cell table:style-name="Cell185">
            <text:p text:style-name="P608"><text:span text:style-name="T608_1">Required</text:span></text:p>
          </table:table-cell>
          <table:table-cell table:style-name="Cell186">
            <text:p text:style-name="P609"><text:span text:style-name="T609_1">A</text:span><text:span text:style-name="T609_2"><text:s/></text:span><text:span text:style-name="T609_3">json</text:span><text:span text:style-name="T609_4"><text:s/></text:span><text:span text:style-name="T609_5">object</text:span><text:span text:style-name="T609_6"><text:s/></text:span><text:span text:style-name="T609_7">which</text:span><text:span text:style-name="T609_8"><text:s/></text:span><text:span text:style-name="T609_9">contains</text:span><text:span text:style-name="T609_10"><text:s/></text:span><text:span text:style-name="T609_11">pairs</text:span><text:span text:style-name="T609_12"><text:s/></text:span><text:span text:style-name="T609_13">of</text:span><text:span text:style-name="T609_14"><text:s/></text:span><text:span text:style-name="T609_15">Feature</text:span><text:span text:style-name="T609_16"><text:s/></text:span><text:span text:style-name="T609_17">name</text:span><text:span text:style-name="T609_18"><text:s/></text:span><text:span text:style-name="T609_19">with</text:span><text:span text:style-name="T609_20"><text:s/></text:span><text:span text:style-name="T609_21">modify</text:span><text:span text:style-name="T609_22"><text:s/></text:span><text:span text:style-name="T609_23">step</text:span><text:span text:style-name="T609_24"><text:s text:c="2"/></text:span><text:span text:style-name="T609_25">value</text:span></text:p>
          </table:table-cell>
          <table:table-cell table:style-name="Cell187">
            <text:p text:style-name="P610"><text:span text:style-name="T610_1">{“</text:span><text:span text:style-name="T610_2">category</text:span><text:span text:style-name="T610_3">.</text:span><text:span text:style-name="T610_4">world</text:span><text:span text:style-name="T610_5">”:”-15”,“</text:span><text:span text:style-name="T610_6">category</text:span><text:span text:style-name="T610_7">.</text:span><text:span text:style-name="T610_8">sport</text:span><text:span text:style-name="T610_9">”:”30”}</text:span></text:p>
          </table:table-cell>
        </table:table-row>
      </table:table>
      <text:p text:style-name="P611"/>
      <text:p text:style-name="P612"/>
      <text:p text:style-name="P613"><text:span text:style-name="T613_1">Example</text:span><text:span text:style-name="T613_2">:</text:span><text:span text:style-name="T613_3"><text:s/></text:span></text:p>
      <text:p text:style-name="P614"><text:span text:style-name="T614_1">PUT</text:span><text:span text:style-name="T614_2"><text:s text:c="2"/>/</text:span><text:span text:style-name="T614_3">pserver</text:span><text:span text:style-name="T614_4">/</text:span><text:span text:style-name="T614_5">adlska</text:span><text:span text:style-name="T614_6">615654565</text:span><text:span text:style-name="T614_7">dsdasd</text:span><text:span text:style-name="T614_8">65</text:span><text:span text:style-name="T614_9">a</text:span><text:span text:style-name="T614_10">/</text:span><text:span text:style-name="T614_11">personal</text:span><text:span text:style-name="T614_12">/</text:span><text:span text:style-name="T614_13">users</text:span><text:span text:style-name="T614_14">/</text:span><text:span text:style-name="T614_15">kostas</text:span><text:span text:style-name="T614_16">/</text:span><text:span text:style-name="T614_17">features</text:span><text:span text:style-name="T614_18">/</text:span><text:span text:style-name="T614_19">modify</text:span><text:span text:style-name="T614_20">/{“</text:span><text:span text:style-name="T614_21">category</text:span><text:span text:style-name="T614_22">.</text:span><text:span text:style-name="T614_23">world</text:span><text:span text:style-name="T614_24">”:”-15”}</text:span></text:p>
      <text:p text:style-name="P615"/>
      <text:p text:style-name="P616"><text:span text:style-name="T616_1">Response</text:span><text:span text:style-name="T616_2">:</text:span><text:span text:style-name="T616_3"><text:s text:c="2"/></text:span></text:p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><text:span text:style-name="T626_1">Name</text:span><text:span text:style-name="T626_2">:</text:span><text:span text:style-name="T626_3"><text:s text:c="2"/></text:span><text:span text:style-name="T626_4">Get</text:span><text:span text:style-name="T626_5"><text:s/></text:span><text:span text:style-name="T626_6">User</text:span><text:span text:style-name="T626_7">’</text:span><text:span text:style-name="T626_8">s</text:span><text:span text:style-name="T626_9"><text:s/></text:span><text:span text:style-name="T626_10">Attributes</text:span></text:p>
      <text:p text:style-name="P627"/>
      <text:p text:style-name="P628"><text:span text:style-name="T628_1">Method</text:span><text:span text:style-name="T628_2">:</text:span><text:span text:style-name="T628_3"><text:s/></text:span><text:span text:style-name="T628_4">GET</text:span></text:p>
      <text:p text:style-name="P629"/>
      <text:p text:style-name="P630"><text:span text:style-name="T630_1">Description</text:span><text:span text:style-name="T630_2">:</text:span><text:span text:style-name="T630_3"><text:s text:c="2"/></text:span><text:span text:style-name="T630_4">Get</text:span><text:span text:style-name="T630_5"><text:s/></text:span><text:span text:style-name="T630_6">a</text:span><text:span text:style-name="T630_7"><text:s/></text:span><text:span text:style-name="T630_8">list</text:span><text:span text:style-name="T630_9"><text:s/></text:span><text:span text:style-name="T630_10">with</text:span><text:span text:style-name="T630_11"><text:s/></text:span><text:span text:style-name="T630_12">user</text:span><text:span text:style-name="T630_13">’</text:span><text:span text:style-name="T630_14">s</text:span><text:span text:style-name="T630_15"><text:s text:c="2"/></text:span><text:span text:style-name="T630_16">attributes</text:span><text:span text:style-name="T630_17"><text:s/></text:span><text:span text:style-name="T630_18">and</text:span><text:span text:style-name="T630_19"><text:s/></text:span><text:span text:style-name="T630_20">their</text:span><text:span text:style-name="T630_21"><text:s/></text:span><text:span text:style-name="T630_22">values</text:span></text:p>
      <text:p text:style-name="P631"><text:span text:style-name="T631_1"><text:s/></text:span></text:p>
      <text:p text:style-name="P632"><text:span text:style-name="T632_1">URL</text:span><text:span text:style-name="T632_2">:</text:span><text:span text:style-name="T632_3"><text:s text:c="2"/>/</text:span><text:span text:style-name="T632_4">pserver</text:span><text:span text:style-name="T632_5">/:</text:span><text:span text:style-name="T632_6">ClientKey</text:span><text:span text:style-name="T632_7">/</text:span><text:span text:style-name="T632_8">personal</text:span><text:span text:style-name="T632_9">/</text:span><text:span text:style-name="T632_10">users</text:span><text:span text:style-name="T632_11">/:</text:span><text:span text:style-name="T632_12">User</text:span><text:span text:style-name="T632_13">/</text:span><text:span text:style-name="T632_14">attributes</text:span></text:p>
      <text:p text:style-name="P633"><text:span text:style-name="T633_1"><text:s/></text:span></text:p>
      <text:p text:style-name="P634"><text:span text:style-name="T634_1">Path</text:span><text:span text:style-name="T634_2">:</text:span><text:span text:style-name="T634_3"><text:s text:c="2"/>:</text:span><text:span text:style-name="T634_4">ClientKey</text:span><text:span text:style-name="T634_5">/</text:span><text:span text:style-name="T634_6">personal</text:span><text:span text:style-name="T634_7">/</text:span><text:span text:style-name="T634_8">users</text:span><text:span text:style-name="T634_9">/:</text:span><text:span text:style-name="T634_10">User</text:span><text:span text:style-name="T634_11">/</text:span><text:span text:style-name="T634_12">attributes</text:span></text:p>
      <text:p text:style-name="P635"/>
      <text:p text:style-name="P636"><text:span text:style-name="T636_1">Parameters</text:span><text:span text:style-name="T636_2">:</text:span><text:span text:style-name="T636_3"><text:s text:c="2"/></text:span></text:p>
      <text:p text:style-name="P637"/>
      <table:table table:style-name="Table16">
        <table:table-column table:style-name="Column60"/>
        <table:table-column table:style-name="Column61"/>
        <table:table-column table:style-name="Column62"/>
        <table:table-column table:style-name="Column63"/>
        <table:table-row table:style-name="Row52">
          <table:table-cell table:style-name="Cell188">
            <text:p text:style-name="P638"><text:span text:style-name="T638_1">:</text:span><text:span text:style-name="T638_2">ClientKey</text:span></text:p>
          </table:table-cell>
          <table:table-cell table:style-name="Cell189">
            <text:p text:style-name="P639"><text:span text:style-name="T639_1">Required</text:span></text:p>
          </table:table-cell>
          <table:table-cell table:style-name="Cell190">
            <text:p text:style-name="P640"><text:span text:style-name="T640_1">The</text:span><text:span text:style-name="T640_2"><text:s/></text:span><text:span text:style-name="T640_3">client</text:span><text:span text:style-name="T640_4">’</text:span><text:span text:style-name="T640_5">s</text:span><text:span text:style-name="T640_6"><text:s/></text:span><text:span text:style-name="T640_7">API</text:span><text:span text:style-name="T640_8"><text:s/></text:span><text:span text:style-name="T640_9">Key</text:span></text:p>
          </table:table-cell>
          <table:table-cell table:style-name="Cell191">
            <text:p text:style-name="P641"><text:span text:style-name="T641_1">adlska</text:span><text:span text:style-name="T641_2">615654565</text:span><text:span text:style-name="T641_3">dsdasd</text:span><text:span text:style-name="T641_4">65</text:span><text:span text:style-name="T641_5">a</text:span></text:p>
          </table:table-cell>
        </table:table-row>
        <table:table-row table:style-name="Row53">
          <table:table-cell table:style-name="Cell192">
            <text:p text:style-name="P642"><text:span text:style-name="T642_1">:</text:span><text:span text:style-name="T642_2">User</text:span></text:p>
          </table:table-cell>
          <table:table-cell table:style-name="Cell193">
            <text:p text:style-name="P643"><text:span text:style-name="T643_1">Required</text:span></text:p>
          </table:table-cell>
          <table:table-cell table:style-name="Cell194">
            <text:p text:style-name="P644"><text:span text:style-name="T644_1">The</text:span><text:span text:style-name="T644_2"><text:s/></text:span><text:span text:style-name="T644_3">user</text:span><text:span text:style-name="T644_4">’</text:span><text:span text:style-name="T644_5">s</text:span><text:span text:style-name="T644_6"><text:s/></text:span><text:span text:style-name="T644_7">name</text:span></text:p>
          </table:table-cell>
          <table:table-cell table:style-name="Cell195">
            <text:p text:style-name="P645"><text:span text:style-name="T645_1">kostas</text:span></text:p>
          </table:table-cell>
        </table:table-row>
        <table:table-row table:style-name="Row54">
          <table:table-cell table:style-name="Cell196">
            <text:p text:style-name="P646"><text:span text:style-name="T646_1">pattern</text:span></text:p>
          </table:table-cell>
          <table:table-cell table:style-name="Cell197">
            <text:p text:style-name="P647"><text:span text:style-name="T647_1">optional</text:span></text:p>
          </table:table-cell>
          <table:table-cell table:style-name="Cell198">
            <text:p text:style-name="P648"><text:span text:style-name="T648_1">The</text:span><text:span text:style-name="T648_2"><text:s/></text:span><text:span text:style-name="T648_3">attribute</text:span><text:span text:style-name="T648_4"><text:s/></text:span><text:span text:style-name="T648_5">pattern</text:span></text:p>
          </table:table-cell>
          <table:table-cell table:style-name="Cell199">
            <text:p text:style-name="P649"><text:span text:style-name="T649_1">pattern</text:span><text:span text:style-name="T649_2">=</text:span><text:span text:style-name="T649_3">ge</text:span><text:span text:style-name="T649_4">*</text:span></text:p>
          </table:table-cell>
        </table:table-row>
        <table:table-row table:style-name="Row55">
          <table:table-cell table:style-name="Cell200">
            <text:p text:style-name="P650"><text:span text:style-name="T650_1">page</text:span></text:p>
          </table:table-cell>
          <table:table-cell table:style-name="Cell201">
            <text:p text:style-name="P651"><text:span text:style-name="T651_1">optional</text:span></text:p>
          </table:table-cell>
          <table:table-cell table:style-name="Cell202">
            <text:p text:style-name="P652"><text:span text:style-name="T652_1">The</text:span><text:span text:style-name="T652_2"><text:s/></text:span><text:span text:style-name="T652_3">number</text:span><text:span text:style-name="T652_4"><text:s/></text:span><text:span text:style-name="T652_5">of</text:span><text:span text:style-name="T652_6"><text:s/></text:span><text:span text:style-name="T652_7">the</text:span><text:span text:style-name="T652_8"><text:s/></text:span><text:span text:style-name="T652_9">page</text:span><text:span text:style-name="T652_10">.<text:s/></text:span><text:span text:style-name="T652_11">Start</text:span><text:span text:style-name="T652_12"><text:s/></text:span><text:span text:style-name="T652_13">from</text:span><text:span text:style-name="T652_14"><text:s/></text:span><text:span text:style-name="T652_15">number</text:span><text:span text:style-name="T652_16"><text:s/>1</text:span></text:p>
          </table:table-cell>
          <table:table-cell table:style-name="Cell203">
            <text:p text:style-name="P653"><text:span text:style-name="T653_1">page</text:span><text:span text:style-name="T653_2">=1</text:span></text:p>
          </table:table-cell>
        </table:table-row>
      </table:table>
      <text:p text:style-name="P654"/>
      <text:p text:style-name="P655"/>
      <text:p text:style-name="P656"><text:span text:style-name="T656_1">Example</text:span><text:span text:style-name="T656_2">:</text:span><text:span text:style-name="T656_3"><text:s/></text:span></text:p>
      <text:p text:style-name="P657"><text:span text:style-name="T657_1">GET</text:span><text:span text:style-name="T657_2"><text:s text:c="2"/>/</text:span><text:span text:style-name="T657_3">pserver</text:span><text:span text:style-name="T657_4">/</text:span><text:span text:style-name="T657_5">adlska</text:span><text:span text:style-name="T657_6">615654565</text:span><text:span text:style-name="T657_7">dsdasd</text:span><text:span text:style-name="T657_8">65</text:span><text:span text:style-name="T657_9">a</text:span><text:span text:style-name="T657_10">/</text:span><text:span text:style-name="T657_11">personal</text:span><text:span text:style-name="T657_12">/</text:span><text:span text:style-name="T657_13">users</text:span><text:span text:style-name="T657_14">/</text:span><text:span text:style-name="T657_15">kostas</text:span><text:span text:style-name="T657_16">/</text:span><text:span text:style-name="T657_17">attributes</text:span><text:span text:style-name="T657_18">?</text:span><text:span text:style-name="T657_19">page</text:span><text:span text:style-name="T657_20">=1</text:span></text:p>
      <text:p text:style-name="P658"/>
      <text:p text:style-name="P659"><text:span text:style-name="T659_1">Response</text:span><text:span text:style-name="T659_2">:</text:span><text:span text:style-name="T659_3"><text:s text:c="2"/></text:span></text:p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><text:span text:style-name="T669_1">Name</text:span><text:span text:style-name="T669_2">:</text:span><text:span text:style-name="T669_3"><text:s text:c="2"/></text:span><text:span text:style-name="T669_4">Get</text:span><text:span text:style-name="T669_5"><text:s/></text:span><text:span text:style-name="T669_6">User</text:span><text:span text:style-name="T669_7">’</text:span><text:span text:style-name="T669_8">s</text:span><text:span text:style-name="T669_9"><text:s/></text:span><text:span text:style-name="T669_10">Profile</text:span></text:p>
      <text:p text:style-name="P670"/>
      <text:p text:style-name="P671"><text:span text:style-name="T671_1">Method</text:span><text:span text:style-name="T671_2">:</text:span><text:span text:style-name="T671_3"><text:s/></text:span><text:span text:style-name="T671_4">GET</text:span></text:p>
      <text:p text:style-name="P672"/>
      <text:p text:style-name="P673"><text:span text:style-name="T673_1">Description</text:span><text:span text:style-name="T673_2">:</text:span><text:span text:style-name="T673_3"><text:s text:c="2"/></text:span><text:span text:style-name="T673_4">Get</text:span><text:span text:style-name="T673_5"><text:s/></text:span><text:span text:style-name="T673_6">user</text:span><text:span text:style-name="T673_7">’</text:span><text:span text:style-name="T673_8">s</text:span><text:span text:style-name="T673_9"><text:s text:c="2"/></text:span><text:span text:style-name="T673_10">profile</text:span></text:p>
      <text:p text:style-name="P674"><text:span text:style-name="T674_1"><text:s/></text:span></text:p>
      <text:p text:style-name="P675"><text:span text:style-name="T675_1">URL</text:span><text:span text:style-name="T675_2">:</text:span><text:span text:style-name="T675_3"><text:s text:c="2"/>/</text:span><text:span text:style-name="T675_4">pserver</text:span><text:span text:style-name="T675_5">/:</text:span><text:span text:style-name="T675_6">ClientKey</text:span><text:span text:style-name="T675_7">/</text:span><text:span text:style-name="T675_8">personal</text:span><text:span text:style-name="T675_9">/</text:span><text:span text:style-name="T675_10">users</text:span><text:span text:style-name="T675_11">/:</text:span><text:span text:style-name="T675_12">User</text:span><text:span text:style-name="T675_13">/</text:span><text:span text:style-name="T675_14">features</text:span></text:p>
      <text:p text:style-name="P676"><text:span text:style-name="T676_1"><text:s/></text:span></text:p>
      <text:p text:style-name="P677"><text:span text:style-name="T677_1">Path</text:span><text:span text:style-name="T677_2">:</text:span><text:span text:style-name="T677_3"><text:s text:c="2"/>:</text:span><text:span text:style-name="T677_4">ClientKey</text:span><text:span text:style-name="T677_5">/</text:span><text:span text:style-name="T677_6">personal</text:span><text:span text:style-name="T677_7">/</text:span><text:span text:style-name="T677_8">users</text:span><text:span text:style-name="T677_9">/:</text:span><text:span text:style-name="T677_10">User</text:span><text:span text:style-name="T677_11">/</text:span><text:span text:style-name="T677_12">features</text:span></text:p>
      <text:p text:style-name="P678"/>
      <text:p text:style-name="P679"><text:span text:style-name="T679_1">Parameters</text:span><text:span text:style-name="T679_2">:</text:span><text:span text:style-name="T679_3"><text:s text:c="2"/></text:span></text:p>
      <text:p text:style-name="P680"/>
      <table:table table:style-name="Table17">
        <table:table-column table:style-name="Column64"/>
        <table:table-column table:style-name="Column65"/>
        <table:table-column table:style-name="Column66"/>
        <table:table-column table:style-name="Column67"/>
        <table:table-row table:style-name="Row56">
          <table:table-cell table:style-name="Cell204">
            <text:p text:style-name="P681"><text:span text:style-name="T681_1">:</text:span><text:span text:style-name="T681_2">ClientKey</text:span></text:p>
          </table:table-cell>
          <table:table-cell table:style-name="Cell205">
            <text:p text:style-name="P682"><text:span text:style-name="T682_1">Required</text:span></text:p>
          </table:table-cell>
          <table:table-cell table:style-name="Cell206">
            <text:p text:style-name="P683"><text:span text:style-name="T683_1">The</text:span><text:span text:style-name="T683_2"><text:s/></text:span><text:span text:style-name="T683_3">client</text:span><text:span text:style-name="T683_4">’</text:span><text:span text:style-name="T683_5">s</text:span><text:span text:style-name="T683_6"><text:s/></text:span><text:span text:style-name="T683_7">API</text:span><text:span text:style-name="T683_8"><text:s/></text:span><text:span text:style-name="T683_9">Key</text:span></text:p>
          </table:table-cell>
          <table:table-cell table:style-name="Cell207">
            <text:p text:style-name="P684"><text:span text:style-name="T684_1">adlska</text:span><text:span text:style-name="T684_2">615654565</text:span><text:span text:style-name="T684_3">dsdasd</text:span><text:span text:style-name="T684_4">65</text:span><text:span text:style-name="T684_5">a</text:span></text:p>
          </table:table-cell>
        </table:table-row>
        <table:table-row table:style-name="Row57">
          <table:table-cell table:style-name="Cell208">
            <text:p text:style-name="P685"><text:span text:style-name="T685_1">:</text:span><text:span text:style-name="T685_2">User</text:span></text:p>
          </table:table-cell>
          <table:table-cell table:style-name="Cell209">
            <text:p text:style-name="P686"><text:span text:style-name="T686_1">Required</text:span></text:p>
          </table:table-cell>
          <table:table-cell table:style-name="Cell210">
            <text:p text:style-name="P687"><text:span text:style-name="T687_1">The</text:span><text:span text:style-name="T687_2"><text:s/></text:span><text:span text:style-name="T687_3">user</text:span><text:span text:style-name="T687_4">’</text:span><text:span text:style-name="T687_5">s</text:span><text:span text:style-name="T687_6"><text:s/></text:span><text:span text:style-name="T687_7">name</text:span></text:p>
          </table:table-cell>
          <table:table-cell table:style-name="Cell211">
            <text:p text:style-name="P688"><text:span text:style-name="T688_1">kostas</text:span></text:p>
          </table:table-cell>
        </table:table-row>
        <table:table-row table:style-name="Row58">
          <table:table-cell table:style-name="Cell212">
            <text:p text:style-name="P689"><text:span text:style-name="T689_1">pattern</text:span></text:p>
          </table:table-cell>
          <table:table-cell table:style-name="Cell213">
            <text:p text:style-name="P690"><text:span text:style-name="T690_1">optional</text:span></text:p>
          </table:table-cell>
          <table:table-cell table:style-name="Cell214">
            <text:p text:style-name="P691"><text:span text:style-name="T691_1">The</text:span><text:span text:style-name="T691_2"><text:s/></text:span><text:span text:style-name="T691_3">feature</text:span><text:span text:style-name="T691_4"><text:s/></text:span><text:span text:style-name="T691_5">pattern</text:span></text:p>
          </table:table-cell>
          <table:table-cell table:style-name="Cell215">
            <text:p text:style-name="P692"><text:span text:style-name="T692_1">pattern</text:span><text:span text:style-name="T692_2">=</text:span><text:span text:style-name="T692_3">category</text:span><text:span text:style-name="T692_4">.*</text:span></text:p>
          </table:table-cell>
        </table:table-row>
        <table:table-row table:style-name="Row59">
          <table:table-cell table:style-name="Cell216">
            <text:p text:style-name="P693"><text:span text:style-name="T693_1">page</text:span></text:p>
          </table:table-cell>
          <table:table-cell table:style-name="Cell217">
            <text:p text:style-name="P694"><text:span text:style-name="T694_1">optional</text:span></text:p>
          </table:table-cell>
          <table:table-cell table:style-name="Cell218">
            <text:p text:style-name="P695"><text:span text:style-name="T695_1">The</text:span><text:span text:style-name="T695_2"><text:s/></text:span><text:span text:style-name="T695_3">number</text:span><text:span text:style-name="T695_4"><text:s/></text:span><text:span text:style-name="T695_5">of</text:span><text:span text:style-name="T695_6"><text:s/></text:span><text:span text:style-name="T695_7">the</text:span><text:span text:style-name="T695_8"><text:s/></text:span><text:span text:style-name="T695_9">page</text:span><text:span text:style-name="T695_10">.<text:s/></text:span><text:span text:style-name="T695_11">Start</text:span><text:span text:style-name="T695_12"><text:s/></text:span><text:span text:style-name="T695_13">from</text:span><text:span text:style-name="T695_14"><text:s/></text:span><text:span text:style-name="T695_15">number</text:span><text:span text:style-name="T695_16"><text:s/>1</text:span></text:p>
          </table:table-cell>
          <table:table-cell table:style-name="Cell219">
            <text:p text:style-name="P696"><text:span text:style-name="T696_1">page</text:span><text:span text:style-name="T696_2">=1</text:span></text:p>
          </table:table-cell>
        </table:table-row>
      </table:table>
      <text:p text:style-name="P697"/>
      <text:p text:style-name="P698"/>
      <text:p text:style-name="P699"><text:span text:style-name="T699_1">Example</text:span><text:span text:style-name="T699_2">:</text:span><text:span text:style-name="T699_3"><text:s/></text:span></text:p>
      <text:p text:style-name="P700"><text:span text:style-name="T700_1">GET</text:span><text:span text:style-name="T700_2"><text:s text:c="2"/>/</text:span><text:span text:style-name="T700_3">pserver</text:span><text:span text:style-name="T700_4">/</text:span><text:span text:style-name="T700_5">adlska</text:span><text:span text:style-name="T700_6">615654565</text:span><text:span text:style-name="T700_7">dsdasd</text:span><text:span text:style-name="T700_8">65</text:span><text:span text:style-name="T700_9">a</text:span><text:span text:style-name="T700_10">/</text:span><text:span text:style-name="T700_11">personal</text:span><text:span text:style-name="T700_12">/</text:span><text:span text:style-name="T700_13">users</text:span><text:span text:style-name="T700_14">/</text:span><text:span text:style-name="T700_15">kostas</text:span><text:span text:style-name="T700_16">/</text:span><text:span text:style-name="T700_17">features</text:span><text:span text:style-name="T700_18">?</text:span><text:span text:style-name="T700_19">page</text:span><text:span text:style-name="T700_20">=1</text:span></text:p>
      <text:p text:style-name="P701"/>
      <text:p text:style-name="P702"><text:span text:style-name="T702_1">Response</text:span><text:span text:style-name="T702_2">:</text:span><text:span text:style-name="T702_3"><text:s text:c="2"/></text:span></text:p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h text:style-name="P712" text:outline-level="10"><text:bookmark-start text:name="h.fn6m8ncmdgth"/><text:bookmark-end text:name="h.fn6m8ncmdgth"/><text:span text:style-name="T712_1">1.2<text:s/>-<text:s/></text:span><text:span text:style-name="T712_2">Stereotype</text:span><text:span text:style-name="T712_3"><text:s/>(</text:span><text:span text:style-name="T712_4">Resource</text:span><text:span text:style-name="T712_5">)</text:span></text:h>
      <text:p text:style-name="P713"/>
      <text:p text:style-name="P714"/>
      <text:p text:style-name="P715"/>
      <text:p text:style-name="P716"/>
      <text:p text:style-name="P717"/>
      <text:p text:style-name="P718"/>
      <text:h text:style-name="P719" text:outline-level="10"><text:bookmark-start text:name="h.w57v5mciy7ql"/><text:bookmark-end text:name="h.w57v5mciy7ql"/><text:span text:style-name="T719_1">1.3<text:s/>-<text:s/></text:span><text:span text:style-name="T719_2">Community</text:span><text:span text:style-name="T719_3"><text:s/>(</text:span><text:span text:style-name="T719_4">Resource</text:span><text:span text:style-name="T719_5">)</text:span></text:h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h text:style-name="P736" text:outline-level="10"><text:bookmark-start text:name="h.qcgxsuuya5yh"/><text:bookmark-end text:name="h.qcgxsuuya5yh"/><text:span text:style-name="T736_1">2<text:s/>-<text:s/></text:span><text:span text:style-name="T736_2">Data</text:span><text:span text:style-name="T736_3"><text:s/></text:span><text:span text:style-name="T736_4">Sources</text:span><text:span text:style-name="T736_5"><text:s/></text:span><text:span text:style-name="T736_6">API</text:span><text:span text:style-name="T736_7"><text:s/>(</text:span><text:span text:style-name="T736_8">Servlet</text:span><text:span text:style-name="T736_9">)</text:span></text:h>
      <text:p text:style-name="P737"/>
      <text:p text:style-name="P738"/>
      <text:p text:style-name="P739"/>
      <text:h text:style-name="P740" text:outline-level="10"><text:bookmark-start text:name="h.60pvz7jjz1u2"/><text:bookmark-end text:name="h.60pvz7jjz1u2"/><text:span text:style-name="T740_1">3<text:s/>-<text:s/></text:span><text:span text:style-name="T740_2">Admin</text:span><text:span text:style-name="T740_3"><text:s/></text:span><text:span text:style-name="T740_4">API</text:span><text:span text:style-name="T740_5"><text:s/>(</text:span><text:span text:style-name="T740_6">Servlet</text:span><text:span text:style-name="T740_7">)</text:span></text:h>
      <text:p text:style-name="P741"/>
      <text:p text:style-name="P742"/>
      <text:h text:style-name="P743" text:outline-level="10"><text:bookmark-start text:name="h.uahqqmrn1tva"/><text:bookmark-end text:name="h.uahqqmrn1tva"/><text:span text:style-name="T743_1">4<text:s/>-<text:s/></text:span><text:span text:style-name="T743_2">Recommendation</text:span><text:span text:style-name="T743_3"><text:s/></text:span><text:span text:style-name="T743_4">API</text:span><text:span text:style-name="T743_5"><text:s/>(</text:span><text:span text:style-name="T743_6">Servlet</text:span><text:span text:style-name="T743_7">)</text:span></text:h>
      <text:p text:style-name="P744"/>
      <text:p text:style-name="P745"/>
      <text:p text:style-name="P746"/>
      <text:h text:style-name="P747" text:outline-level="10"><text:bookmark-start text:name="h.iry4rxxkag5t"/><text:bookmark-end text:name="h.iry4rxxkag5t"/><text:span text:style-name="T747_1">5<text:s/>-<text:s/></text:span><text:span text:style-name="T747_2">Reporting</text:span><text:span text:style-name="T747_3"><text:s/></text:span><text:span text:style-name="T747_4">API</text:span><text:span text:style-name="T747_5"><text:s/>(</text:span><text:span text:style-name="T747_6">Servlet</text:span><text:span text:style-name="T747_7">)</text:span></text:h>
      <text:p text:style-name="P748"/>
      <text:p text:style-name="P749"/>
      <text:p text:style-name="P750"/>
      <text:p text:style-name="P751"/>
      <text:h text:style-name="P752" text:outline-level="10"><text:bookmark-start text:name="h.6374jko1r16x"/><text:bookmark-end text:name="h.6374jko1r16x"/><text:span text:style-name="T752_1">6<text:s/>-<text:s/></text:span><text:span text:style-name="T752_2">Messaging</text:span><text:span text:style-name="T752_3"><text:s/></text:span><text:span text:style-name="T752_4">API</text:span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